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tyles.xml"/>
  <manifest:file-entry manifest:media-type="text/xml" manifest:full-path="Object 51/settings.xml"/>
  <manifest:file-entry manifest:media-type="application/vnd.oasis.opendocument.graphics"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tyles.xml"/>
  <manifest:file-entry manifest:media-type="text/xml" manifest:full-path="Object 56/settings.xml"/>
  <manifest:file-entry manifest:media-type="application/vnd.oasis.opendocument.graphics"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Bold" svg:font-family="Times-Bold"/>
    <style:font-face style:name="Courier New1" svg:font-family="'Courier New'" style:font-family-generic="modern"/>
    <style:font-face style:name="Times-Italic" svg:font-family="Times-Italic"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8" style:family="table">
      <style:table-properties style:width="17.699cm" table:align="margins" style:writing-mode="lr-tb"/>
    </style:style>
    <style:style style:name="Table8.A" style:family="table-column">
      <style:table-column-properties style:column-width="17.699cm" style:rel-column-width="65535*"/>
    </style:style>
    <style:style style:name="Table8.A1" style:family="table-cell">
      <style:table-cell-properties fo:padding="0.097cm" fo:border="none"/>
    </style:style>
    <style:style style:name="Table9" style:family="table">
      <style:table-properties style:width="17.699cm" table:align="margins" style:writing-mode="lr-tb"/>
    </style:style>
    <style:style style:name="Table9.A" style:family="table-column">
      <style:table-column-properties style:column-width="17.699cm" style:rel-column-width="65535*"/>
    </style:style>
    <style:style style:name="Table9.A1" style:family="table-cell">
      <style:table-cell-properties fo:padding="0.097cm" fo:border="none"/>
    </style:style>
    <style:style style:name="Table10" style:family="table">
      <style:table-properties style:width="17.699cm" fo:break-before="auto" fo:break-after="auto" table:align="margins" fo:keep-with-next="auto" style:writing-mode="lr-tb"/>
    </style:style>
    <style:style style:name="Table10.A" style:family="table-column">
      <style:table-column-properties style:column-width="17.699cm" style:rel-column-width="65535*"/>
    </style:style>
    <style:style style:name="Table10.1" style:family="table-row">
      <style:table-row-properties style:min-row-height="16.536cm"/>
    </style:style>
    <style:style style:name="Table10.A1" style:family="table-cell">
      <style:table-cell-properties fo:background-color="transparent" fo:padding="0.097cm" fo:border="none">
        <style:background-image/>
      </style:table-cell-properties>
    </style:style>
    <style:style style:name="Table10.A2" style:family="table-cell">
      <style:table-cell-properties fo:padding="0.097cm" fo:border="none"/>
    </style:style>
    <style:style style:name="Table19" style:family="table">
      <style:table-properties style:width="17.699cm" table:align="margins" style:may-break-between-rows="false" style:writing-mode="lr-tb"/>
    </style:style>
    <style:style style:name="Table19.A" style:family="table-column">
      <style:table-column-properties style:column-width="17.699cm" style:rel-column-width="65535*"/>
    </style:style>
    <style:style style:name="Table19.1" style:family="table-row">
      <style:table-row-properties style:min-row-height="9.79cm"/>
    </style:style>
    <style:style style:name="Table19.A1" style:family="table-cell">
      <style:table-cell-properties fo:padding="0.097cm" fo:border="none"/>
    </style:style>
    <style:style style:name="Table2" style:family="table">
      <style:table-properties style:width="17.699cm" table:align="margins" style:writing-mode="lr-tb"/>
    </style:style>
    <style:style style:name="Table2.A" style:family="table-column">
      <style:table-column-properties style:column-width="17.699cm" style:rel-column-width="65535*"/>
    </style:style>
    <style:style style:name="Table2.1" style:family="table-row">
      <style:table-row-properties style:min-row-height="9.79cm"/>
    </style:style>
    <style:style style:name="Table2.A1" style:family="table-cell">
      <style:table-cell-properties fo:padding="0.097cm" fo:border="none"/>
    </style:style>
    <style:style style:name="Table5" style:family="table">
      <style:table-properties style:width="17.699cm" table:align="margins" style:writing-mode="lr-tb"/>
    </style:style>
    <style:style style:name="Table5.A" style:family="table-column">
      <style:table-column-properties style:column-width="17.699cm" style:rel-column-width="65535*"/>
    </style:style>
    <style:style style:name="Table5.A1" style:family="table-cell">
      <style:table-cell-properties fo:padding="0.097cm" fo:border="none"/>
    </style:style>
    <style:style style:name="Table6" style:family="table">
      <style:table-properties style:width="17.699cm" table:align="margins" style:writing-mode="lr-tb"/>
    </style:style>
    <style:style style:name="Table6.A" style:family="table-column">
      <style:table-column-properties style:column-width="17.699cm" style:rel-column-width="65535*"/>
    </style:style>
    <style:style style:name="Table6.A1" style:family="table-cell">
      <style:table-cell-properties fo:padding="0.097cm" fo:border="none"/>
    </style:style>
    <style:style style:name="Table7" style:family="table">
      <style:table-properties style:width="17.699cm" table:align="margins" style:writing-mode="lr-tb"/>
    </style:style>
    <style:style style:name="Table7.A" style:family="table-column">
      <style:table-column-properties style:column-width="17.699cm" style:rel-column-width="65535*"/>
    </style:style>
    <style:style style:name="Table7.A1" style:family="table-cell">
      <style:table-cell-properties fo:padding="0.097cm" fo:border="none"/>
    </style:style>
    <style:style style:name="Table7.2" style:family="table-row">
      <style:table-row-properties style:min-row-height="0.764cm"/>
    </style:style>
    <style:style style:name="Table1" style:family="table">
      <style:table-properties style:width="13.958cm" table:align="left" style:may-break-between-rows="false" style:writing-mode="lr-tb"/>
    </style:style>
    <style:style style:name="Table1.A" style:family="table-column">
      <style:table-column-properties style:column-width="3.242cm"/>
    </style:style>
    <style:style style:name="Table1.B" style:family="table-column">
      <style:table-column-properties style:column-width="5.666cm"/>
    </style:style>
    <style:style style:name="Table1.C" style:family="table-column">
      <style:table-column-properties style:column-width="5.05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0" style:family="table">
      <style:table-properties style:width="17.699cm" table:align="margins" style:may-break-between-rows="false" style:writing-mode="lr-tb"/>
    </style:style>
    <style:style style:name="Table20.A" style:family="table-column">
      <style:table-column-properties style:column-width="17.699cm" style:rel-column-width="65535*"/>
    </style:style>
    <style:style style:name="Table20.1" style:family="table-row">
      <style:table-row-properties style:min-row-height="9.79cm"/>
    </style:style>
    <style:style style:name="Table20.A1" style:family="table-cell">
      <style:table-cell-properties fo:padding="0.097cm" fo:border="none"/>
    </style:style>
    <style:style style:name="Table24" style:family="table">
      <style:table-properties style:width="17.699cm" table:align="margins" style:may-break-between-rows="false" style:writing-mode="lr-tb"/>
    </style:style>
    <style:style style:name="Table24.A" style:family="table-column">
      <style:table-column-properties style:column-width="17.699cm" style:rel-column-width="65535*"/>
    </style:style>
    <style:style style:name="Table24.1" style:family="table-row">
      <style:table-row-properties style:min-row-height="9.79cm"/>
    </style:style>
    <style:style style:name="Table24.A1" style:family="table-cell">
      <style:table-cell-properties fo:padding="0.097cm" fo:border="none"/>
    </style:style>
    <style:style style:name="Table21" style:family="table">
      <style:table-properties style:width="17.699cm" table:align="margins" style:may-break-between-rows="false" style:writing-mode="lr-tb"/>
    </style:style>
    <style:style style:name="Table21.A" style:family="table-column">
      <style:table-column-properties style:column-width="17.699cm" style:rel-column-width="65535*"/>
    </style:style>
    <style:style style:name="Table21.1" style:family="table-row">
      <style:table-row-properties style:min-row-height="9.79cm"/>
    </style:style>
    <style:style style:name="Table21.A1" style:family="table-cell">
      <style:table-cell-properties fo:padding="0.097cm" fo:border="none"/>
    </style:style>
    <style:style style:name="Table26" style:family="table">
      <style:table-properties style:width="17.699cm" table:align="margins" style:may-break-between-rows="false" style:writing-mode="lr-tb"/>
    </style:style>
    <style:style style:name="Table26.A" style:family="table-column">
      <style:table-column-properties style:column-width="17.699cm" style:rel-column-width="65535*"/>
    </style:style>
    <style:style style:name="Table26.1" style:family="table-row">
      <style:table-row-properties style:min-row-height="9.79cm"/>
    </style:style>
    <style:style style:name="Table26.A1" style:family="table-cell">
      <style:table-cell-properties fo:padding="0.097cm" fo:border="none"/>
    </style:style>
    <style:style style:name="Table22" style:family="table">
      <style:table-properties style:width="10.135cm" fo:margin-left="0cm" fo:margin-right="7.564cm" table:align="margins" style:may-break-between-rows="false" style:writing-mode="lr-tb"/>
    </style:style>
    <style:style style:name="Table22.A" style:family="table-column">
      <style:table-column-properties style:column-width="4.519cm" style:rel-column-width="29220*"/>
    </style:style>
    <style:style style:name="Table22.B" style:family="table-column">
      <style:table-column-properties style:column-width="2.746cm" style:rel-column-width="17758*"/>
    </style:style>
    <style:style style:name="Table22.C" style:family="table-column">
      <style:table-column-properties style:column-width="2.87cm" style:rel-column-width="18557*"/>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9" style:family="table">
      <style:table-properties style:width="17.699cm" table:align="margins" style:writing-mode="lr-tb"/>
    </style:style>
    <style:style style:name="Table29.A" style:family="table-column">
      <style:table-column-properties style:column-width="16.245cm" style:rel-column-width="60153*"/>
    </style:style>
    <style:style style:name="Table29.B" style:family="table-column">
      <style:table-column-properties style:column-width="1.453cm" style:rel-column-width="5382*"/>
    </style:style>
    <style:style style:name="Table29.A1" style:family="table-cell">
      <style:table-cell-properties style:vertical-align="middle" fo:padding="0.097cm" fo:border="none"/>
    </style:style>
    <style:style style:name="Table25" style:family="table">
      <style:table-properties style:width="17.699cm" fo:break-before="auto" fo:break-after="auto" table:align="margins" fo:keep-with-next="auto" style:may-break-between-rows="false" style:writing-mode="lr-tb"/>
    </style:style>
    <style:style style:name="Table25.A" style:family="table-column">
      <style:table-column-properties style:column-width="17.699cm" style:rel-column-width="65535*"/>
    </style:style>
    <style:style style:name="Table25.1" style:family="table-row">
      <style:table-row-properties style:min-row-height="5.413cm"/>
    </style:style>
    <style:style style:name="Table25.A1" style:family="table-cell">
      <style:table-cell-properties fo:background-color="transparent" fo:padding="0.097cm" fo:border="none">
        <style:background-image/>
      </style:table-cell-properties>
    </style:style>
    <style:style style:name="Table25.2" style:family="table-row">
      <style:table-row-properties style:min-row-height="0.102cm"/>
    </style:style>
    <style:style style:name="Table25.A2" style:family="table-cell">
      <style:table-cell-properties fo:padding="0.097cm" fo:border="none"/>
    </style:style>
    <style:style style:name="Table23" style:family="table">
      <style:table-properties style:width="17.699cm" table:align="margins" style:may-break-between-rows="false" style:writing-mode="lr-tb"/>
    </style:style>
    <style:style style:name="Table23.A" style:family="table-column">
      <style:table-column-properties style:column-width="17.699cm" style:rel-column-width="65535*"/>
    </style:style>
    <style:style style:name="Table23.A1" style:family="table-cell">
      <style:table-cell-properties fo:padding="0.097cm" fo:border="none"/>
    </style:style>
    <style:style style:name="Table27" style:family="table">
      <style:table-properties style:width="17.699cm" table:align="margins" style:may-break-between-rows="false" style:writing-mode="lr-tb"/>
    </style:style>
    <style:style style:name="Table27.A" style:family="table-column">
      <style:table-column-properties style:column-width="17.699cm" style:rel-column-width="65535*"/>
    </style:style>
    <style:style style:name="Table27.A1" style:family="table-cell">
      <style:table-cell-properties fo:padding="0.097cm" fo:border="none"/>
    </style:style>
    <style:style style:name="Table28" style:family="table">
      <style:table-properties style:width="17.699cm" table:align="margins" style:may-break-between-rows="false" style:writing-mode="lr-tb"/>
    </style:style>
    <style:style style:name="Table28.A" style:family="table-column">
      <style:table-column-properties style:column-width="17.699cm" style:rel-column-width="65535*"/>
    </style:style>
    <style:style style:name="Table28.A1" style:family="table-cell">
      <style:table-cell-properties fo:padding="0.097cm" fo:border="none"/>
    </style:style>
    <style:style style:name="Table11" style:family="table">
      <style:table-properties style:width="17.699cm" table:align="margins" style:may-break-between-rows="false" style:writing-mode="lr-tb"/>
    </style:style>
    <style:style style:name="Table11.A" style:family="table-column">
      <style:table-column-properties style:column-width="17.699cm" style:rel-column-width="65535*"/>
    </style:style>
    <style:style style:name="Table11.1" style:family="table-row">
      <style:table-row-properties style:min-row-height="8.67cm"/>
    </style:style>
    <style:style style:name="Table11.A1" style:family="table-cell">
      <style:table-cell-properties fo:padding="0.097cm" fo:border="none"/>
    </style:style>
    <style:style style:name="Table12" style:family="table">
      <style:table-properties style:width="17.699cm" table:align="margins" style:may-break-between-rows="false" style:writing-mode="lr-tb"/>
    </style:style>
    <style:style style:name="Table12.A" style:family="table-column">
      <style:table-column-properties style:column-width="17.699cm" style:rel-column-width="65535*"/>
    </style:style>
    <style:style style:name="Table12.A1" style:family="table-cell">
      <style:table-cell-properties fo:background-color="transparent" fo:padding="0.097cm" fo:border="none">
        <style:background-image/>
      </style:table-cell-properties>
    </style:style>
    <style:style style:name="Table12.A2" style:family="table-cell">
      <style:table-cell-properties fo:padding="0.097cm" fo:border="none"/>
    </style:style>
    <style:style style:name="Table13" style:family="table">
      <style:table-properties style:width="17.699cm" table:align="margins" style:may-break-between-rows="false" style:writing-mode="lr-tb"/>
    </style:style>
    <style:style style:name="Table13.A" style:family="table-column">
      <style:table-column-properties style:column-width="17.699cm" style:rel-column-width="65535*"/>
    </style:style>
    <style:style style:name="Table13.A1" style:family="table-cell">
      <style:table-cell-properties fo:padding="0.097cm" fo:border="none"/>
    </style:style>
    <style:style style:name="Table14" style:family="table">
      <style:table-properties style:width="17.699cm" table:align="margins" style:writing-mode="lr-tb"/>
    </style:style>
    <style:style style:name="Table14.A" style:family="table-column">
      <style:table-column-properties style:column-width="16.245cm" style:rel-column-width="60153*"/>
    </style:style>
    <style:style style:name="Table14.B" style:family="table-column">
      <style:table-column-properties style:column-width="1.453cm" style:rel-column-width="5382*"/>
    </style:style>
    <style:style style:name="Table14.A1" style:family="table-cell">
      <style:table-cell-properties style:vertical-align="middle" fo:padding="0.097cm" fo:border="none"/>
    </style:style>
    <style:style style:name="Tabelle4" style:family="table">
      <style:table-properties style:width="17.699cm" table:align="margins" style:writing-mode="lr-tb"/>
    </style:style>
    <style:style style:name="Tabelle4.A" style:family="table-column">
      <style:table-column-properties style:column-width="15.134cm" style:rel-column-width="56038*"/>
    </style:style>
    <style:style style:name="Tabelle4.B" style:family="table-column">
      <style:table-column-properties style:column-width="2.565cm" style:rel-column-width="9497*"/>
    </style:style>
    <style:style style:name="Tabelle4.A1" style:family="table-cell">
      <style:table-cell-properties style:vertical-align="middle" fo:padding="0.097cm" fo:border="none"/>
    </style:style>
    <style:style style:name="Table17" style:family="table">
      <style:table-properties style:width="17.699cm" table:align="margins" style:writing-mode="lr-tb"/>
    </style:style>
    <style:style style:name="Table17.A" style:family="table-column">
      <style:table-column-properties style:column-width="15.134cm" style:rel-column-width="56038*"/>
    </style:style>
    <style:style style:name="Table17.B" style:family="table-column">
      <style:table-column-properties style:column-width="2.565cm" style:rel-column-width="9497*"/>
    </style:style>
    <style:style style:name="Table17.A1" style:family="table-cell">
      <style:table-cell-properties style:vertical-align="middle" fo:padding="0.097cm" fo:border="none"/>
    </style:style>
    <style:style style:name="Table15" style:family="table">
      <style:table-properties style:width="17.699cm" table:align="margins" style:writing-mode="lr-tb"/>
    </style:style>
    <style:style style:name="Table15.A" style:family="table-column">
      <style:table-column-properties style:column-width="15.134cm" style:rel-column-width="56038*"/>
    </style:style>
    <style:style style:name="Table15.B" style:family="table-column">
      <style:table-column-properties style:column-width="2.565cm" style:rel-column-width="9497*"/>
    </style:style>
    <style:style style:name="Table15.A1" style:family="table-cell">
      <style:table-cell-properties style:vertical-align="middle" fo:padding="0.097cm" fo:border="none"/>
    </style:style>
    <style:style style:name="Table18" style:family="table">
      <style:table-properties style:width="17.699cm" table:align="margins" style:writing-mode="lr-tb"/>
    </style:style>
    <style:style style:name="Table18.A" style:family="table-column">
      <style:table-column-properties style:column-width="15.134cm" style:rel-column-width="56038*"/>
    </style:style>
    <style:style style:name="Table18.B" style:family="table-column">
      <style:table-column-properties style:column-width="2.565cm" style:rel-column-width="9497*"/>
    </style:style>
    <style:style style:name="Table18.A1" style:family="table-cell">
      <style:table-cell-properties style:vertical-align="middle" fo:padding="0.097cm" fo:border="none"/>
    </style:style>
    <style:style style:name="Table16" style:family="table">
      <style:table-properties style:width="17.699cm" table:align="margins" style:writing-mode="lr-tb"/>
    </style:style>
    <style:style style:name="Table16.A" style:family="table-column">
      <style:table-column-properties style:column-width="15.134cm" style:rel-column-width="56038*"/>
    </style:style>
    <style:style style:name="Table16.B" style:family="table-column">
      <style:table-column-properties style:column-width="2.565cm" style:rel-column-width="9497*"/>
    </style:style>
    <style:style style:name="Table16.A1" style:family="table-cell">
      <style:table-cell-properties style:vertical-align="middle" fo:padding="0.097cm" fo:border="none"/>
    </style:style>
    <style:style style:name="Table30" style:family="table">
      <style:table-properties style:width="17.699cm" table:align="margins" style:may-break-between-rows="false" style:writing-mode="lr-tb"/>
    </style:style>
    <style:style style:name="Table30.A" style:family="table-column">
      <style:table-column-properties style:column-width="17.699cm" style:rel-column-width="65535*"/>
    </style:style>
    <style:style style:name="Table30.A1" style:family="table-cell">
      <style:table-cell-properties fo:padding="0.097cm" fo:border="none"/>
    </style:style>
    <style:style style:name="Table3" style:family="table">
      <style:table-properties style:width="15.831cm" fo:margin-left="1.593cm" fo:margin-right="0.275cm" table:align="margins" style:writing-mode="lr-tb"/>
    </style:style>
    <style:style style:name="Table3.A" style:family="table-column">
      <style:table-column-properties style:column-width="4.807cm" style:rel-column-width="19897*"/>
    </style:style>
    <style:style style:name="Table3.B" style:family="table-column">
      <style:table-column-properties style:column-width="11.024cm" style:rel-column-width="45638*"/>
    </style:style>
    <style:style style:name="Table3.1" style:family="table-row">
      <style:table-row-properties style:keep-together="true" fo:keep-together="auto"/>
    </style:style>
    <style:style style:name="Table3.A1" style:family="table-cell">
      <style:table-cell-properties style:vertical-align="top" fo:background-color="#333399" fo:padding="0.026cm" fo:border-left="none" fo:border-right="none" fo:border-top="0.018cm solid #000000" fo:border-bottom="0.018cm solid #000000" style:writing-mode="lr-tb">
        <style:background-image/>
      </style:table-cell-properties>
    </style:style>
    <style:style style:name="Table3.A2" style:family="table-cell">
      <style:table-cell-properties style:vertical-align="top" fo:padding="0.026cm" fo:border-left="none" fo:border-right="none" fo:border-top="0.018cm solid #000000" fo:border-bottom="0.018cm solid #000000" style:writing-mode="lr-tb"/>
    </style:style>
    <style:style style:name="Table4" style:family="table">
      <style:table-properties style:width="15.856cm" fo:margin-left="1.588cm" fo:margin-right="0.256cm" table:align="margins" style:writing-mode="lr-tb"/>
    </style:style>
    <style:style style:name="Table4.A" style:family="table-column">
      <style:table-column-properties style:column-width="3.263cm" style:rel-column-width="13489*"/>
    </style:style>
    <style:style style:name="Table4.B" style:family="table-column">
      <style:table-column-properties style:column-width="12.592cm" style:rel-column-width="52046*"/>
    </style:style>
    <style:style style:name="Table4.1" style:family="table-row">
      <style:table-row-properties style:keep-together="true" fo:keep-together="auto"/>
    </style:style>
    <style:style style:name="Table4.A1" style:family="table-cell">
      <style:table-cell-properties style:vertical-align="top" fo:padding="0.191cm" fo:border="none" style:writing-mode="lr-tb"/>
    </style:style>
    <style:style style:name="P1" style:family="paragraph" style:parent-style-name="Footer">
      <style:paragraph-properties fo:text-align="start" style:justify-single-word="false">
        <style:tab-stops>
          <style:tab-stop style:position="17.754cm" style:type="right"/>
        </style:tab-stops>
      </style:paragraph-properties>
    </style:style>
    <style:style style:name="P2" style:family="paragraph" style:parent-style-name="Standard">
      <style:paragraph-properties fo:text-align="end" style:justify-single-word="false"/>
      <style:text-properties style:font-name="Arial" style:font-name-complex="Arial"/>
    </style:style>
    <style:style style:name="P3" style:family="paragraph" style:parent-style-name="Standard">
      <style:paragraph-properties fo:text-align="start" style:justify-single-word="false"/>
      <style:text-properties style:font-name="Arial" style:font-name-complex="Arial"/>
    </style:style>
    <style:style style:name="P4" style:family="paragraph" style:parent-style-name="Standard">
      <style:paragraph-properties fo:text-align="start" style:justify-single-word="false"/>
      <style:text-properties fo:color="#333399" style:font-name="Arial" fo:font-size="36pt" fo:font-style="italic" fo:font-weight="bold" style:font-size-asian="36pt" style:font-style-asian="italic" style:font-weight-asian="bold" style:font-name-complex="Arial" style:font-style-complex="italic" style:font-weight-complex="bold"/>
    </style:style>
    <style:style style:name="P5" style:family="paragraph" style:parent-style-name="Standard">
      <style:paragraph-properties fo:text-align="start" style:justify-single-word="false"/>
      <style:text-properties fo:color="#333399" style:font-name="Arial" fo:font-size="24pt" fo:font-style="italic" fo:font-weight="bold" style:font-size-asian="24pt" style:font-style-asian="italic" style:font-weight-asian="bold" style:font-name-complex="Arial" style:font-style-complex="italic" style:font-weight-complex="bold"/>
    </style:style>
    <style:style style:name="P6" style:family="paragraph" style:parent-style-name="Standard">
      <style:text-properties fo:color="#333399" style:font-name="Arial" fo:font-size="20pt" fo:font-weight="bold" style:font-size-asian="20pt" style:font-weight-asian="bold" style:font-name-complex="Arial" style:font-weight-complex="bold"/>
    </style:style>
    <style:style style:name="P7" style:family="paragraph" style:parent-style-name="Standard">
      <style:text-properties fo:language="de" fo:country="DE"/>
    </style:style>
    <style:style style:name="P8" style:family="paragraph" style:parent-style-name="Standard">
      <style:text-properties fo:language="de" fo:country="DE" style:language-asian="zxx" style:country-asian="none"/>
    </style:style>
    <style:style style:name="P9" style:family="paragraph" style:parent-style-name="Standard">
      <style:paragraph-properties>
        <style:tab-stops>
          <style:tab-stop style:position="14.358cm"/>
        </style:tab-stops>
      </style:paragraph-properties>
    </style:style>
    <style:style style:name="P10" style:family="paragraph" style:parent-style-name="Standard">
      <style:paragraph-properties fo:text-align="start" style:justify-single-word="false"/>
    </style:style>
    <style:style style:name="P11" style:family="paragraph" style:parent-style-name="Standard">
      <style:text-properties style:font-name="Times New Roman" style:font-name-asian="Times New Roman" style:font-name-complex="Times New Roman"/>
    </style:style>
    <style:style style:name="P12" style:family="paragraph" style:parent-style-name="Standard">
      <style:paragraph-properties fo:text-align="end" style:justify-single-word="false"/>
      <style:text-properties style:font-name="Times New Roman" style:font-name-asian="Times New Roman" style:font-name-complex="Times New Roman"/>
    </style:style>
    <style:style style:name="P13" style:family="paragraph" style:parent-style-name="Standard">
      <style:text-properties fo:language="zxx" fo:country="none" style:language-asian="zxx" style:country-asian="none"/>
    </style:style>
    <style:style style:name="P14" style:family="paragraph" style:parent-style-name="Standard">
      <style:text-properties fo:color="#000000" fo:font-size="10pt" fo:language="zxx" fo:country="none" style:font-size-asian="10pt" style:font-size-complex="10pt"/>
    </style:style>
    <style:style style:name="P15" style:family="paragraph" style:parent-style-name="Standard">
      <style:paragraph-properties style:text-autospace="none"/>
      <style:text-properties fo:font-size="10pt" fo:language="zxx" fo:country="none" style:font-size-asian="10pt" style:font-size-complex="10pt"/>
    </style:style>
    <style:style style:name="P16" style:family="paragraph" style:parent-style-name="Standard">
      <style:paragraph-properties style:text-autospace="none"/>
      <style:text-properties fo:font-size="10pt" fo:language="zxx" fo:country="none" fo:font-style="italic" style:font-size-asian="10pt" style:font-style-asian="italic" style:font-size-complex="10pt" style:font-style-complex="italic"/>
    </style:style>
    <style:style style:name="P17" style:family="paragraph" style:parent-style-name="Standard">
      <style:paragraph-properties style:text-autospace="none"/>
      <style:text-properties fo:font-style="italic" style:font-style-asian="italic" style:font-style-complex="italic"/>
    </style:style>
    <style:style style:name="P18" style:family="paragraph" style:parent-style-name="Standard">
      <style:paragraph-properties fo:break-before="page"/>
    </style:style>
    <style:style style:name="P19" style:family="paragraph" style:parent-style-name="Table_20_Contents">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009cm" fo:margin-right="0.009cm" fo:text-indent="0cm" style:auto-text-indent="false" style:snap-to-layout-grid="false"/>
    </style:style>
    <style:style style:name="P22" style:family="paragraph" style:parent-style-name="Standard">
      <style:paragraph-properties fo:margin-left="0.009cm" fo:margin-right="0.009cm" fo:text-indent="0cm" style:auto-text-indent="false" style:snap-to-layout-grid="false"/>
      <style:text-properties style:font-name-asian="Arial Unicode MS1"/>
    </style:style>
    <style:style style:name="P23" style:family="paragraph" style:parent-style-name="Standard">
      <style:paragraph-properties fo:margin-left="0.009cm" fo:margin-right="0.009cm" fo:text-indent="0cm" style:auto-text-indent="false" style:snap-to-layout-grid="false"/>
      <style:text-properties fo:language="de" fo:country="DE"/>
    </style:style>
    <style:style style:name="P24" style:family="paragraph" style:parent-style-name="Standard">
      <style:paragraph-properties fo:margin-left="0.009cm" fo:margin-right="0.009cm" fo:text-indent="0cm" style:auto-text-indent="false" style:snap-to-layout-grid="false"/>
      <style:text-properties fo:language="ru" fo:country="RU"/>
    </style:style>
    <style:style style:name="P25" style:family="paragraph" style:parent-style-name="Standard">
      <style:paragraph-properties fo:margin-left="0.499cm" fo:margin-right="0cm" fo:text-indent="0cm" style:auto-text-indent="false" style:snap-to-layout-grid="false">
        <style:tab-stops>
          <style:tab-stop style:position="0.155cm"/>
        </style:tab-stops>
      </style:paragraph-properties>
      <style:text-properties fo:language="fr" fo:country="FR"/>
    </style:style>
    <style:style style:name="P26" style:family="paragraph" style:parent-style-name="Standard">
      <style:paragraph-properties fo:margin-left="0.499cm" fo:margin-right="0cm" fo:text-indent="0cm" style:auto-text-indent="false" style:snap-to-layout-grid="false"/>
      <style:text-properties fo:language="fr" fo:country="FR"/>
    </style:style>
    <style:style style:name="P27" style:family="paragraph" style:parent-style-name="Standard">
      <style:paragraph-properties fo:margin-left="0.499cm" fo:margin-right="0cm" fo:text-indent="0cm" style:auto-text-indent="false" style:snap-to-layout-grid="false">
        <style:tab-stops>
          <style:tab-stop style:position="0.155cm"/>
        </style:tab-stops>
      </style:paragraph-properties>
      <style:text-properties style:font-name="Courier New1" fo:language="fr" fo:country="FR"/>
    </style:style>
    <style:style style:name="P28" style:family="paragraph" style:parent-style-name="Standard">
      <style:paragraph-properties fo:margin-left="0.499cm" fo:margin-right="0cm" fo:text-indent="0cm" style:auto-text-indent="false" style:snap-to-layout-grid="false">
        <style:tab-stops>
          <style:tab-stop style:position="0.155cm"/>
        </style:tab-stops>
      </style:paragraph-properties>
      <style:text-properties fo:font-weight="bold" style:font-weight-asian="bold"/>
    </style:style>
    <style:style style:name="P29" style:family="paragraph" style:parent-style-name="Standard">
      <style:paragraph-properties fo:margin-left="0.499cm" fo:margin-right="0cm" fo:text-indent="0cm" style:auto-text-indent="false" style:snap-to-layout-grid="false">
        <style:tab-stops>
          <style:tab-stop style:position="0.155cm"/>
        </style:tab-stops>
      </style:paragraph-properties>
      <style:text-properties fo:font-style="italic" style:font-style-asian="italic"/>
    </style:style>
    <style:style style:name="P30" style:family="paragraph" style:parent-style-name="Standard">
      <style:paragraph-properties fo:margin-left="0.499cm" fo:margin-right="0cm" fo:text-indent="0cm" style:auto-text-indent="false" style:snap-to-layout-grid="false">
        <style:tab-stops>
          <style:tab-stop style:position="0.155cm"/>
        </style:tab-stops>
      </style:paragraph-properties>
      <style:text-properties fo:text-transform="uppercase"/>
    </style:style>
    <style:style style:name="P31" style:family="paragraph" style:parent-style-name="Standard">
      <style:paragraph-properties fo:margin-left="0.499cm" fo:margin-right="0cm" fo:text-indent="0cm" style:auto-text-indent="false" style:snap-to-layout-grid="false">
        <style:tab-stops>
          <style:tab-stop style:position="0.155cm"/>
        </style:tab-stops>
      </style:paragraph-properties>
    </style:style>
    <style:style style:name="P32" style:family="paragraph" style:parent-style-name="Standard">
      <style:paragraph-properties fo:margin-left="0.499cm" fo:margin-right="0cm" fo:text-indent="0cm" style:auto-text-indent="false" style:snap-to-layout-grid="false"/>
    </style:style>
    <style:style style:name="P33" style:family="paragraph" style:parent-style-name="Standard">
      <style:paragraph-properties fo:margin-left="1.561cm" fo:margin-right="0cm" fo:text-indent="0cm" style:auto-text-indent="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start" style:justify-single-word="false"/>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margin-left="0.908cm" fo:margin-right="0.009cm" fo:text-align="start" style:justify-single-word="false" fo:text-indent="-0.582cm" style:auto-text-indent="false">
        <style:tab-stops>
          <style:tab-stop style:position="0cm"/>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text-properties style:font-name="Times New Roman" style:font-name-asian="Times New Roman" style:font-name-complex="Times New Roman"/>
    </style:style>
    <style:style style:name="P42" style:family="paragraph" style:parent-style-name="Standard" style:list-style-name="L4"/>
    <style:style style:name="P43" style:family="paragraph" style:parent-style-name="Heading_20_1">
      <style:paragraph-properties fo:break-before="page"/>
    </style:style>
    <style:style style:name="P44" style:family="paragraph" style:parent-style-name="Contents_20_1">
      <style:paragraph-properties>
        <style:tab-stops>
          <style:tab-stop style:position="-2cm"/>
          <style:tab-stop style:position="-1cm"/>
          <style:tab-stop style:position="15.699cm" style:type="right"/>
        </style:tab-stops>
      </style:paragraph-properties>
    </style:style>
    <style:style style:name="P45" style:family="paragraph" style:parent-style-name="Contents_20_1">
      <style:paragraph-properties>
        <style:tab-stops>
          <style:tab-stop style:position="0cm"/>
          <style:tab-stop style:position="1cm"/>
          <style:tab-stop style:position="15.699cm" style:type="right" style:leader-style="dotted" style:leader-text="."/>
          <style:tab-stop style:position="15.7cm"/>
        </style:tab-stops>
      </style:paragraph-properties>
    </style:style>
    <style:style style:name="P46" style:family="paragraph" style:parent-style-name="Contents_20_2">
      <style:paragraph-properties>
        <style:tab-stops>
          <style:tab-stop style:position="-2.501cm"/>
          <style:tab-stop style:position="-1.501cm"/>
          <style:tab-stop style:position="15.198cm" style:type="right"/>
        </style:tab-stops>
      </style:paragraph-properties>
    </style:style>
    <style:style style:name="P47" style:family="paragraph" style:parent-style-name="Contents_20_3">
      <style:paragraph-properties>
        <style:tab-stops>
          <style:tab-stop style:position="-3cm"/>
          <style:tab-stop style:position="-2cm"/>
          <style:tab-stop style:position="14.698cm" style:type="right"/>
        </style:tab-stops>
      </style:paragraph-properties>
    </style:style>
    <style:style style:name="T1" style:family="text">
      <style:text-properties fo:language="zxx" fo:country="none" style:language-asian="zxx" style:country-asian="none"/>
    </style:style>
    <style:style style:name="T2" style:family="text">
      <style:text-properties style:font-name="Times New Roman" style:font-name-asian="Times New Roman" style:font-name-complex="Times New Roman"/>
    </style:style>
    <style:style style:name="T3" style:family="text">
      <style:text-properties style:font-name-asian="Arial Unicode M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Italic" fo:font-style="italic" style:font-name-asian="Times-Italic" style:font-style-asian="italic" style:font-name-complex="Times-Italic" style:font-style-complex="italic"/>
    </style:style>
    <style:style style:name="T7"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liographyIndex"/>
      </text:sequence-decls>
      <text:user-field-decls>
        <text:user-field-decl office:value-type="string" office:string-value="K2L" text:name="Company"/>
      </text:user-field-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4"><text:title>Poker Articles 2011</text:title></text:p>
      <text:p text:style-name="P5"><text:subject/></text:p>
      <text:p text:style-name="P3"/>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text:span text:style-name="Internet_20_link"/></text:p>
      <text:p text:style-name="P8"/>
      <text:p text:style-name="P18"/>
      <text:p text:style-name="Standard"/>
      <text:p text:style-name="Standard"/>
      <text:p text:style-name="Standard"/>
      <text:p text:style-name="P6">Table of Contents</text:p>
      <text:table-of-content text:style-name="Sect1" text:name="Table of Contents1">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style-name="Internet_20_link"/>
            <text:index-entry-link-end/>
            <text:index-entry-link-start/>
            <text:index-entry-chapter/>
            <text:index-entry-span> </text:index-entry-span>
            <text:index-entry-text/>
            <text:index-entry-tab-stop style:type="left" style:position="0cm" style:leader-char="."/>
            <text:index-entry-page-number/>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2" text:style-name="Contents_20_2">
            <text:index-entry-link-start/>
            <text:index-entry-chapter/>
            <text:index-entry-span> </text:index-entry-span>
            <text:index-entry-text/>
            <text:index-entry-tab-stop style:type="left" style:position="0cm" style:leader-char="."/>
            <text:index-entry-page-number/>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1cm" style:leader-char=" " style:with-tab="false"/>
            <text:index-entry-tab-stop style:type="right"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Überschrif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a"/>
          </text:index-source-styles>
          <text:index-source-styles text:outline-level="4">
            <text:index-source-style text:style-name="Heading_20_4"/>
          </text:index-source-styles>
        </text:table-of-content-source>
        <text:index-body>
          <text:p text:style-name="P44"><text:a xlink:type="simple" xlink:href="#__RefHeading__1980_962841337">1 Introduction<text:tab/>4</text:a></text:p>
          <text:p text:style-name="P46"><text:a xlink:type="simple" xlink:href="#__RefHeading__1982_962841337">1.1 Goal of This Document<text:tab/>4</text:a></text:p>
          <text:p text:style-name="P44"><text:a xlink:type="simple" xlink:href="#__RefHeading__853_1679066289">2 Poker Trees<text:tab/>5</text:a></text:p>
          <text:p text:style-name="P46"><text:a xlink:type="simple" xlink:href="#__RefHeading__1608_811080004">2.1 Game Tree<text:tab/>5</text:a></text:p>
          <text:p text:style-name="P46"><text:a xlink:type="simple" xlink:href="#__RefHeading__1610_811080004">2.2 Player Tree<text:tab/>5</text:a></text:p>
          <text:p text:style-name="P46"><text:a xlink:type="simple" xlink:href="#__RefHeading__1612_811080004">2.3 Observer Tree<text:tab/>5</text:a></text:p>
          <text:p text:style-name="P46"><text:a xlink:type="simple" xlink:href="#__RefHeading__1614_811080004">2.4 Chance Tree<text:tab/>5</text:a></text:p>
          <text:p text:style-name="P46"><text:a xlink:type="simple" xlink:href="#__RefHeading__1616_811080004">2.5 Action Tree<text:tab/>5</text:a></text:p>
          <text:p text:style-name="P46"><text:a xlink:type="simple" xlink:href="#__RefHeading__855_1679066289">2.6 Which Areas of a Game Trees are Influenced by a Move?<text:tab/>5</text:a></text:p>
          <text:p text:style-name="P44"><text:a xlink:type="simple" xlink:href="#__RefHeading__857_1679066289">3 Best Response<text:tab/>8</text:a></text:p>
          <text:p text:style-name="P46"><text:a xlink:type="simple" xlink:href="#__RefHeading__859_1679066289">3.1 Description of the Best Response Algorithm<text:tab/>8</text:a></text:p>
          <text:p text:style-name="P46"><text:a xlink:type="simple" xlink:href="#__RefHeading__861_1679066289">3.2 BR for Private Cards<text:tab/>8</text:a></text:p>
          <text:p text:style-name="P44"><text:a xlink:type="simple" xlink:href="#__RefHeading__821_13949784131">4 Equilibrium<text:tab/>9</text:a></text:p>
          <text:p text:style-name="P46"><text:a xlink:type="simple" xlink:href="#__RefHeading__823_1394978413">4.1 What is Exploitation?<text:tab/>9</text:a></text:p>
          <text:p text:style-name="P46"><text:a xlink:type="simple" xlink:href="#__RefHeading__446_11566104">4.2 Significance of the Sign of Deviation from the Equilibrium<text:tab/>13</text:a></text:p>
          <text:p text:style-name="P46"><text:a xlink:type="simple" xlink:href="#__RefHeading__863_1679066289">4.3 Equilibrium Strategy for Private Cards<text:tab/>13</text:a></text:p>
          <text:p text:style-name="P46"><text:a xlink:type="simple" xlink:href="#__RefHeading__2107_266356496">4.4 Obvious Moves<text:tab/>13</text:a></text:p>
          <text:p text:style-name="P46"><text:a xlink:type="simple" xlink:href="#__RefHeading__1618_811080004">4.5 Best Move against an Equilibrium<text:tab/>17</text:a></text:p>
          <text:p text:style-name="P46"><text:a xlink:type="simple" xlink:href="#__RefHeading__865_1679066289">4.6 Finding Equilibrium by a Linear Program<text:tab/>19</text:a></text:p>
          <text:p text:style-name="P47"><text:a xlink:type="simple" xlink:href="#__RefHeading__867_1679066289">4.6.1 Lemma 1<text:tab/>23</text:a></text:p>
          <text:p text:style-name="P44"><text:a xlink:type="simple" xlink:href="#__RefHeading__1620_811080004">5 Convex Functions<text:tab/>25</text:a></text:p>
          <text:p text:style-name="P46"><text:a xlink:type="simple" xlink:href="#__RefHeading__1622_811080004">5.1 Variables are Dependent<text:tab/>25</text:a></text:p>
          <text:p text:style-name="P44"><text:a xlink:type="simple" xlink:href="#__RefHeading__1624_811080004">6 Bot Development<text:tab/>26</text:a></text:p>
          <text:p text:style-name="P46"><text:a xlink:type="simple" xlink:href="#__RefHeading__1626_811080004">6.1 Important Factors in Bot Development<text:tab/>26</text:a></text:p>
          <text:p text:style-name="P47"><text:a xlink:type="simple" xlink:href="#__RefHeading__1628_811080004">6.1.1 Complex Data Structures<text:tab/>26</text:a></text:p>
          <text:p text:style-name="P47"><text:a xlink:type="simple" xlink:href="#__RefHeading__1630_811080004">6.1.2 Visualization<text:tab/>26</text:a></text:p>
          <text:p text:style-name="P47"><text:a xlink:type="simple" xlink:href="#__RefHeading__1632_811080004">6.1.3 Test Data<text:tab/>26</text:a></text:p>
          <text:p text:style-name="P47"><text:a xlink:type="simple" xlink:href="#__RefHeading__1634_811080004">6.1.4 Reference Data<text:tab/>26</text:a></text:p>
          <text:p text:style-name="P46"><text:a xlink:type="simple" xlink:href="#__RefHeading__1636_811080004">6.2 Tricks and Troubleshooting<text:tab/>26</text:a></text:p>
          <text:p text:style-name="P47"><text:a xlink:type="simple" xlink:href="#__RefHeading__1638_811080004">6.2.1 Strategy for Single Poket for an BR Bot<text:tab/>26</text:a></text:p>
          <text:p text:style-name="P47"><text:soft-page-break/><text:a xlink:type="simple" xlink:href="#__RefHeading__1640_811080004">6.2.2 Generated Deals<text:tab/>26</text:a></text:p>
          <text:p text:style-name="P47"><text:a xlink:type="simple" xlink:href="#__RefHeading__1642_811080004">6.2.3 Replay<text:tab/>27</text:a></text:p>
          <text:p text:style-name="P44"><text:a xlink:type="simple" xlink:href="#__RefHeading__1984_962841337">7 Appendix<text:tab/>28</text:a></text:p>
          <text:p text:style-name="P46"><text:a xlink:type="simple" xlink:href="#__RefHeading__1986_962841337">7.1 Typographic Conventions<text:tab/>28</text:a></text:p>
          <text:p text:style-name="P46"><text:a xlink:type="simple" xlink:href="#__RefHeading__1988_962841337">7.2 Glossary<text:tab/>28</text:a></text:p>
          <text:p text:style-name="P46"><text:a xlink:type="simple" xlink:href="#__RefHeading__1990_962841337">7.3 Figures<text:tab/>29</text:a></text:p>
          <text:p text:style-name="P46"><text:a xlink:type="simple" xlink:href="#__RefHeading__1992_962841337">7.4 Tables<text:tab/>29</text:a></text:p>
          <text:p text:style-name="P46"><text:a xlink:type="simple" xlink:href="#__RefHeading__1994_962841337">7.5 Bibliography<text:tab/>29</text:a></text:p>
        </text:index-body>
      </text:table-of-content>
      <text:p text:style-name="Standard"/>
      <text:h text:style-name="P43" text:outline-level="1" text:restart-numbering="true" text:start-value="1"><text:bookmark text:name="__RefHeading__1980_962841337"/>Introduction<text:bookmark-end text:name="__RefHeading__1980_962841337"/></text:h>
      <text:h text:style-name="Heading_20_2" text:outline-level="2"><text:bookmark text:name="__RefHeading__1982_962841337"/>Goal of This Document<text:bookmark-end text:name="__RefHeading__1982_962841337"/></text:h>
      <text:p text:style-name="Standard">This document is catalog of ideas about poker. Some of the topics are:</text:p>
      <text:list xml:id="list31205138" text:style-name="L1">
        <text:list-item>
          <text:p text:style-name="P39">various observations worth remembering</text:p>
        </text:list-item>
        <text:list-item>
          <text:p text:style-name="P39">answers to questions about poker theory</text:p>
        </text:list-item>
        <text:list-item>
          <text:p text:style-name="P39">algorithms to solve poker-related problems</text:p>
        </text:list-item>
        <text:list-item>
          <text:p text:style-name="P39">notes about situations from a practical bot development</text:p>
        </text:list-item>
      </text:list>
      <text:p text:style-name="Standard">This document systematizes these ideas and serves both as a workspace for development of new algorithms and as a reference.</text:p>
      <text:h text:style-name="Heading_20_1" text:outline-level="1"><text:bookmark text:name="__RefHeading__853_1679066289"/>Poker Trees<text:bookmark-end text:name="__RefHeading__853_1679066289"/></text:h>
      <text:h text:style-name="Heading_20_2" text:outline-level="2"><text:bookmark text:name="__RefHeading__1608_811080004"/>Game Tree<text:bookmark-end text:name="__RefHeading__1608_811080004"/></text:h>
      <text:p text:style-name="Standard">This is a full game tree containing all chance and action nodes.</text:p>
      <text:h text:style-name="Heading_20_2" text:outline-level="2"><text:bookmark text:name="__RefHeading__1610_811080004"/>Player Tree<text:bookmark-end text:name="__RefHeading__1610_811080004"/></text:h>
      <text:p text:style-name="Standard">This is a view of the game from a perspective of one player. The player does not see the private cards of his opponents.</text:p>
      <text:h text:style-name="Heading_20_2" text:outline-level="2"><text:bookmark text:name="__RefHeading__1612_811080004"/>Observer Tree<text:bookmark-end text:name="__RefHeading__1612_811080004"/></text:h>
      <text:p text:style-name="Standard">This is a view of the game from a perspective of an external observer. The observer does not see private cards of the players.</text:p>
      <text:h text:style-name="Heading_20_2" text:outline-level="2"><text:bookmark text:name="__RefHeading__1614_811080004"/>Chance Tree<text:bookmark-end text:name="__RefHeading__1614_811080004"/></text:h>
      <text:p text:style-name="Standard">This tree contains only nodes where the dealer acts. It can be obtained from a game tree by removing all player actions and uniting the remaining clusters. </text:p>
      <text:p text:style-name="Standard">You can also imagine that the players have only the right to call once in the game definition, and these actions are removed from the tree. So, this is a game tree for a trivial game where the players do not make decisions.</text:p>
      <text:p text:style-name="Standard">For a two-player game this tree contains complete information about the chance factor of the game and also the complete information to compute a showdown. Actually we can define the chance parameters of the game (which cards can be dealt and with which probability) and the game rules concerning the showdown by a chance tree containing absolute chance probabilities and showdown results in terminal nodes. Chance probabilities have to be stored separately for the case when one player folds.</text:p>
      <text:p text:style-name="Standard">For a multiplayer game we have to save showdown results for all possible combination of folders where at least 2 players remain active. For example, for a 3 player game we need showdowns for the cases when noone folded or when one of the players folded, 4 in total.</text:p>
      <text:h text:style-name="Heading_20_2" text:outline-level="2"><text:bookmark text:name="__RefHeading__1616_811080004"/>Action Tree<text:bookmark-end text:name="__RefHeading__1616_811080004"/></text:h>
      <text:p text:style-name="Standard">This is a tree containing only player actions. Chance nodes are removed.</text:p>
      <text:h text:style-name="Heading_20_2" text:outline-level="2"><text:bookmark text:name="__RefHeading__855_1679066289"/>Which Areas of a Game Trees are Influenced by a Move?<text:bookmark-end text:name="__RefHeading__855_1679066289"/></text:h>
      <text:p text:style-name="Standard">Let a player play a mixed strategy. In the nodes where he acts he choses probability of his actions. Now, lets consider a move in one particular node in his player tree. What nodes in the game tree are influenced by this move?</text:p>
      <text:p text:style-name="Standard">To answer this question, lets take a look at the player in position 1 (P1) playing Kuhn poker. Lets say, he holds a K in the pocket and selects whether to raise or to call when P0 calls (node <text:span text:style-name="T4">n</text:span>). His move obviously influences all nodes in his game tree that have<text:span text:style-name="T4"> n</text:span> as an ancestor (see <text:sequence-ref text:reference-format="category-and-value" text:ref-name="refIllustration0">Figure 1</text:sequence-ref>).</text:p>
      <table:table table:name="Table8" table:style-name="Table8">
        <table:table-column table:style-name="Table8.A"/>
        <text:soft-page-break/>
        <table:table-row>
          <table:table-cell table:style-name="Table8.A1" office:value-type="string">
            <text:p text:style-name="Table_20_Contents"><draw:frame draw:style-name="fr1" draw:name="graphics5" text:anchor-type="paragraph" svg:x="0.041cm" svg:y="0cm" svg:width="13.981cm" svg:height="7.9cm" draw:z-index="8"><draw:image xlink:href="../src/move-influence/p1.emf" xlink:type="simple" xlink:show="embed" xlink:actuate="onLoad"/></draw:frame></text:p>
          </table:table-cell>
        </table:table-row>
        <table:table-row>
          <table:table-cell table:style-name="Table8.A1" office:value-type="string">
            <text:p text:style-name="Illustration">Figure <text:sequence text:ref-name="refIllustration0" text:name="Illustration" text:formula="ooow:Illustration+1" style:num-format="1">1</text:sequence>: Move of P1 in node n.</text:p>
          </table:table-cell>
        </table:table-row>
      </table:table>
      <text:p text:style-name="Standard"/>
      <text:p text:style-name="Standard">Now lets have a look at the game tree. The move of P1 <text:s/>is made when he holds K, therefore only such nodes will be influenced. And <text:s/>his move is done after P0 called. In other words, the move influences the nodes with the action path starting with <text:span text:style-name="T4">/0d{}/1d{K}/0c. </text:span><text:span text:style-name="T5">Notice, that the cards of P0 are unspecified, so it can be a Q or J (K is already dealt). </text:span></text:p>
      <text:p text:style-name="Standard"><text:span text:style-name="T5"><text:sequence-ref text:reference-format="category-and-value" text:ref-name="refIllustration1">Figure 2</text:sequence-ref></text:span><text:span text:style-name="T5"> shows the game tree with influenced nodes shown in blue color. We can see, that the influenced subtrees have the same structure as the subtree in the player tree on <text:s/></text:span><text:span text:style-name="T5"><text:sequence-ref text:reference-format="category-and-value" text:ref-name="refIllustration0">Figure 1</text:sequence-ref></text:span><text:span text:style-name="T5">. Let's call these subtrees clusters. So, the influenced cluster from the player tree is "cloned" in the game tree. The number of clones equals to the number of combinations to deal the cards to the opponents. In our case there are 2 combinations: J and Q.</text:span></text:p>
      <text:p text:style-name="Standard"/>
      <table:table table:name="Table9" table:style-name="Table9">
        <table:table-column table:style-name="Table9.A"/>
        <table:table-row>
          <table:table-cell table:style-name="Table9.A1" office:value-type="string">
            <text:p text:style-name="Table_20_Contents"><draw:frame draw:style-name="fr1" draw:name="graphics6" text:anchor-type="paragraph" svg:x="0.153cm" svg:y="0cm" svg:width="13.981cm" svg:height="6.142cm" draw:z-index="9"><draw:image xlink:href="../src/move-influence/g.emf" xlink:type="simple" xlink:show="embed" xlink:actuate="onLoad"/></draw:frame></text:p>
          </table:table-cell>
        </table:table-row>
        <table:table-row>
          <table:table-cell table:style-name="Table9.A1" office:value-type="string">
            <text:p text:style-name="Illustration">Figure <text:sequence text:ref-name="refIllustration1" text:name="Illustration" text:formula="ooow:Illustration+1" style:num-format="1">2</text:sequence>: Nodes in the game tree influenced by the move of P1.</text:p>
          </table:table-cell>
        </table:table-row>
      </table:table>
      <text:p text:style-name="Standard"/>
      <text:p text:style-name="Standard">When looking at the results of such algorithms as best response, where a player develops a strategy against strategies of the opponent, we can ask: how a move of one player influences the player tree of the opponent? Using the ideas described above, we can answer this question first by projecting player trees of both players into the game tree, and then projecting the game tree back to the player tree of the opponent. This is illustrated on <text:sequence-ref text:reference-format="category-and-value" text:ref-name="refIllustration2">Figure 3</text:sequence-ref>.</text:p>
      <table:table table:name="Table10" table:style-name="Table10">
        <table:table-column table:style-name="Table10.A"/>
        <text:soft-page-break/>
        <table:table-row table:style-name="Table10.1">
          <table:table-cell table:style-name="Table10.A1" office:value-type="string">
            <text:p text:style-name="P19"><draw:frame draw:style-name="fr4" draw:name="Object12" text:anchor-type="paragraph" svg:x="0.434cm" svg:y="0.291cm" svg:width="15.191cm" svg:height="15.499cm" draw:z-index="10"><draw:object xlink:href="./Object 12" xlink:type="simple" xlink:show="embed" xlink:actuate="onLoad"/><draw:image xlink:href="./ObjectReplacements/Object 12" xlink:type="simple" xlink:show="embed" xlink:actuate="onLoad"/></draw:frame></text:p>
          </table:table-cell>
        </table:table-row>
        <table:table-row>
          <table:table-cell table:style-name="Table10.A2" office:value-type="string">
            <text:p text:style-name="Illustration">Figure <text:sequence text:ref-name="refIllustration2" text:name="Illustration" text:formula="ooow:Illustration+1" style:num-format="1">3</text:sequence>: Influence of a move on the player tree of the opponent.</text:p>
          </table:table-cell>
        </table:table-row>
      </table:table>
      <text:p text:style-name="Standard"/>
      <text:p text:style-name="Standard">We can see, that the cluster from the player tree of P0 is projected into multiple clusters of the player tree of the opponent. In almost all games a move will be projected to <text:span text:style-name="Strong_20_Emphasis">all</text:span> clusters of the tree of the opponent. </text:p>
      <text:p text:style-name="Standard">A corollary is that any given cluster of the opponent's tree will be influenced by all corresponding clusters of the player's tree.</text:p>
      <text:h text:style-name="Heading_20_1" text:outline-level="1"><text:bookmark text:name="__RefHeading__857_1679066289"/><text:reference-mark-start text:name="best response"/>Best Response<text:bookmark-end text:name="__RefHeading__857_1679066289"/><text:reference-mark-end text:name="best response"/></text:h>
      <text:h text:style-name="Heading_20_2" text:outline-level="2"><text:bookmark text:name="__RefHeading__859_1679066289"/>Description of the Best Response Algorithm<text:bookmark-end text:name="__RefHeading__859_1679066289"/></text:h>
      <text:p text:style-name="Standard">Best Response (BR) finds an optimal strategy for a player (hero) against known static strategies of the opponent. </text:p>
      <text:p text:style-name="Standard">A brief description of the the algorithm is given below:</text:p>
      <text:list xml:id="list31194963" text:style-name="L2">
        <text:list-item>
          <text:p text:style-name="P40">For each opponent's tree: traverse game tree and opponent's tree in parallel. Assign and validate strategic probabilities. </text:p>
        </text:list-item>
        <text:list-item>
          <text:p text:style-name="P40">Traverse game tree and hero's tree in parallel, calculate values in terminal nodes of the game tree and accumulate them in hero's tree.</text:p>
        </text:list-item>
        <text:list-item>
          <text:p text:style-name="P40">Traverse hero's tree in postorder marking best response edges and calculating game values.</text:p>
        </text:list-item>
      </text:list>
      <text:p text:style-name="Standard"/>
      <text:h text:style-name="Heading_20_2" text:outline-level="2"><text:bookmark text:name="__RefHeading__861_1679066289"/>BR for Private Cards<text:bookmark-end text:name="__RefHeading__861_1679066289"/></text:h>
      <text:p text:style-name="P14">BR can be found for each private card combination independently. This is obvious if you look at the picture describing step 3 of BR (<text:sequence-ref text:reference-format="category-and-value" text:ref-name="refIllustration3">Figure 4</text:sequence-ref>). The hero make moves in pink nodes, minimizing the values of direct children. Therefore each move influences only the children node. It is clear that branches of the tree corresponding to different private card holdings (J, Q, K) are independent and cannot influence each other.</text:p>
      <text:p text:style-name="P14">When there are multiple private deals in different rounds (like in 7-Card Stud), the situation is a little more complex, but is quite similar to the one described above.</text:p>
      <text:p text:style-name="P14"/>
      <table:table table:name="Table19" table:style-name="Table19">
        <table:table-column table:style-name="Table19.A"/>
        <table:table-row table:style-name="Table19.1">
          <table:table-cell table:style-name="Table19.A1" office:value-type="string">
            <text:p text:style-name="P19"><draw:frame draw:style-name="fr2" draw:name="graphics10" text:anchor-type="paragraph" svg:width="9.661cm" svg:height="7.9cm" draw:z-index="14"><draw:image xlink:href="../src/best-response/br-hero.emf" xlink:type="simple" xlink:show="embed" xlink:actuate="onLoad"/></draw:frame></text:p>
          </table:table-cell>
        </table:table-row>
        <table:table-row>
          <table:table-cell table:style-name="Table19.A1" office:value-type="string">
            <text:p text:style-name="Illustration">Figure <text:sequence text:ref-name="refIllustration3" text:name="Illustration" text:formula="ooow:Illustration+1" style:num-format="1">4</text:sequence>: Player tree of the BR hero.</text:p>
          </table:table-cell>
        </table:table-row>
      </table:table>
      <text:h text:style-name="Heading_20_1" text:outline-level="1"><text:bookmark text:name="__RefHeading__821_13949784131"/>Equilibrium<text:bookmark-end text:name="__RefHeading__821_13949784131"/></text:h>
      <text:h text:style-name="Heading_20_2" text:outline-level="2"><text:bookmark text:name="__RefHeading__823_1394978413"/><text:reference-mark-start text:name="expoloitation"/>What is Exploitation?<text:bookmark-end text:name="__RefHeading__823_1394978413"/><text:reference-mark-end text:name="expoloitation"/></text:h>
      <text:p text:style-name="Standard">Here we will explain what happens if a player deviates from the equilibrium strategy. An opponent can use this to increase his game value. This process actually is the exploitation.</text:p>
      <text:p text:style-name="Standard">For the illustration we will use Kuhn poker. Player in position 1 (P1) will play different static mixed strategies. </text:p>
      <text:p text:style-name="Standard">Player in position 0 (P0) will try to exploit the strategies of P1 by using best response algorithm.</text:p>
      <text:p text:style-name="Standard"><text:sequence-ref text:reference-format="category-and-value" text:ref-name="refIllustration4">Figure 5</text:sequence-ref> shows the equilibrium strategy of P1, described in [<text:sequence-ref text:reference-format="value" text:ref-name="refBibliographyIndex0">1</text:sequence-ref>].</text:p>
      <table:table table:name="Table2" table:style-name="Table2">
        <table:table-column table:style-name="Table2.A"/>
        <table:table-row table:style-name="Table2.1">
          <table:table-cell table:style-name="Table2.A1" office:value-type="string">
            <text:p text:style-name="P19"><draw:frame draw:style-name="fr1" draw:name="graphics2" text:anchor-type="paragraph" svg:x="0cm" svg:y="0.042cm" svg:width="17.505cm" svg:height="9.331cm" draw:z-index="0"><draw:image xlink:href="../src/exploitation/str-eq-p1.emf" xlink:type="simple" xlink:show="embed" xlink:actuate="onLoad"/></draw:frame></text:p>
          </table:table-cell>
        </table:table-row>
        <table:table-row>
          <table:table-cell table:style-name="Table2.A1" office:value-type="string">
            <text:p text:style-name="Illustration">Figure <text:sequence text:ref-name="refIllustration4" text:name="Illustration" text:formula="ooow:Illustration+1" style:num-format="1">5</text:sequence>: Equilibrium strategy of player 1.</text:p>
          </table:table-cell>
        </table:table-row>
      </table:table>
      <text:p text:style-name="Standard">Let's consider one move of P1 that is done in node 17, lets call it<draw:frame draw:style-name="fr5" draw:name="Object1" text:anchor-type="as-char" svg:width="0.78cm" svg:height="0.529cm" draw:z-index="4"><draw:object xlink:href="./Object 1" xlink:type="simple" xlink:show="embed" xlink:actuate="onLoad"/><draw:image xlink:href="./ObjectReplacements/Object 1" xlink:type="simple" xlink:show="embed" xlink:actuate="onLoad"/></draw:frame>. In this situation P1 holds Q in the pocket and has to decide if he calls or folds. There is only one equilibrium probability tuple for this move, described by local probabilities of choosing fold or call:<draw:frame draw:style-name="fr5" draw:name="Object4" text:anchor-type="as-char" svg:width="4.972cm" svg:height="0.998cm" draw:z-index="28"><draw:object xlink:href="./Object 4" xlink:type="simple" xlink:show="embed" xlink:actuate="onLoad"/><draw:image xlink:href="./ObjectReplacements/Object 4" xlink:type="simple" xlink:show="embed" xlink:actuate="onLoad"/></draw:frame>. </text:p>
      <text:p text:style-name="Standard">We will first show the result of using the equilibrium probability tuple for this move. Than we will show what happens, if P1 deviates from the equilibrium.</text:p>
      <table:table table:name="Table5" table:style-name="Table5">
        <table:table-column table:style-name="Table5.A"/>
        <text:soft-page-break/>
        <table:table-row>
          <table:table-cell table:style-name="Table5.A1" office:value-type="string">
            <text:p text:style-name="P19"><draw:frame draw:style-name="fr3" draw:name="graphics1" text:anchor-type="paragraph" svg:x="0cm" svg:y="0.21cm" svg:width="17.505cm" style:rel-width="100%" svg:height="17.191cm" style:rel-height="scale" draw:z-index="1"><draw:image xlink:href="../src/exploitation/br-eq-p0.emf" xlink:type="simple" xlink:show="embed" xlink:actuate="onLoad"/></draw:frame></text:p>
          </table:table-cell>
        </table:table-row>
        <table:table-row>
          <table:table-cell table:style-name="Table5.A1" office:value-type="string">
            <text:p text:style-name="Illustration">Figure <text:sequence text:ref-name="refIllustration5" text:name="Illustration" text:formula="ooow:Illustration+1" style:num-format="1">6</text:sequence>: Best response of P0 on equilibrium strategy of P1: (0.667, 0.333).</text:p>
          </table:table-cell>
        </table:table-row>
      </table:table>
      <text:p text:style-name="Standard"/>
      <text:p text:style-name="Standard"><text:sequence-ref text:reference-format="category-and-value" text:ref-name="refIllustration5">Figure 6</text:sequence-ref> shows the best response of P0 to the equilibrium strategy of P0. The picture shows game values from the point of view of P1, who is trying to maximize them. </text:p>
      <text:p text:style-name="Standard">The result of <draw:frame draw:style-name="fr5" draw:name="Object2" text:anchor-type="as-char" svg:width="0.78cm" svg:height="0.529cm" draw:z-index="6"><draw:object xlink:href="./Object 2" xlink:type="simple" xlink:show="embed" xlink:actuate="onLoad"/><draw:image xlink:href="./ObjectReplacements/Object 2" xlink:type="simple" xlink:show="embed" xlink:actuate="onLoad"/></draw:frame>directly influences the values in terminal nodes 9, 10, 29 and 30 (drawn with thick lines).</text:p>
      <text:p text:style-name="Standard">Notice that in nodes 2 and 22 P0 has no best choice, because the <text:s/>values in the child nodes are equal.</text:p>
      <text:p text:style-name="Standard">Now let's see what happens if P1 will fold more frequently. Let's consider the probability tuple <draw:frame draw:style-name="fr5" draw:name="Object3" text:anchor-type="as-char" svg:width="3.835cm" svg:height="0.591cm" draw:z-index="7"><draw:object xlink:href="./Object 3" xlink:type="simple" xlink:show="embed" xlink:actuate="onLoad"/><draw:image xlink:href="./ObjectReplacements/Object 3" xlink:type="simple" xlink:show="embed" xlink:actuate="onLoad"/></draw:frame>with the probability of folding <text:s/>increased by 0.1.</text:p>
      <table:table table:name="Table6" table:style-name="Table6">
        <table:table-column table:style-name="Table6.A"/>
        <text:soft-page-break/>
        <table:table-row>
          <table:table-cell table:style-name="Table6.A1" office:value-type="string">
            <text:p text:style-name="P19"><draw:frame draw:style-name="fr2" draw:name="graphics3" text:anchor-type="paragraph" svg:width="17.505cm" style:rel-width="100%" svg:height="17.679cm" style:rel-height="scale" draw:z-index="3"><draw:image xlink:href="../src/exploitation/br-qf+-p0.emf" xlink:type="simple" xlink:show="embed" xlink:actuate="onLoad"/></draw:frame></text:p>
          </table:table-cell>
        </table:table-row>
        <table:table-row>
          <table:table-cell table:style-name="Table6.A1" office:value-type="string">
            <text:p text:style-name="Illustration">Figure <text:sequence text:ref-name="refIllustration6" text:name="Illustration" text:formula="ooow:Illustration+1" style:num-format="1">7</text:sequence>: Best response of P0 on strategy of P1 with more folds: (0.767, 0.233).</text:p>
          </table:table-cell>
        </table:table-row>
      </table:table>
      <text:p text:style-name="Standard"/>
      <text:p text:style-name="Standard"><text:sequence-ref text:reference-format="category-and-value" text:ref-name="refIllustration6">Figure 7</text:sequence-ref> shows the result of this move. Values in terminal nodes 9, 10, 29, 30 reflect the new probability of P1 having Q in these nodes.</text:p>
      <text:p text:style-name="Standard">Let's have a look at node 2. P0 is trying to minimize the value. He now has a choice of the best move (raise), and the value of this move is worse for P1 (<text:span text:style-name="T2">Δ </text:span>= -0.0500) compared to the equilibrium. So, P0 can take advantage of the better for him value.</text:p>
      <text:p text:style-name="Standard">In the node 22 P0 also has a choice of the best move (call). Although the node 28 now has a positive <text:span text:style-name="T2">Δ, P1 cannot take advantage of it, because P0 neutralizes this advantage by choosing another node. As the result, the value in node 22 remains the same as for equilibrium. </text:span></text:p>
      <text:p text:style-name="P11">The overall game value in node 0 has a negative Δ, so P1 wins less than in the equilibrium.</text:p>
      <text:p text:style-name="P11">In other words, the following happens:</text:p>
      <text:list xml:id="list31217038" text:style-name="L3">
        <text:list-item>
          <text:p text:style-name="P41"><text:soft-page-break/>The new move changes the values of some nodes, some deltas are positive, some are negative</text:p>
        </text:list-item>
        <text:list-item>
          <text:p text:style-name="P41">P0 takes advantage of negative deltas and neutralizes positive deltas</text:p>
        </text:list-item>
      </text:list>
      <text:p text:style-name="Standard"><text:span text:style-name="T2">A very similar situations happens if P1 will change the move in the other direction and fold less frequently, for example </text:span><text:span text:style-name="T2"><draw:frame draw:style-name="fr5" draw:name="Object5" text:anchor-type="as-char" svg:width="3.766cm" svg:height="0.591cm" draw:z-index="39"><draw:object xlink:href="./Object 5" xlink:type="simple" xlink:show="embed" xlink:actuate="onLoad"/><draw:image xlink:href="./ObjectReplacements/Object 5" xlink:type="simple" xlink:show="embed" xlink:actuate="onLoad"/></draw:frame></text:span><text:span text:style-name="T2">, as shown on </text:span><text:span text:style-name="T2"><text:sequence-ref text:reference-format="category-and-value" text:ref-name="refIllustration7">Figure 8</text:sequence-ref></text:span><text:span text:style-name="T2">.</text:span></text:p>
      <table:table table:name="Table7" table:style-name="Table7">
        <table:table-column table:style-name="Table7.A"/>
        <table:table-row>
          <table:table-cell table:style-name="Table7.A1" office:value-type="string">
            <text:p text:style-name="P19"><draw:frame draw:style-name="fr2" draw:name="graphics4" text:anchor-type="paragraph" svg:width="17.505cm" style:rel-width="100%" svg:height="17.5cm" style:rel-height="scale" draw:z-index="2"><draw:image xlink:href="../src/exploitation/br-qf--p0.emf" xlink:type="simple" xlink:show="embed" xlink:actuate="onLoad"/></draw:frame></text:p>
          </table:table-cell>
        </table:table-row>
        <table:table-row table:style-name="Table7.2">
          <table:table-cell table:style-name="Table7.A1" office:value-type="string">
            <text:p text:style-name="Illustration">Figure <text:sequence text:ref-name="refIllustration7" text:name="Illustration" text:formula="ooow:Illustration+1" style:num-format="1">8</text:sequence>: Best response of P0 on strategy of P1 with more calls: (0.567, 0.433).</text:p>
          </table:table-cell>
        </table:table-row>
      </table:table>
      <text:p text:style-name="P11">Now P0 wins in the node 22 and parries in node 2.</text:p>
      <text:p text:style-name="P11">To sum up, the exploitation is the ability of a player to neutralize the advantage of the opponent and take advantage of good opportunities for himself.</text:p>
      <text:h text:style-name="Heading_20_2" text:outline-level="2"><text:bookmark text:name="__RefHeading__446_11566104"/><text:soft-page-break/>Significance of the Sign of Deviation from the Equilibrium<text:bookmark-end text:name="__RefHeading__446_11566104"/></text:h>
      <text:p text:style-name="P11">Let's remember a mental experiment described in <text:bookmark-ref text:reference-format="page" text:ref-name="__RefHeading__823_1394978413">9</text:bookmark-ref>. In this experiment the probability of folding deviated from the equilibrium strategy first by +0.1, then by -0.1, in other words, by the same absolute delta. But the overall game value changed by different deltas.</text:p>
      <text:p text:style-name="P11">This happens because the final change in game value comes in each case from two different nodes (8 and 28), as shown in <text:sequence-ref text:reference-format="category-and-value" text:ref-name="refTable0">Table 1</text:sequence-ref>.</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Move</text:p>
          </table:table-cell>
          <table:table-cell table:style-name="Table1.A1" office:value-type="string">
            <text:p text:style-name="Table_20_Heading">Value in node 8</text:p>
          </table:table-cell>
          <table:table-cell table:style-name="Table1.C1" office:value-type="string">
            <text:p text:style-name="Table_20_Heading">Value in node 28</text:p>
          </table:table-cell>
        </table:table-row>
        <table:table-row>
          <table:table-cell table:style-name="Table1.A2" office:value-type="string">
            <text:p text:style-name="Table"><draw:frame draw:style-name="fr5" draw:name="Object7" text:anchor-type="as-char" svg:width="1.118cm" svg:height="0.591cm" draw:z-index="40"><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Table"><draw:custom-shape text:anchor-type="paragraph" draw:z-index="5" draw:style-name="gr1" svg:width="1.5cm" svg:height="0.551cm" draw:transform="rotate (-0.785398163398487) translate (5.26168055555556cm 0.361597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5" draw:name="Object8" text:anchor-type="as-char" svg:width="2.485cm" svg:height="0.529cm" draw:z-index="41"><draw:object xlink:href="./Object 8" xlink:type="simple" xlink:show="embed" xlink:actuate="onLoad"/><draw:image xlink:href="./ObjectReplacements/Object 8" xlink:type="simple" xlink:show="embed" xlink:actuate="onLoad"/></draw:frame></text:p>
          </table:table-cell>
          <table:table-cell table:style-name="Table1.C2" office:value-type="string">
            <text:p text:style-name="Table"><draw:frame draw:style-name="fr5" draw:name="Object10" text:anchor-type="as-char" svg:width="2.491cm" svg:height="0.531cm" draw:z-index="42"><draw:object xlink:href="./Object 10" xlink:type="simple" xlink:show="embed" xlink:actuate="onLoad"/><draw:image xlink:href="./ObjectReplacements/Object 10" xlink:type="simple" xlink:show="embed" xlink:actuate="onLoad"/></draw:frame></text:p>
          </table:table-cell>
        </table:table-row>
        <table:table-row>
          <table:table-cell table:style-name="Table1.A2" office:value-type="string">
            <text:p text:style-name="Table"><draw:frame draw:style-name="fr5" draw:name="Object6" text:anchor-type="as-char" svg:width="1.05cm" svg:height="0.591cm" draw:z-index="43"><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Table"><draw:frame draw:style-name="fr5" draw:name="Object9" text:anchor-type="as-char" svg:width="2.491cm" svg:height="0.531cm" draw:z-index="44"><draw:object xlink:href="./Object 9" xlink:type="simple" xlink:show="embed" xlink:actuate="onLoad"/><draw:image xlink:href="./ObjectReplacements/Object 9" xlink:type="simple" xlink:show="embed" xlink:actuate="onLoad"/></draw:frame></text:p>
          </table:table-cell>
          <table:table-cell table:style-name="Table1.C2" office:value-type="string">
            <text:p text:style-name="Table"><draw:frame draw:style-name="fr5" draw:name="Object11" text:anchor-type="as-char" svg:width="2.491cm" svg:height="0.531cm" draw:z-index="45"><draw:object xlink:href="./Object 11" xlink:type="simple" xlink:show="embed" xlink:actuate="onLoad"/><draw:image xlink:href="./ObjectReplacements/Object 11" xlink:type="simple" xlink:show="embed" xlink:actuate="onLoad"/></draw:frame></text:p>
          </table:table-cell>
        </table:table-row>
      </table:table>
      <text:p text:style-name="Table_20_index_20_1">Table <text:sequence text:ref-name="refTable0" text:name="Table" text:formula="ooow:Table+1" style:num-format="1">1</text:sequence>.<text:span text:style-name="T1"> Influence of different moves on node values.</text:span></text:p>
      <text:p text:style-name="P13">As you can see, the same absolute delta of folding probability actually changes the game values by the equal absolute deltas in the each node in our example. But due to the fact that P0 choses every time the node with negative delta, different deltas are propagated up the tree.</text:p>
      <text:p text:style-name="P13">This shows the significance of the sign of the probability change in probability tuples. Algorithms that are trying to find the equilibrium by estimating game value as a function of the probability of a move have to take this into account.</text:p>
      <text:h text:style-name="Heading_20_2" text:outline-level="2"><text:bookmark text:name="__RefHeading__863_1679066289"/>Equilibrium Strategy for Private Cards<text:bookmark-end text:name="__RefHeading__863_1679066289"/></text:h>
      <text:p text:style-name="P13">In constrast to BR, equilibrium strategy cannot be found for each private card combination of a player separately. A counterexample is Kuhn Poker. As known from ([<text:sequence-ref text:reference-format="value" text:ref-name="refBibliographyIndex0">1</text:sequence-ref>]), it has multiple equilibrium strategies for position 0, where moves with different pockets depend on each other. I prooved this practically by calculation of BR for different strategies of player 0.</text:p>
      <text:h text:style-name="Heading_20_2" text:outline-level="2"><text:bookmark text:name="__RefHeading__2107_266356496"/><text:reference-mark-start text:name="obvous-move"/>Obvious Moves<text:bookmark-end text:name="__RefHeading__2107_266356496"/><text:reference-mark-end text:name="obvous-move"/></text:h>
      <text:p text:style-name="Standard">It is obvious that you will never fold the nuts and never call a raise with the weakest holding possible to see a showdown. But what are the weakest holding and nuts from the theoretical point of view. And are there other situations where one move is clearly should be favored without worrying about exploitation (see <text:reference-ref text:reference-format="chapter" text:ref-name="expoloitation">4.1</text:reference-ref>)?</text:p>
      <text:p text:style-name="Standard">Let's use Kuhn poker as an example (<text:sequence-ref text:reference-format="value" text:ref-name="refBibliographyIndex1">2</text:sequence-ref>). <text:sequence-ref text:reference-format="category-and-value" text:ref-name="refIllustration8">Figure 9</text:sequence-ref> and <text:sequence-ref text:reference-format="category-and-value" text:ref-name="refIllustration9">Figure 10</text:sequence-ref> show strategy trees of player 0 and 1 with variables that describe the absolute strategic probability of playing a node. </text:p>
      <table:table table:name="Table20" table:style-name="Table20">
        <table:table-column table:style-name="Table20.A"/>
        <text:soft-page-break/>
        <table:table-row table:style-name="Table20.1">
          <table:table-cell table:style-name="Table20.A1" office:value-type="string">
            <text:p text:style-name="P19"><draw:frame draw:style-name="fr2" draw:name="graphics11" text:anchor-type="paragraph" svg:width="13.981cm" svg:height="8.56cm" draw:z-index="15"><draw:image xlink:href="../src/obvious-move/hero-tree-0.emf" xlink:type="simple" xlink:show="embed" xlink:actuate="onLoad"/></draw:frame></text:p>
          </table:table-cell>
        </table:table-row>
        <table:table-row>
          <table:table-cell table:style-name="Table20.A1" office:value-type="string">
            <text:p text:style-name="Illustration">Figure <text:sequence text:ref-name="refIllustration8" text:name="Illustration" text:formula="ooow:Illustration+1" style:num-format="1">9</text:sequence>: Strategy of player 0.</text:p>
          </table:table-cell>
        </table:table-row>
      </table:table>
      <text:p text:style-name="Standard"/>
      <table:table table:name="Table24" table:style-name="Table24">
        <table:table-column table:style-name="Table24.A"/>
        <table:table-row table:style-name="Table24.1">
          <table:table-cell table:style-name="Table24.A1" office:value-type="string">
            <text:p text:style-name="P19"><draw:frame draw:style-name="fr2" draw:name="graphics15" text:anchor-type="paragraph" svg:width="13.981cm" svg:height="8.481cm" draw:z-index="17"><draw:image xlink:href="../src/obvious-move/hero-tree-1.emf" xlink:type="simple" xlink:show="embed" xlink:actuate="onLoad"/></draw:frame></text:p>
          </table:table-cell>
        </table:table-row>
        <table:table-row>
          <table:table-cell table:style-name="Table24.A1" office:value-type="string">
            <text:p text:style-name="Illustration">Figure <text:sequence text:ref-name="refIllustration9" text:name="Illustration" text:formula="ooow:Illustration+1" style:num-format="1">10</text:sequence>: Strategy of player 1.</text:p>
          </table:table-cell>
        </table:table-row>
      </table:table>
      <text:p text:style-name="Standard">Below is a qoutation from (<text:sequence-ref text:reference-format="value" text:ref-name="refBibliographyIndex1">2</text:sequence-ref>) adjusted for our notation:</text:p>
      <text:p text:style-name="Quotations">Obviously, no player will decide either to bet on a J (0.1: h6=1, h7=0; 1.1: h9=1, h10=0) or </text:p>
      <text:p text:style-name="Quotations">to pass with a K (0.2: h26=0, h27=1; 1.2: h27=0, h28=1) when confronted by a bet.</text:p>
      <text:p text:style-name="P15">We numbered nodes in questions using convention <text:span text:style-name="T4">position.number</text:span> and assigned values to the strategic probabilities. Nodes with zero probabilities are shown grayed on <text:sequence-ref text:reference-format="category-and-value" text:ref-name="refIllustration8">Figure 9</text:sequence-ref> and <text:sequence-ref text:reference-format="category-and-value" text:ref-name="refIllustration9">Figure 10</text:sequence-ref>.</text:p>
      <text:p text:style-name="P15"><text:soft-page-break/>Let's examine one of these moves, for example 0.1. How to prove that this choice cannot be exploited? To do this, let's have a look on the opponent tree playing the BR (<text:sequence-ref text:reference-format="category-and-value" text:ref-name="refIllustration10">Figure 11</text:sequence-ref>).</text:p>
      <table:table table:name="Table21" table:style-name="Table21">
        <table:table-column table:style-name="Table21.A"/>
        <table:table-row table:style-name="Table21.1">
          <table:table-cell table:style-name="Table21.A1" office:value-type="string">
            <text:p text:style-name="P19"><draw:frame draw:style-name="fr2" draw:name="graphics12" text:anchor-type="paragraph" svg:width="16.06cm" svg:height="8.881cm" draw:z-index="16"><draw:image xlink:href="../src/obvious-move/opp-tree-0.emf" xlink:type="simple" xlink:show="embed" xlink:actuate="onLoad"/></draw:frame></text:p>
          </table:table-cell>
        </table:table-row>
        <table:table-row>
          <table:table-cell table:style-name="Table21.A1" office:value-type="string">
            <text:p text:style-name="Illustration">Figure <text:sequence text:ref-name="refIllustration10" text:name="Illustration" text:formula="ooow:Illustration+1" style:num-format="1">11</text:sequence>: Opponent tree for hero position 0.</text:p>
          </table:table-cell>
        </table:table-row>
      </table:table>
      <text:p text:style-name="Standard"/>
      <table:table table:name="Table26" table:style-name="Table26">
        <table:table-column table:style-name="Table26.A"/>
        <table:table-row table:style-name="Table26.1">
          <table:table-cell table:style-name="Table26.A1" office:value-type="string">
            <text:p text:style-name="P19"><draw:frame draw:style-name="fr2" draw:name="graphics13" text:anchor-type="paragraph" svg:width="15.94cm" svg:height="8.881cm" draw:z-index="19"><draw:image xlink:href="../src/obvious-move/opp-tree-1.emf" xlink:type="simple" xlink:show="embed" xlink:actuate="onLoad"/></draw:frame></text:p>
          </table:table-cell>
        </table:table-row>
        <table:table-row>
          <table:table-cell table:style-name="Table26.A1" office:value-type="string">
            <text:p text:style-name="Illustration">Figure <text:sequence text:ref-name="refIllustration11" text:name="Illustration" text:formula="ooow:Illustration+1" style:num-format="1">12</text:sequence>: Opponent tree for hero position 1.</text:p>
          </table:table-cell>
        </table:table-row>
      </table:table>
      <text:p text:style-name="Standard">In terminal nodes there are possible holdings of player 0 with the corresponding utility function coefficients and strategy variables. We are interested in nodes containing variables h6 and h7. The information is summarized in <text:sequence-ref text:reference-format="category-and-value" text:ref-name="refTable1">Table 2</text:sequence-ref>:</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36">Tree cluster</text:p>
          </table:table-cell>
          <table:table-cell table:style-name="Table22.A1" office:value-type="string">
            <text:p text:style-name="P36">1d{Q}</text:p>
          </table:table-cell>
          <table:table-cell table:style-name="Table22.C1" office:value-type="string">
            <text:p text:style-name="P36">1d{K}</text:p>
          </table:table-cell>
        </table:table-row>
        <table:table-row>
          <table:table-cell table:style-name="Table22.A2" office:value-type="string">
            <text:p text:style-name="P36">Coeff. for h6 </text:p>
          </table:table-cell>
          <table:table-cell table:style-name="Table22.A2" office:value-type="string">
            <text:p text:style-name="Table_20_Contents">-0.17</text:p>
          </table:table-cell>
          <table:table-cell table:style-name="Table22.C2" office:value-type="string">
            <text:p text:style-name="Table_20_Contents">-0.17</text:p>
          </table:table-cell>
        </table:table-row>
        <table:table-row>
          <table:table-cell table:style-name="Table22.A2" office:value-type="string">
            <text:p text:style-name="P36">Coeff. for h7</text:p>
          </table:table-cell>
          <table:table-cell table:style-name="Table22.A2" office:value-type="string">
            <text:p text:style-name="Table_20_Contents">-0.33</text:p>
          </table:table-cell>
          <table:table-cell table:style-name="Table22.C2" office:value-type="string">
            <text:p text:style-name="Table_20_Contents">-0.33</text:p>
          </table:table-cell>
        </table:table-row>
      </table:table>
      <text:p text:style-name="Standard"><text:span text:style-name="T1">Table </text:span><text:span text:style-name="T1"><text:sequence text:ref-name="refTable1" text:name="Table" text:formula="ooow:Table+1" style:num-format="1">2</text:sequence></text:span><text:span text:style-name="T1">. Data for move 1.0.</text:span></text:p>
      <text:p text:style-name="Standard">Observe that h6 has a greater coefficient in both clusters. If player 0 prefers to play h6 instead of h7, he will get a greater game value in <text:span text:style-name="Strong_20_Emphasis">both</text:span> node 14 and 23. Regardless of how the opponent defence in nodes 12 and 21, player 0 will get equal or greater overall game value.</text:p>
      <text:p text:style-name="Standard">We can generalize this rule (see <text:sequence-ref text:reference-format="category-and-value" text:ref-name="refIllustration12">Figure 13</text:sequence-ref>): </text:p>
      <table:table table:name="Table29" table:style-name="Table29">
        <table:table-column table:style-name="Table29.A"/>
        <table:table-column table:style-name="Table29.B"/>
        <table:table-header-rows>
          <table:table-row>
            <table:table-cell table:style-name="Table29.A1" office:value-type="string">
              <text:p text:style-name="P35"><text:s/>If<draw:frame draw:style-name="fr5" draw:name="Object51" text:anchor-type="as-char" svg:width="3.358cm" svg:height="0.531cm" draw:z-index="49"><draw:object xlink:href="./Object 52" xlink:type="simple" xlink:show="embed" xlink:actuate="onLoad"/><draw:image xlink:href="./ObjectReplacements/Object 52" xlink:type="simple" xlink:show="embed" xlink:actuate="onLoad"/><svg:desc>formula</svg:desc></draw:frame>then <draw:frame draw:style-name="fr5" draw:name="Object52" text:anchor-type="as-char" svg:width="0.564cm" svg:height="0.531cm" draw:z-index="70"><draw:object xlink:href="./Object 53" xlink:type="simple" xlink:show="embed" xlink:actuate="onLoad"/><draw:image xlink:href="./ObjectReplacements/Object 53" xlink:type="simple" xlink:show="embed" xlink:actuate="onLoad"/><svg:desc>formula</svg:desc></draw:frame>should be preferred.</text:p>
            </table:table-cell>
            <table:table-cell table:style-name="Table29.A1" office:value-type="string">
              <text:p text:style-name="P37">(<text:sequence text:ref-name="refText0" text:name="Text" text:formula="ooow:Text+1" style:num-format="1">1</text:sequence>)</text:p>
            </table:table-cell>
          </table:table-row>
        </table:table-header-rows>
      </table:table>
      <text:p text:style-name="Standard">We can make shure that this rule apply for moves 0.2, 1.1 and 1.2.</text:p>
      <text:p text:style-name="Standard">Actually by preferring a move we eliminate a set of strategies that contain a complementary (<draw:frame draw:style-name="fr5" draw:name="Object53" text:anchor-type="as-char" svg:width="0.559cm" svg:height="0.531cm" draw:z-index="46"><draw:object xlink:href="./Object 54" xlink:type="simple" xlink:show="embed" xlink:actuate="onLoad"/><draw:image xlink:href="./ObjectReplacements/Object 54" xlink:type="simple" xlink:show="embed" xlink:actuate="onLoad"/><svg:desc>formula</svg:desc></draw:frame>) for that move. This strategies are all dominated by a corresponding strategies that contain the preferred move.</text:p>
      <table:table table:name="Table25" table:style-name="Table25">
        <table:table-column table:style-name="Table25.A"/>
        <table:table-row table:style-name="Table25.1">
          <table:table-cell table:style-name="Table25.A1" office:value-type="string">
            <text:p text:style-name="P19"><draw:frame draw:style-name="fr4" draw:name="Object50" text:anchor-type="paragraph" svg:x="1.124cm" svg:y="0.277cm" svg:width="15.184cm" svg:height="6.576cm" draw:z-index="18"><draw:object xlink:href="./Object 51" xlink:type="simple" xlink:show="embed" xlink:actuate="onLoad"/><draw:image xlink:href="./ObjectReplacements/Object 51" xlink:type="simple" xlink:show="embed" xlink:actuate="onLoad"/><svg:desc>OLE-object</svg:desc></draw:frame></text:p>
          </table:table-cell>
        </table:table-row>
        <table:table-row table:style-name="Table25.2">
          <table:table-cell table:style-name="Table25.A2" office:value-type="string">
            <text:p text:style-name="Illustration">Figure <text:sequence text:ref-name="refIllustration12" text:name="Illustration" text:formula="ooow:Illustration+1" style:num-format="1">13</text:sequence>: A schematic view of the BR opponent tree.</text:p>
          </table:table-cell>
        </table:table-row>
      </table:table>
      <text:p text:style-name="Standard">Are there other situations where we can prefer a particular move? Below is another a citation from (<text:sequence-ref text:reference-format="value" text:ref-name="refBibliographyIndex1">2</text:sequence-ref>):</text:p>
      <text:p text:style-name="P17">Now that these strategies have been eliminated new dominations appear. First, we notice that if</text:p>
      <text:p text:style-name="P16">player 0 holds a Q he may as well pass in the first round, deciding to bet in the second if confronted by a bet,</text:p>
      <text:p text:style-name="P16">as bet originally (0.3: h13 = 1, h18 = 0). On either strategy he will lose the same amount if player 1 holds a K; </text:p>
      <text:p text:style-name="P16">on the other hand, player 1 may bet on J if confronted by a pass but certainly will not iif confronted by a bet.</text:p>
      <text:p text:style-name="P16">Secondly, player 1 may as well pass a bet, when holding a Q and confronted by a pass (1.3: h13=1, h14=0) since</text:p>
      <text:p text:style-name="P16">player 0 will now answer a bet only when he holds a K.</text:p>
      <text:p text:style-name="Standard">Indeed, now we can ignore nodes with dead moves in both hero and opponent tree. They are shown grayed on diagrams. Let's look at the move 1.3 where player 1 makes a choice between h13 and h14. Again, we can see that in all clusters on <text:sequence-ref text:reference-format="category-and-value" text:ref-name="refIllustration11">Figure 12</text:sequence-ref> h13 has a greater or equal coefficient and should be preferred.</text:p>
      <text:p text:style-name="Standard">Notice that in this case the obvious move does not mean a dominating strategy, because the definition of domination requires that a dominant strategy must be better than the dominated strategy <text:span text:style-name="Strong_20_Emphasis">regardless</text:span> of what the opponent is doing. Here we made an assumption about the move of the opponent. If we made another assumption that the opponent will not act rational and fold the K to a raise and never raises, then the other strategy will be better (raise with the Q afert a call: h13 = 0, h14 = 1).</text:p>
      <text:p text:style-name="Standard"><text:soft-page-break/>We will not consider the move 0.3 because we think that it cannot be explained so easily. We think that the explanation of the author is incomplet though correct. First we have to proove why we can ignore the move h16, and than procced as explained in the citation.</text:p>
      <text:p text:style-name="Standard">Maybe this iterative process of selecting obvious moves can be programmed and applied in equilibrium solvers. Probably it will not significantly reduce the complexity of the problem. For example, as described in (<text:sequence-ref text:reference-format="value" text:ref-name="refBibliographyIndex2">3</text:sequence-ref>) applying an iterated elimination of dominated strategies for Rhode Island Hold'em reduced the number of variables from 1,237,238 to 1,181,084 (4.5%) in a losslessly shrinked game and from 91,224,226 to 89,121,538 (3.5%) in the original game. </text:p>
      <text:p text:style-name="Standard">Maybe there are other situations where a move selection is obvious. This is an open question for future research.</text:p>
      <text:h text:style-name="Heading_20_2" text:outline-level="2"><text:bookmark text:name="__RefHeading__1618_811080004"/>Best Move against an Equilibrium<text:bookmark-end text:name="__RefHeading__1618_811080004"/></text:h>
      <text:p text:style-name="Standard">After reading <text:reference-ref text:reference-format="chapter" text:ref-name="expoloitation">4.1</text:reference-ref> one can come to a conclusion that if equilibrium is an unexploitable strategy, the hero must not give the opponent a chance to choose a best move in any node where the opponent acts. In other words, the values in child nodes of nodes where the BR-opponent is acting must be equal.</text:p>
      <text:p text:style-name="Standard">Unfortuantely it is not as simple. Let's take Kuhn poker as an example, player 1 is playing an equilibrium strategy and player 0 is playing an BR (<text:sequence-ref text:reference-format="category-and-value" text:ref-name="refIllustration13">Figure 14</text:sequence-ref>).</text:p>
      <text:p text:style-name="Standard"/>
      <table:table table:name="Table23" table:style-name="Table23">
        <table:table-column table:style-name="Table23.A"/>
        <table:table-row>
          <table:table-cell table:style-name="Table23.A1" office:value-type="string">
            <text:p text:style-name="Table_20_Contents"><draw:frame draw:style-name="fr1" draw:name="graphics14" text:anchor-type="paragraph" svg:x="0.175cm" svg:y="0cm" svg:width="16.937cm" svg:height="9.476cm" draw:z-index="20"><draw:image xlink:href="../src/sbr-vs-eq/br-eq-p0.emf" xlink:type="simple" xlink:show="embed" xlink:actuate="onLoad"/></draw:frame></text:p>
          </table:table-cell>
        </table:table-row>
        <table:table-row>
          <table:table-cell table:style-name="Table23.A1" office:value-type="string">
            <text:p text:style-name="Illustration">Figure <text:sequence text:ref-name="refIllustration13" text:name="Illustration" text:formula="ooow:Illustration+1" style:num-format="1">14</text:sequence>: Best response of player 0, values from point of view of player 1.</text:p>
          </table:table-cell>
        </table:table-row>
      </table:table>
      <text:p text:style-name="Standard">First, let's look at the node 5. Here player 0 has to decide whether to call or to fold with a J against a raise. The answer is obvious. He must fold, because the J is the weakest holding possible. If he calls, player 1 will always win more regardless of what strategy he is playing.</text:p>
      <text:p text:style-name="Standard">So, this is one class of nodes with obvious moves (see also <text:reference-ref text:reference-format="chapter" text:ref-name="obvous-move">4.4</text:reference-ref>) where the values in children nodes are always unequal. This holds for any strategy, not only for the equilibrium.</text:p>
      <text:p text:style-name="Standard">Now let's look at node 12. Here an opponent again has a good choice of minimizing the value by playing node 13. Is it possible for player 1 to adjust his strategy so that he will not give player 0 a chance to steal here?</text:p>
      <text:p text:style-name="Standard">Notice that decisions of player 1 in nodes 13 and 18 are independent. Obviously he either can reduce the value in node 18 or increase the value in node 13 hoping that other nodes will not be worse.</text:p>
      <text:p text:style-name="Standard">Let's start with node 18. Player 1 holds either J or K (see <text:sequence-ref text:reference-format="category-and-value" text:ref-name="refIllustration14">Figure 15</text:sequence-ref>). His strategy with these cards after a raise is obvious: he must fold the J and call with the K. So, it makes no sense to change the strategy in node 18, it is obviously already optimal.</text:p>
      <text:p text:style-name="Standard"><text:soft-page-break/>Now let's have a look at node 13. It's clear that the criterion (<text:sequence-ref text:reference-format="value" text:ref-name="refText0">1</text:sequence-ref>) holds for raise with the K. So, the only hope we have is to manipulate the J. </text:p>
      <text:p text:style-name="Standard"/>
      <table:table table:name="Table27" table:style-name="Table27">
        <table:table-column table:style-name="Table27.A"/>
        <table:table-row>
          <table:table-cell table:style-name="Table27.A1" office:value-type="string">
            <text:p text:style-name="Table_20_Contents"><draw:frame draw:style-name="fr1" draw:name="graphics16" text:anchor-type="paragraph" svg:x="0.127cm" svg:y="0.102cm" svg:width="15.988cm" svg:height="8.451cm" draw:z-index="21"><draw:image xlink:href="../src/sbr-vs-eq/opp-tree-1.emf" xlink:type="simple" xlink:show="embed" xlink:actuate="onLoad"/></draw:frame></text:p>
          </table:table-cell>
        </table:table-row>
        <table:table-row>
          <table:table-cell table:style-name="Table27.A1" office:value-type="string">
            <text:p text:style-name="Illustration">Figure <text:sequence text:ref-name="refIllustration14" text:name="Illustration" text:formula="ooow:Illustration+1" style:num-format="1">15</text:sequence>: Tree of player 0 with strategy variables of player 1.</text:p>
          </table:table-cell>
        </table:table-row>
      </table:table>
      <text:p text:style-name="Standard">We can use a mixture of calls and <text:s/>raises with the J (<draw:frame draw:style-name="fr5" draw:name="Object57" text:anchor-type="as-char" svg:width="1.815cm" svg:height="0.531cm" draw:z-index="72"><draw:object xlink:href="./Object 58" xlink:type="simple" xlink:show="embed" xlink:actuate="onLoad"/><draw:image xlink:href="./ObjectReplacements/Object 58" xlink:type="simple" xlink:show="embed" xlink:actuate="onLoad"/></draw:frame>). In response, player 0 can either play node 16 or 17. Let's denote the value in node 13 when player 0 playes node 16 as <draw:frame draw:style-name="fr5" draw:name="Object58" text:anchor-type="as-char" svg:width="0.771cm" svg:height="0.531cm" draw:z-index="73"><draw:object xlink:href="./Object 59" xlink:type="simple" xlink:show="embed" xlink:actuate="onLoad"/><draw:image xlink:href="./ObjectReplacements/Object 59" xlink:type="simple" xlink:show="embed" xlink:actuate="onLoad"/><svg:desc>formula</svg:desc></draw:frame>and the other value as <draw:frame draw:style-name="fr5" draw:name="Object59" text:anchor-type="as-char" svg:width="0.771cm" svg:height="0.531cm" draw:z-index="74"><draw:object xlink:href="./Object 60" xlink:type="simple" xlink:show="embed" xlink:actuate="onLoad"/><draw:image xlink:href="./ObjectReplacements/Object 60" xlink:type="simple" xlink:show="embed" xlink:actuate="onLoad"/><svg:desc>formula</svg:desc></draw:frame>. These are functions of variable <draw:frame draw:style-name="fr5" draw:name="Object60" text:anchor-type="as-char" svg:width="0.559cm" svg:height="0.531cm" draw:z-index="75"><draw:object xlink:href="./Object 61" xlink:type="simple" xlink:show="embed" xlink:actuate="onLoad"/><draw:image xlink:href="./ObjectReplacements/Object 61" xlink:type="simple" xlink:show="embed" xlink:actuate="onLoad"/><svg:desc>formula</svg:desc></draw:frame>. Then:</text:p>
      <text:p text:style-name="Standard"><draw:frame draw:style-name="fr5" draw:name="Object54" text:anchor-type="as-char" svg:width="6.618cm" svg:height="2.572cm" draw:z-index="76"><draw:object xlink:href="./Object 55" xlink:type="simple" xlink:show="embed" xlink:actuate="onLoad"/><draw:image xlink:href="./ObjectReplacements/Object 55" xlink:type="simple" xlink:show="embed" xlink:actuate="onLoad"/></draw:frame></text:p>
      <text:p text:style-name="Standard">Since the values of both functions in node 14 are equal, we can write for the value in node 13:</text:p>
      <text:p text:style-name="Standard"><draw:frame draw:style-name="fr5" draw:name="Object61" text:anchor-type="as-char" svg:width="3.27cm" svg:height="0.531cm" draw:z-index="77"><draw:object xlink:href="./Object 62" xlink:type="simple" xlink:show="embed" xlink:actuate="onLoad"/><draw:image xlink:href="./ObjectReplacements/Object 62" xlink:type="simple" xlink:show="embed" xlink:actuate="onLoad"/><svg:desc>formula</svg:desc></draw:frame></text:p>
      <table:table table:name="Table28" table:style-name="Table28">
        <table:table-column table:style-name="Table28.A"/>
        <text:soft-page-break/>
        <table:table-row>
          <table:table-cell table:style-name="Table28.A1" office:value-type="string">
            <text:p text:style-name="Table_20_Contents"><draw:frame draw:style-name="fr4" draw:name="Object55" text:anchor-type="paragraph" svg:x="1.72cm" svg:y="-0.011cm" svg:width="15.185cm" svg:height="5.863cm" draw:z-index="22"><draw:object xlink:href="./Object 56" xlink:type="simple" xlink:show="embed" xlink:actuate="onLoad"/><draw:image xlink:href="./ObjectReplacements/Object 56" xlink:type="simple" xlink:show="embed" xlink:actuate="onLoad"/></draw:frame></text:p>
          </table:table-cell>
        </table:table-row>
        <table:table-row>
          <table:table-cell table:style-name="Table28.A1" office:value-type="string">
            <text:p text:style-name="Illustration">Figure <text:sequence text:ref-name="refIllustration15" text:name="Illustration" text:formula="ooow:Illustration+1" style:num-format="1">16</text:sequence>: <draw:frame draw:style-name="fr5" draw:name="Object56" text:anchor-type="as-char" svg:width="1.445cm" svg:height="0.529cm" draw:z-index="80"><draw:object xlink:href="./Object 57" xlink:type="simple" xlink:show="embed" xlink:actuate="onLoad"/><draw:image xlink:href="./ObjectReplacements/Object 57" xlink:type="simple" xlink:show="embed" xlink:actuate="onLoad"/></draw:frame>and <draw:frame draw:style-name="fr5" draw:name="Object62" text:anchor-type="as-char" svg:width="0.676cm" svg:height="0.531cm" draw:z-index="83"><draw:object xlink:href="./Object 63" xlink:type="simple" xlink:show="embed" xlink:actuate="onLoad"/><draw:image xlink:href="./ObjectReplacements/Object 63" xlink:type="simple" xlink:show="embed" xlink:actuate="onLoad"/><svg:desc>formula</svg:desc></draw:frame>(black line).</text:p>
          </table:table-cell>
        </table:table-row>
      </table:table>
      <text:p text:style-name="Standard"><text:sequence-ref text:reference-format="category-and-value" text:ref-name="refIllustration15">Figure 16</text:sequence-ref> shows the graphs of these functions. It is clear, that the equilibrium is reached in one point <draw:frame draw:style-name="fr5" draw:name="Object63" text:anchor-type="as-char" svg:width="1.212cm" svg:height="0.998cm" draw:z-index="78"><draw:object xlink:href="./Object 64" xlink:type="simple" xlink:show="embed" xlink:actuate="onLoad"/><draw:image xlink:href="./ObjectReplacements/Object 64" xlink:type="simple" xlink:show="embed" xlink:actuate="onLoad"/><svg:desc>formula</svg:desc></draw:frame>. All other values are worse. Moreover, there is no hope that we compensate this in the node 23 where player 1 also holds a J. Even when the value there is greater (<draw:frame draw:style-name="fr5" draw:name="Object64" text:anchor-type="as-char" svg:width="1.212cm" svg:height="0.998cm" draw:z-index="79"><draw:object xlink:href="./Object 65" xlink:type="simple" xlink:show="embed" xlink:actuate="onLoad"/><draw:image xlink:href="./ObjectReplacements/Object 65" xlink:type="simple" xlink:show="embed" xlink:actuate="onLoad"/><svg:desc>formula</svg:desc></draw:frame>), player 0 will counter by playing node 28.</text:p>
      <text:p text:style-name="Standard">So, the final conclusion is that an equilibrium <text:span text:style-name="Strong_20_Emphasis">cannot</text:span> be built by trying to reach the state where the opponent has equal values for all his decisions. </text:p>
      <text:h text:style-name="Heading_20_2" text:outline-level="2"><text:bookmark text:name="__RefHeading__865_1679066289"/>Finding Equilibrium by a Linear Program<text:bookmark-end text:name="__RefHeading__865_1679066289"/></text:h>
      <text:p text:style-name="Standard">The equilibrium in a poker game can be found by formulating a linear program and solving it for instance with a simplex method. This article describes how to find an equilibrium in a 2-player game. It is an open question, if it can be applied to a multi player game.</text:p>
      <text:p text:style-name="Standard">We will formulate a linear program that solves the following problem: a player (hero) wants to maximize his game value against a static best response of the opponent. As usual for the best response, the opponent is aware of the <text:s text:c="2"/>strategy of the hero. The hero has to find a strategy with a value greater or equal than all other strategies. </text:p>
      <text:p text:style-name="Standard">We will describe building the LP step by step using Kuhn Poker ([<text:sequence-ref text:reference-format="value" text:ref-name="refBibliographyIndex0">1</text:sequence-ref>], [<text:sequence-ref text:reference-format="value" text:ref-name="refBibliographyIndex1">2</text:sequence-ref>]) as an illustration. The hero will be the player in the position 0. The opponent in position 1 will apply BR against the hero.</text:p>
      <text:p text:style-name="Standard"/>
      <table:table table:name="Table11" table:style-name="Table11">
        <table:table-column table:style-name="Table11.A"/>
        <text:soft-page-break/>
        <table:table-row table:style-name="Table11.1">
          <table:table-cell table:style-name="Table11.A1" office:value-type="string">
            <text:p text:style-name="Table_20_Contents"><draw:frame draw:style-name="fr1" draw:name="graphics7" text:anchor-type="paragraph" svg:x="0.623cm" svg:y="0.182cm" svg:width="13.981cm" svg:height="7.821cm" draw:z-index="11"><draw:image xlink:href="../src/equilibrium-lp/hero-tree.emf" xlink:type="simple" xlink:show="embed" xlink:actuate="onLoad"/></draw:frame></text:p>
          </table:table-cell>
        </table:table-row>
        <table:table-row>
          <table:table-cell table:style-name="Table11.A1" office:value-type="string">
            <text:p text:style-name="Illustration">Figure <text:sequence text:ref-name="refIllustration16" text:name="Illustration" text:formula="ooow:Illustration+1" style:num-format="1">17</text:sequence>: Hero tree.</text:p>
          </table:table-cell>
        </table:table-row>
      </table:table>
      <text:p text:style-name="Standard">First, lets have a look at the step 1 in the BR (<text:sequence-ref text:reference-format="category-and-value" text:ref-name="refIllustration16">Figure 17</text:sequence-ref>). Here the strategic probabilities of the hero moves are assigned to nodes of the player tree of the hero. Lets denote by <text:s/><draw:frame draw:style-name="fr5" draw:name="Object13" text:anchor-type="as-char" svg:width="0.503cm" svg:height="0.529cm" draw:z-index="81"><draw:object xlink:href="./Object 13" xlink:type="simple" xlink:show="embed" xlink:actuate="onLoad"/><draw:image xlink:href="./ObjectReplacements/Object 13" xlink:type="simple" xlink:show="embed" xlink:actuate="onLoad"/></draw:frame>the absolute strategies probability of the hero being in node <text:span text:style-name="T4">i</text:span>. Notice that:</text:p>
      <text:list xml:id="list31216170" text:style-name="L4">
        <text:list-item>
          <text:p text:style-name="P42">The probability changes after moves of the hero and remains the same in nodes representing moves of the other players or the dealer. Therefore we introduce new variables only in nodes where the hero has acted, and propagate them to other nodes (shown shaded on the picture).</text:p>
        </text:list-item>
        <text:list-item>
          <text:p text:style-name="P42">For any node <text:span text:style-name="T4">i</text:span> where the hero acts (pink on the picture) the following is true:</text:p>
          <text:p text:style-name="P42"><draw:frame draw:style-name="fr5" draw:name="Object14" text:anchor-type="as-char" svg:width="2.164cm" svg:height="1.138cm" draw:z-index="84"><draw:object xlink:href="./Object 14" xlink:type="simple" xlink:show="embed" xlink:actuate="onLoad"/><draw:image xlink:href="./ObjectReplacements/Object 14" xlink:type="simple" xlink:show="embed" xlink:actuate="onLoad"/></draw:frame></text:p>
        </text:list-item>
        <text:list-item>
          <text:p text:style-name="P42">The probabilities before the hero has made his the very first move is 1. Therefore we do not introduce variables for them. For these nodes the following is true:</text:p>
          <text:p text:style-name="P42"><draw:frame draw:style-name="fr5" draw:name="Object15" text:anchor-type="as-char" svg:width="2.066cm" svg:height="0.586cm" draw:z-index="88"><draw:object xlink:href="./Object 15" xlink:type="simple" xlink:show="embed" xlink:actuate="onLoad"/><draw:image xlink:href="./ObjectReplacements/Object 15" xlink:type="simple" xlink:show="embed" xlink:actuate="onLoad"/></draw:frame></text:p>
        </text:list-item>
      </text:list>
      <text:p text:style-name="Standard">This is the first set of constraints and bounds for the LP.</text:p>
      <table:table table:name="Table12" table:style-name="Table12">
        <table:table-column table:style-name="Table12.A"/>
        <text:soft-page-break/>
        <table:table-row>
          <table:table-cell table:style-name="Table12.A1" office:value-type="string">
            <text:p text:style-name="Table_20_Contents"><draw:frame draw:style-name="fr2" draw:name="graphics8" text:anchor-type="paragraph" svg:width="15.988cm" svg:height="6.713cm" draw:z-index="12"><draw:image xlink:href="../src/equilibrium-lp/game-tree.emf" xlink:type="simple" xlink:show="embed" xlink:actuate="onLoad"/></draw:frame></text:p>
          </table:table-cell>
        </table:table-row>
        <table:table-row>
          <table:table-cell table:style-name="Table12.A2" office:value-type="string">
            <text:p text:style-name="Illustration">Figure <text:sequence text:ref-name="refIllustration17" text:name="Illustration" text:formula="ooow:Illustration+1" style:num-format="1">18</text:sequence>: Game tree. The branches where the hero holds K are not shown.</text:p>
          </table:table-cell>
        </table:table-row>
      </table:table>
      <text:p text:style-name="Standard">Now, lets consider step 2 of the BR (<text:sequence-ref text:reference-format="category-and-value" text:ref-name="refIllustration17">Figure 18</text:sequence-ref>). Here we project the variables from terminal nodes of the hero tree to the terminal nodes of the game tree. When neither player folded, the coefficients for node <text:span text:style-name="T4">i</text:span> can be calculated as following:</text:p>
      <text:p text:style-name="Standard"><draw:frame draw:style-name="fr5" draw:name="Object16" text:anchor-type="as-char" svg:width="9.126cm" svg:height="4.269cm" draw:z-index="67"><draw:object xlink:href="./Object 16" xlink:type="simple" xlink:show="embed" xlink:actuate="onLoad"/><draw:image xlink:href="./ObjectReplacements/Object 16" xlink:type="simple" xlink:show="embed" xlink:actuate="onLoad"/></draw:frame></text:p>
      <table:table table:name="Table13" table:style-name="Table13">
        <table:table-column table:style-name="Table13.A"/>
        <table:table-row>
          <table:table-cell table:style-name="Table13.A1" office:value-type="string">
            <text:p text:style-name="Table_20_Contents"><draw:frame draw:style-name="fr1" draw:name="graphics9" text:anchor-type="paragraph" svg:x="0.141cm" svg:y="0cm" svg:width="17.297cm" svg:height="8.691cm" draw:z-index="13"><draw:image xlink:href="../src/equilibrium-lp/opp-tree.emf" xlink:type="simple" xlink:show="embed" xlink:actuate="onLoad"/></draw:frame></text:p>
          </table:table-cell>
        </table:table-row>
        <table:table-row>
          <table:table-cell table:style-name="Table13.A1" office:value-type="string">
            <text:p text:style-name="Illustration">Figure <text:sequence text:ref-name="refIllustration18" text:name="Illustration" text:formula="ooow:Illustration+1" style:num-format="1">19</text:sequence>: Opponent tree. The branches where the opponent holds K are not shown.</text:p>
          </table:table-cell>
        </table:table-row>
      </table:table>
      <text:p text:style-name="Standard">Now let's take a look at the step 3 of BR (<text:sequence-ref text:reference-format="category-and-value" text:ref-name="refIllustration18">Figure 19</text:sequence-ref>).</text:p>
      <text:p text:style-name="Standard"><text:soft-page-break/>The showdown function returns 1, 0, or -1 depending on the result (the hero wins, ties or looses). </text:p>
      <text:p text:style-name="Standard">In case one player folded:</text:p>
      <text:p text:style-name="Standard"><draw:frame draw:style-name="fr5" draw:name="Object75" text:anchor-type="as-char" svg:width="11.68cm" svg:height="2.612cm" draw:z-index="24"><draw:object xlink:href="./Object 76" xlink:type="simple" xlink:show="embed" xlink:actuate="onLoad"/><draw:image xlink:href="./ObjectReplacements/Object 76" xlink:type="simple" xlink:show="embed" xlink:actuate="onLoad"/><svg:desc>formula</svg:desc></draw:frame></text:p>
      <text:p text:style-name="Standard">For terminal nodes we introduce:</text:p>
      <text:p text:style-name="Standard"><draw:frame draw:style-name="fr5" draw:name="Object17" text:anchor-type="as-char" svg:width="2.217cm" svg:height="1.136cm" draw:z-index="25"><draw:object xlink:href="./Object 17" xlink:type="simple" xlink:show="embed" xlink:actuate="onLoad"/><draw:image xlink:href="./ObjectReplacements/Object 17" xlink:type="simple" xlink:show="embed" xlink:actuate="onLoad"/></draw:frame>for each nodes <draw:frame draw:style-name="fr5" draw:name="Object18" text:anchor-type="as-char" svg:width="0.559cm" svg:height="0.529cm" draw:z-index="26"><draw:object xlink:href="./Object 18" xlink:type="simple" xlink:show="embed" xlink:actuate="onLoad"/><draw:image xlink:href="./ObjectReplacements/Object 18" xlink:type="simple" xlink:show="embed" xlink:actuate="onLoad"/></draw:frame>of the hero tree that are projected to the node of the opponent tree.</text:p>
      <text:p text:style-name="Standard">There is a special case for nodes where the opponent folds before the hero makes a single move. An example is the small blind in a Holdem game dropping his bad pocket cards without calling the big blind. In this case the constraint has the following form:</text:p>
      <text:p text:style-name="Standard"><draw:frame draw:style-name="fr5" draw:name="Object73" text:anchor-type="as-char" svg:width="2.18cm" svg:height="1.138cm" draw:z-index="29"><draw:object xlink:href="./Object 74" xlink:type="simple" xlink:show="embed" xlink:actuate="onLoad"/><draw:image xlink:href="./ObjectReplacements/Object 74" xlink:type="simple" xlink:show="embed" xlink:actuate="onLoad"/><svg:desc>formula</svg:desc></draw:frame></text:p>
      <text:p text:style-name="Standard">Although the showdown result is the same for each <draw:frame draw:style-name="fr5" draw:name="Object74" text:anchor-type="as-char" svg:width="0.573cm" svg:height="0.531cm" draw:z-index="34"><draw:object xlink:href="./Object 75" xlink:type="simple" xlink:show="embed" xlink:actuate="onLoad"/><draw:image xlink:href="./ObjectReplacements/Object 75" xlink:type="simple" xlink:show="embed" xlink:actuate="onLoad"/><svg:desc>formula</svg:desc></draw:frame>, they can differ because of different chance probabilities of playing this node depending on private cards of the hero.</text:p>
      <text:p text:style-name="Standard">For nodes where the opponent acts we have:</text:p>
      <text:p text:style-name="Standard"><draw:frame draw:style-name="fr5" draw:name="Object25" text:anchor-type="as-char" svg:width="5.583cm" svg:height="2.06cm" draw:z-index="51"><draw:object xlink:href="./Object 25" xlink:type="simple" xlink:show="embed" xlink:actuate="onLoad"/><draw:image xlink:href="./ObjectReplacements/Object 25" xlink:type="simple" xlink:show="embed" xlink:actuate="onLoad"/></draw:frame></text:p>
      <text:p text:style-name="Standard">We cannot use this for the LP. We need another way of representing <text:span text:style-name="T4">min</text:span> so that is can be written as a linear function and a set of constraints. To do this, let's remember that the opponent can also use a mixed strategy. The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35"><draw:frame draw:style-name="fr5" draw:name="Object26" text:anchor-type="as-char" svg:width="12.074cm" svg:height="2.731cm" draw:z-index="58"><draw:object xlink:href="./Object 26" xlink:type="simple" xlink:show="embed" xlink:actuate="onLoad"/><draw:image xlink:href="./ObjectReplacements/Object 26" xlink:type="simple" xlink:show="embed" xlink:actuate="onLoad"/></draw:frame> </text:p>
            </table:table-cell>
            <table:table-cell table:style-name="Table14.A1" office:value-type="string">
              <text:p text:style-name="P37">(<text:sequence text:ref-name="refText1" text:name="Text" text:formula="ooow:Text+1" style:num-format="1">2</text:sequence>)</text:p>
            </table:table-cell>
          </table:table-row>
        </table:table-header-rows>
      </table:table>
      <text:p text:style-name="Standard"/>
      <text:p text:style-name="Standard"/>
      <text:p text:style-name="Standard">Now replace the variables:</text:p>
      <text:p text:style-name="Standard"><draw:frame draw:style-name="fr5" draw:name="Object27" text:anchor-type="as-char" svg:width="2.223cm" svg:height="1.572cm" draw:z-index="59"><draw:object xlink:href="./Object 27" xlink:type="simple" xlink:show="embed" xlink:actuate="onLoad"/><draw:image xlink:href="./ObjectReplacements/Object 27" xlink:type="simple" xlink:show="embed" xlink:actuate="onLoad"/></draw:frame></text:p>
      <text:p text:style-name="P33">It can be proven that we can now rewrite (<text:sequence-ref text:reference-format="value" text:ref-name="refText1">2</text:sequence-ref>) the following way (see <text:reference-ref text:reference-format="text" text:ref-name="lp lemma 1">Lemma 1</text:reference-ref>):</text:p>
      <text:p text:style-name="Standard"><draw:frame draw:style-name="fr5" draw:name="Object19" text:anchor-type="as-char" svg:width="5.569cm" svg:height="3.214cm" draw:z-index="65"><draw:object xlink:href="./Object 19" xlink:type="simple" xlink:show="embed" xlink:actuate="onLoad"/><draw:image xlink:href="./ObjectReplacements/Object 19" xlink:type="simple" xlink:show="embed" xlink:actuate="onLoad"/></draw:frame></text:p>
      <text:p text:style-name="P33"><text:soft-page-break/>Now we can use this for the linear program.</text:p>
      <text:p text:style-name="Standard">For other nodes we introduce:</text:p>
      <text:p text:style-name="Standard"><draw:frame draw:style-name="fr5" draw:name="Object20" text:anchor-type="as-char" svg:width="2.18cm" svg:height="1.138cm" draw:z-index="27"><draw:object xlink:href="./Object 20" xlink:type="simple" xlink:show="embed" xlink:actuate="onLoad"/><draw:image xlink:href="./ObjectReplacements/Object 20" xlink:type="simple" xlink:show="embed" xlink:actuate="onLoad"/></draw:frame></text:p>
      <text:p text:style-name="Standard">This is the other set of constraints and bounds for the LP problem.</text:p>
      <text:p text:style-name="Standard">The objective is to maximize the game value for hero:</text:p>
      <text:p text:style-name="Standard"><draw:frame draw:style-name="fr5" draw:name="Object21" text:anchor-type="as-char" svg:width="1.722cm" svg:height="0.529cm" draw:z-index="30"><draw:object xlink:href="./Object 21" xlink:type="simple" xlink:show="embed" xlink:actuate="onLoad"/><draw:image xlink:href="./ObjectReplacements/Object 21" xlink:type="simple" xlink:show="embed" xlink:actuate="onLoad"/></draw:frame></text:p>
      <text:p text:style-name="Standard">These LP can be solved by the simplex method. Values of <draw:frame draw:style-name="fr5" draw:name="Object22" text:anchor-type="as-char" svg:width="0.503cm" svg:height="0.529cm" draw:z-index="31"><draw:object xlink:href="./Object 22" xlink:type="simple" xlink:show="embed" xlink:actuate="onLoad"/><draw:image xlink:href="./ObjectReplacements/Object 22" xlink:type="simple" xlink:show="embed" xlink:actuate="onLoad"/></draw:frame>give the optimal strategy for the hero, values of the best response can be derived from <draw:frame draw:style-name="fr5" draw:name="Object23" text:anchor-type="as-char" svg:width="0.492cm" svg:height="0.529cm" draw:z-index="32"><draw:object xlink:href="./Object 23" xlink:type="simple" xlink:show="embed" xlink:actuate="onLoad"/><draw:image xlink:href="./ObjectReplacements/Object 23" xlink:type="simple" xlink:show="embed" xlink:actuate="onLoad"/></draw:frame>and <draw:frame draw:style-name="fr5" draw:name="Object24" text:anchor-type="as-char" svg:width="0.476cm" svg:height="0.531cm" draw:z-index="33"><draw:object xlink:href="./Object 24" xlink:type="simple" xlink:show="embed" xlink:actuate="onLoad"/><draw:image xlink:href="./ObjectReplacements/Object 24" xlink:type="simple" xlink:show="embed" xlink:actuate="onLoad"/></draw:frame>.</text:p>
      <text:p text:style-name="Standard">Note that the number of <text:s/><draw:frame draw:style-name="fr6" draw:name="Object28" text:anchor-type="as-char" svg:y="-0.529cm" svg:width="0.503cm" svg:height="0.529cm" draw:z-index="47"><draw:object xlink:href="./Object 28" xlink:type="simple" xlink:show="embed" xlink:actuate="onLoad"/><draw:image xlink:href="./ObjectReplacements/Object 28" xlink:type="simple" xlink:show="embed" xlink:actuate="onLoad"/></draw:frame>, <draw:frame draw:style-name="fr5" draw:name="Object29" text:anchor-type="as-char" svg:width="0.492cm" svg:height="0.529cm" draw:z-index="50"><draw:object xlink:href="./Object 29" xlink:type="simple" xlink:show="embed" xlink:actuate="onLoad"/><draw:image xlink:href="./ObjectReplacements/Object 29" xlink:type="simple" xlink:show="embed" xlink:actuate="onLoad"/></draw:frame>, <draw:frame draw:style-name="fr5" draw:name="Object30" text:anchor-type="as-char" svg:width="0.476cm" svg:height="0.531cm" draw:z-index="53"><draw:object xlink:href="./Object 30" xlink:type="simple" xlink:show="embed" xlink:actuate="onLoad"/><draw:image xlink:href="./ObjectReplacements/Object 30" xlink:type="simple" xlink:show="embed" xlink:actuate="onLoad"/></draw:frame> is (roughly) proportional to the number of nodes in the player tree. Number of constraints is also roughly proportional to the number of nodes in the player tree. </text:p>
      <text:h text:style-name="Heading_20_3" text:outline-level="3"><text:bookmark text:name="__RefHeading__867_1679066289"/><text:reference-mark-start text:name="lp lemma 1"/>Lemma 1<text:bookmark-end text:name="__RefHeading__867_1679066289"/><text:reference-mark-end text:name="lp lemma 1"/></text:h>
      <text:p text:style-name="Standard">Given:</text:p>
      <table:table table:name="Tabelle4" table:style-name="Tabelle4">
        <table:table-column table:style-name="Tabelle4.A"/>
        <table:table-column table:style-name="Tabelle4.B"/>
        <table:table-header-rows>
          <table:table-row>
            <table:table-cell table:style-name="Tabelle4.A1" office:value-type="string">
              <text:p text:style-name="P35"><draw:frame draw:style-name="fr5" draw:name="Objekt4" text:anchor-type="as-char" svg:width="3.953cm" svg:height="0.529cm" draw:z-index="56"><draw:object xlink:href="./Object 31" xlink:type="simple" xlink:show="embed" xlink:actuate="onLoad"/><draw:image xlink:href="./ObjectReplacements/Object 31" xlink:type="simple" xlink:show="embed" xlink:actuate="onLoad"/></draw:frame> </text:p>
            </table:table-cell>
            <table:table-cell table:style-name="Tabelle4.A1" office:value-type="string">
              <text:p text:style-name="P34">(<text:sequence text:ref-name="refText2" text:name="Text" text:formula="ooow:Text+1" style:num-format="1">3</text:sequence>)</text:p>
            </table:table-cell>
          </table:table-row>
        </table:table-header-rows>
      </table:table>
      <text:p text:style-name="P35">Let's introduce new variables:</text:p>
      <table:table table:name="Table17" table:style-name="Table17">
        <table:table-column table:style-name="Table17.A"/>
        <table:table-column table:style-name="Table17.B"/>
        <table:table-header-rows>
          <table:table-row>
            <table:table-cell table:style-name="Table17.A1" office:value-type="string">
              <text:p text:style-name="P35"><text:s/><draw:frame draw:style-name="fr5" draw:name="Object33" text:anchor-type="as-char" svg:width="1.632cm" svg:height="1.138cm" draw:z-index="57"><draw:object xlink:href="./Object 34" xlink:type="simple" xlink:show="embed" xlink:actuate="onLoad"/><draw:image xlink:href="./ObjectReplacements/Object 34" xlink:type="simple" xlink:show="embed" xlink:actuate="onLoad"/></draw:frame></text:p>
            </table:table-cell>
            <table:table-cell table:style-name="Table17.A1" office:value-type="string">
              <text:p text:style-name="P34">(<text:sequence text:ref-name="refText3" text:name="Text" text:formula="ooow:Text+1" style:num-format="1">4</text:sequence>)</text:p>
            </table:table-cell>
          </table:table-row>
        </table:table-header-rows>
      </table:table>
      <text:p text:style-name="Standard">Then (<text:sequence-ref text:reference-format="value" text:ref-name="refText2">3</text:sequence-ref>) is equivalent to:</text:p>
      <table:table table:name="Table15" table:style-name="Table15">
        <table:table-column table:style-name="Table15.A"/>
        <table:table-column table:style-name="Table15.B"/>
        <table:table-header-rows>
          <table:table-row>
            <table:table-cell table:style-name="Table15.A1" office:value-type="string">
              <text:p text:style-name="P35"><draw:frame draw:style-name="fr5" draw:name="Object31" text:anchor-type="as-char" svg:width="3.508cm" svg:height="2.916cm" draw:z-index="60"><draw:object xlink:href="./Object 32" xlink:type="simple" xlink:show="embed" xlink:actuate="onLoad"/><draw:image xlink:href="./ObjectReplacements/Object 32" xlink:type="simple" xlink:show="embed" xlink:actuate="onLoad"/></draw:frame> </text:p>
            </table:table-cell>
            <table:table-cell table:style-name="Table15.A1" office:value-type="string">
              <text:p text:style-name="P34">(<text:sequence text:ref-name="refText4" text:name="Text" text:formula="ooow:Text+1" style:num-format="1">5</text:sequence>)</text:p>
            </table:table-cell>
          </table:table-row>
        </table:table-header-rows>
      </table:table>
      <text:p text:style-name="Standard"><text:span text:style-name="Strong_20_Emphasis">Proof:</text:span></text:p>
      <text:p text:style-name="Standard">Let's take <draw:frame draw:style-name="fr5" draw:name="Object32" text:anchor-type="as-char" svg:width="0.949cm" svg:height="0.531cm" draw:z-index="35"><draw:object xlink:href="./Object 33" xlink:type="simple" xlink:show="embed" xlink:actuate="onLoad"/><draw:image xlink:href="./ObjectReplacements/Object 33" xlink:type="simple" xlink:show="embed" xlink:actuate="onLoad"/></draw:frame>. We will show that <draw:frame draw:style-name="fr5" draw:name="Object49" text:anchor-type="as-char" svg:width="1.242cm" svg:height="0.527cm" draw:z-index="36"><draw:object xlink:href="./Object 50" xlink:type="simple" xlink:show="embed" xlink:actuate="onLoad"/><draw:image xlink:href="./ObjectReplacements/Object 50" xlink:type="simple" xlink:show="embed" xlink:actuate="onLoad"/></draw:frame>.</text:p>
      <text:p text:style-name="Standard">We can assume that <draw:frame draw:style-name="fr5" draw:name="Object34" text:anchor-type="as-char" svg:width="2.704cm" svg:height="0.531cm" draw:z-index="52"><draw:object xlink:href="./Object 35" xlink:type="simple" xlink:show="embed" xlink:actuate="onLoad"/><draw:image xlink:href="./ObjectReplacements/Object 35" xlink:type="simple" xlink:show="embed" xlink:actuate="onLoad"/></draw:frame>(can be done by reindexing). Then <draw:frame draw:style-name="fr5" draw:name="Object35" text:anchor-type="as-char" svg:width="4.676cm" svg:height="0.531cm" draw:z-index="55"><draw:object xlink:href="./Object 36" xlink:type="simple" xlink:show="embed" xlink:actuate="onLoad"/><draw:image xlink:href="./ObjectReplacements/Object 36" xlink:type="simple" xlink:show="embed" xlink:actuate="onLoad"/></draw:frame>.</text:p>
      <text:p text:style-name="Standard">Observe, that from all inequalities in (<text:sequence-ref text:reference-format="value" text:ref-name="refText4">5</text:sequence-ref>) only the first is meaningful, the others are corollaries and can be ignored.</text:p>
      <text:p text:style-name="Standard">Let's denote:</text:p>
      <table:table table:name="Table18" table:style-name="Table18">
        <table:table-column table:style-name="Table18.A"/>
        <table:table-column table:style-name="Table18.B"/>
        <table:table-header-rows>
          <table:table-row>
            <table:table-cell table:style-name="Table18.A1" office:value-type="string">
              <text:p text:style-name="P35"><text:s/><draw:frame draw:style-name="fr5" draw:name="Object36" text:anchor-type="as-char" svg:width="2.118cm" svg:height="2.124cm" draw:z-index="61"><draw:object xlink:href="./Object 49" xlink:type="simple" xlink:show="embed" xlink:actuate="onLoad"/><draw:image xlink:href="./ObjectReplacements/Object 49" xlink:type="simple" xlink:show="embed" xlink:actuate="onLoad"/></draw:frame></text:p>
            </table:table-cell>
            <table:table-cell table:style-name="Table18.A1" office:value-type="string">
              <text:p text:style-name="P34">(<text:sequence text:ref-name="refText5" text:name="Text" text:formula="ooow:Text+1" style:num-format="1">6</text:sequence>)</text:p>
            </table:table-cell>
          </table:table-row>
        </table:table-header-rows>
      </table:table>
      <text:p text:style-name="Standard"/>
      <text:p text:style-name="Standard">Then the first inequality in in (<text:sequence-ref text:reference-format="value" text:ref-name="refText4">5</text:sequence-ref>) can be written as:</text:p>
      <text:p text:style-name="Standard"><draw:frame draw:style-name="fr5" draw:name="Object37" text:anchor-type="as-char" svg:width="6.832cm" svg:height="0.531cm" draw:z-index="62"><draw:object xlink:href="./Object 38" xlink:type="simple" xlink:show="embed" xlink:actuate="onLoad"/><draw:image xlink:href="./ObjectReplacements/Object 38" xlink:type="simple" xlink:show="embed" xlink:actuate="onLoad"/></draw:frame></text:p>
      <text:p text:style-name="Standard"><draw:frame draw:style-name="fr5" draw:name="Object38" text:anchor-type="as-char" svg:width="7.05cm" svg:height="1.692cm" draw:z-index="63"><draw:object xlink:href="./Object 39" xlink:type="simple" xlink:show="embed" xlink:actuate="onLoad"/><draw:image xlink:href="./ObjectReplacements/Object 39" xlink:type="simple" xlink:show="embed" xlink:actuate="onLoad"/></draw:frame></text:p>
      <text:p text:style-name="Standard"><text:soft-page-break/>Remember from (<text:sequence-ref text:reference-format="value" text:ref-name="refText2">3</text:sequence-ref>) that <draw:frame draw:style-name="fr5" draw:name="Object39" text:anchor-type="as-char" svg:width="1.632cm" svg:height="0.586cm" draw:z-index="64"><draw:object xlink:href="./Object 40" xlink:type="simple" xlink:show="embed" xlink:actuate="onLoad"/><draw:image xlink:href="./ObjectReplacements/Object 40" xlink:type="simple" xlink:show="embed" xlink:actuate="onLoad"/></draw:frame>, then:</text:p>
      <table:table table:name="Table16" table:style-name="Table16">
        <table:table-column table:style-name="Table16.A"/>
        <table:table-column table:style-name="Table16.B"/>
        <table:table-header-rows>
          <table:table-row>
            <table:table-cell table:style-name="Table16.A1" office:value-type="string">
              <text:p text:style-name="P35"><text:s/><draw:frame draw:style-name="fr6" draw:name="Object40" text:anchor-type="as-char" svg:y="-0.695cm" svg:width="2.21cm" svg:height="1.139cm" draw:z-index="82"><draw:object xlink:href="./Object 41" xlink:type="simple" xlink:show="embed" xlink:actuate="onLoad"/><draw:image xlink:href="./ObjectReplacements/Object 41" xlink:type="simple" xlink:show="embed" xlink:actuate="onLoad"/></draw:frame></text:p>
            </table:table-cell>
            <table:table-cell table:style-name="Table16.A1" office:value-type="string">
              <text:p text:style-name="P34">(<text:sequence text:ref-name="refText6" text:name="Text" text:formula="ooow:Text+1" style:num-format="1">7</text:sequence>)</text:p>
            </table:table-cell>
          </table:table-row>
        </table:table-header-rows>
      </table:table>
      <text:p text:style-name="Standard">Let's split <draw:frame draw:style-name="fr5" draw:name="Object41" text:anchor-type="as-char" svg:width="0.654cm" svg:height="0.531cm" draw:z-index="85"><draw:object xlink:href="./Object 42" xlink:type="simple" xlink:show="embed" xlink:actuate="onLoad"/><draw:image xlink:href="./ObjectReplacements/Object 42" xlink:type="simple" xlink:show="embed" xlink:actuate="onLoad"/></draw:frame>in two groups: <draw:frame draw:style-name="fr5" draw:name="Object42" text:anchor-type="as-char" svg:width="1.245cm" svg:height="0.531cm" draw:z-index="86"><draw:object xlink:href="./Object 43" xlink:type="simple" xlink:show="embed" xlink:actuate="onLoad"/><draw:image xlink:href="./ObjectReplacements/Object 43" xlink:type="simple" xlink:show="embed" xlink:actuate="onLoad"/></draw:frame>and <draw:frame draw:style-name="fr5" draw:name="Object43" text:anchor-type="as-char" svg:width="1.291cm" svg:height="0.531cm" draw:z-index="87"><draw:object xlink:href="./Object 44" xlink:type="simple" xlink:show="embed" xlink:actuate="onLoad"/><draw:image xlink:href="./ObjectReplacements/Object 44" xlink:type="simple" xlink:show="embed" xlink:actuate="onLoad"/></draw:frame>. Then (<text:sequence-ref text:reference-format="value" text:ref-name="refText6">7</text:sequence-ref>) is equivalent to:</text:p>
      <text:p text:style-name="Standard"><draw:frame draw:style-name="fr6" draw:name="Object44" text:anchor-type="as-char" svg:y="-0.695cm" svg:width="2.217cm" svg:height="0.859cm" draw:z-index="89"><draw:object xlink:href="./Object 45" xlink:type="simple" xlink:show="embed" xlink:actuate="onLoad"/><draw:image xlink:href="./ObjectReplacements/Object 45" xlink:type="simple" xlink:show="embed" xlink:actuate="onLoad"/></draw:frame>. This holds only if <draw:frame draw:style-name="fr6" draw:name="Object45" text:anchor-type="as-char" svg:y="-0.531cm" svg:width="1.139cm" svg:height="0.531cm" draw:z-index="90"><draw:object xlink:href="./Object 46" xlink:type="simple" xlink:show="embed" xlink:actuate="onLoad"/><draw:image xlink:href="./ObjectReplacements/Object 46" xlink:type="simple" xlink:show="embed" xlink:actuate="onLoad"/></draw:frame>. </text:p>
      <text:p text:style-name="Standard">Then only <draw:frame draw:style-name="fr5" draw:name="Object46" text:anchor-type="as-char" svg:width="2.434cm" svg:height="0.531cm" draw:z-index="91"><draw:object xlink:href="./Object 47" xlink:type="simple" xlink:show="embed" xlink:actuate="onLoad"/><draw:image xlink:href="./ObjectReplacements/Object 47" xlink:type="simple" xlink:show="embed" xlink:actuate="onLoad"/></draw:frame>. Observe, that from (<text:sequence-ref text:reference-format="value" text:ref-name="refText5">6</text:sequence-ref>) follows<draw:frame draw:style-name="fr5" draw:name="Object47" text:anchor-type="as-char" svg:width="1.362cm" svg:height="0.531cm" draw:z-index="92"><draw:object xlink:href="./Object 48" xlink:type="simple" xlink:show="embed" xlink:actuate="onLoad"/><draw:image xlink:href="./ObjectReplacements/Object 48" xlink:type="simple" xlink:show="embed" xlink:actuate="onLoad"/></draw:frame>. Then</text:p>
      <text:p text:style-name="Standard"><draw:frame draw:style-name="fr5" draw:name="Object48" text:anchor-type="as-char" svg:width="8.259cm" svg:height="0.591cm" draw:z-index="93"><draw:object xlink:href="./Object 37" xlink:type="simple" xlink:show="embed" xlink:actuate="onLoad"/><draw:image xlink:href="./ObjectReplacements/Object 37" xlink:type="simple" xlink:show="embed" xlink:actuate="onLoad"/></draw:frame>.</text:p>
      <text:p text:style-name="P12">■</text:p>
      <text:p text:style-name="P11"/>
      <text:section text:style-name="Sect2" text:name="Section1">
        <text:h text:style-name="Heading_20_1" text:outline-level="1"><text:bookmark text:name="__RefHeading__1620_811080004"/>Convex Functions<text:bookmark-end text:name="__RefHeading__1620_811080004"/></text:h>
        <text:h text:style-name="Heading_20_2" text:outline-level="2"><text:bookmark text:name="__RefHeading__1622_811080004"/>Variables are Dependent<text:bookmark-end text:name="__RefHeading__1622_811080004"/></text:h>
        <text:p text:style-name="Standard">The maximum of a convex function cannot always be found by finding the maximum on the first variable where the others are fixed, than the second, etc. There are cases where this process fails, in both sequential (where each variable is processed once) and iterative (where we can repeatedly process a variable) variants. To see this, look at <text:sequence-ref text:reference-format="category-and-value" text:ref-name="refIllustration19">Figure 20</text:sequence-ref>. </text:p>
        <text:p text:style-name="Standard"><draw:frame draw:style-name="fr5" draw:name="Object65" text:anchor-type="as-char" svg:width="2.332cm" svg:height="0.483cm" draw:z-index="37"><draw:object xlink:href="./Object 66" xlink:type="simple" xlink:show="embed" xlink:actuate="onLoad"/><draw:image xlink:href="./ObjectReplacements/Object 66" xlink:type="simple" xlink:show="embed" xlink:actuate="onLoad"/></draw:frame>is a convex function. <text:s/><draw:frame draw:style-name="fr5" draw:name="Object66" text:anchor-type="as-char" svg:width="0.905cm" svg:height="0.467cm" draw:z-index="38"><draw:object xlink:href="./Object 67" xlink:type="simple" xlink:show="embed" xlink:actuate="onLoad"/><draw:image xlink:href="./ObjectReplacements/Object 67" xlink:type="simple" xlink:show="embed" xlink:actuate="onLoad"/><svg:desc>formula</svg:desc></draw:frame>have constraint as show on the picture. The global maximum in in the point <draw:frame draw:style-name="fr5" draw:name="Object67" text:anchor-type="as-char" svg:width="0.52cm" svg:height="0.467cm" draw:z-index="48"><draw:object xlink:href="./Object 68" xlink:type="simple" xlink:show="embed" xlink:actuate="onLoad"/><draw:image xlink:href="./ObjectReplacements/Object 68" xlink:type="simple" xlink:show="embed" xlink:actuate="onLoad"/><svg:desc>formula</svg:desc></draw:frame>.</text:p>
        <text:p text:style-name="Standard">If we are at the starting point (0, 0), then maximizing of<text:span text:style-name="T4"> </text:span><text:span text:style-name="T4"><draw:frame draw:style-name="fr5" draw:name="Object68" text:anchor-type="as-char" svg:width="2.628cm" svg:height="0.483cm" draw:z-index="54"><draw:object xlink:href="./Object 69" xlink:type="simple" xlink:show="embed" xlink:actuate="onLoad"/><draw:image xlink:href="./ObjectReplacements/Object 69" xlink:type="simple" xlink:show="embed" xlink:actuate="onLoad"/><svg:desc>formula</svg:desc></draw:frame></text:span>will lead us to nowhere, because the function is constant <draw:frame draw:style-name="fr5" draw:name="Object69" text:anchor-type="as-char" svg:width="2.03cm" svg:height="0.483cm" draw:z-index="66"><draw:object xlink:href="./Object 70" xlink:type="simple" xlink:show="embed" xlink:actuate="onLoad"/><draw:image xlink:href="./ObjectReplacements/Object 70" xlink:type="simple" xlink:show="embed" xlink:actuate="onLoad"/></draw:frame>. The same is true for <draw:frame draw:style-name="fr5" draw:name="Object70" text:anchor-type="as-char" svg:width="0.445cm" svg:height="0.467cm" draw:z-index="68"><draw:object xlink:href="./Object 71" xlink:type="simple" xlink:show="embed" xlink:actuate="onLoad"/><draw:image xlink:href="./ObjectReplacements/Object 71" xlink:type="simple" xlink:show="embed" xlink:actuate="onLoad"/><svg:desc>formula</svg:desc></draw:frame>.</text:p>
        <text:p text:style-name="Standard"/>
        <table:table table:name="Table30" table:style-name="Table30">
          <table:table-column table:style-name="Table30.A"/>
          <table:table-row>
            <table:table-cell table:style-name="Table30.A1" office:value-type="string">
              <text:p text:style-name="Table_20_Contents"><draw:frame draw:style-name="fr2" draw:name="graphics17" text:anchor-type="paragraph" svg:width="12.991cm" svg:height="11.06cm" draw:z-index="23"><draw:image xlink:href="../src/convex-1-var/convex-1-var.jpg" xlink:type="simple" xlink:show="embed" xlink:actuate="onLoad"/></draw:frame></text:p>
            </table:table-cell>
          </table:table-row>
          <table:table-row>
            <table:table-cell table:style-name="Table30.A1" office:value-type="string">
              <text:p text:style-name="Illustration">Figure <text:sequence text:ref-name="refIllustration19" text:name="Illustration" text:formula="ooow:Illustration+1" style:num-format="1">20</text:sequence>: convex function f(x,y).</text:p>
            </table:table-cell>
          </table:table-row>
        </table:table>
        <text:p text:style-name="Standard">If we are at the starting point <draw:frame draw:style-name="fr5" draw:name="Object71" text:anchor-type="as-char" svg:width="1.7cm" svg:height="0.531cm" draw:z-index="69"><draw:object xlink:href="./Object 72" xlink:type="simple" xlink:show="embed" xlink:actuate="onLoad"/><draw:image xlink:href="./ObjectReplacements/Object 72" xlink:type="simple" xlink:show="embed" xlink:actuate="onLoad"/><svg:desc>formula</svg:desc></draw:frame>, maximizing on each variable will also have no effect, because both <draw:frame draw:style-name="fr5" draw:name="Object72" text:anchor-type="as-char" svg:width="3.909cm" svg:height="0.531cm" draw:z-index="71"><draw:object xlink:href="./Object 73" xlink:type="simple" xlink:show="embed" xlink:actuate="onLoad"/><draw:image xlink:href="./ObjectReplacements/Object 73" xlink:type="simple" xlink:show="embed" xlink:actuate="onLoad"/><svg:desc>formula</svg:desc></draw:frame>have reached their maximums at the point <text:span text:style-name="T4">s</text:span>.</text:p>
        <text:h text:style-name="Heading_20_1" text:outline-level="1"><text:bookmark text:name="__RefHeading__1624_811080004"/>Bot Development<text:bookmark-end text:name="__RefHeading__1624_811080004"/></text:h>
        <text:h text:style-name="Heading_20_2" text:outline-level="2"><text:bookmark text:name="__RefHeading__1626_811080004"/>Important Factors in Bot Development<text:bookmark-end text:name="__RefHeading__1626_811080004"/></text:h>
        <text:h text:style-name="Heading_20_3" text:outline-level="3"><text:bookmark text:name="__RefHeading__1628_811080004"/>Complex Data Structures<text:bookmark-end text:name="__RefHeading__1628_811080004"/></text:h>
        <text:p text:style-name="Standard">A poker strategy is a giant chunk of data. It is very important to have good data formats for it. Standard .NET datatype can easily fail even with relatively modest amounts of data. For instance, binary serialization fails for a tree of 17000 nodes with 200 elements in each node. XML serialization is more reliable but generates huge files with a high percentage of decoration.</text:p>
        <text:h text:style-name="Heading_20_3" text:outline-level="3"><text:bookmark text:name="__RefHeading__1630_811080004"/>Visualization<text:bookmark-end text:name="__RefHeading__1630_811080004"/></text:h>
        <text:p text:style-name="Standard">A bot works with very complex data structures. It is difficult to imagin them, therefore it is difficult to both write and debug programs processing these structures. It is very important to have an ability to visualize these structures, first of all trees.</text:p>
        <text:p text:style-name="Standard">Graphviz and ZGRViewer are a great <text:s/>help for this task. pkr framework now also has a good support for tree visualization.</text:p>
        <text:h text:style-name="Heading_20_3" text:outline-level="3"><text:bookmark text:name="__RefHeading__1632_811080004"/>Test Data<text:bookmark-end text:name="__RefHeading__1632_811080004"/></text:h>
        <text:p text:style-name="Standard">If a bot looses in a real game it is very difficult to find why. It can be a wrong algorithm, a bug in the program or in the configuration, a wrong environment where the program is running, etc. </text:p>
        <text:p text:style-name="Standard">Test data allow to quickly verify if everything is correct without having to waste days for computing and testing strategies for real games.</text:p>
        <text:p text:style-name="Standard">The most important kind of test data are simplified games. Now they can be solved in a matter of minutes with standard verified algorithms and the results can be used to veryfy algorithms of the bot.</text:p>
        <text:p text:style-name="Standard">It is also important to unit-test bots, for obvious reasons. Simplified games can be used for that purpose as well.</text:p>
        <text:h text:style-name="Heading_20_3" text:outline-level="3"><text:bookmark text:name="__RefHeading__1634_811080004"/>Reference Data<text:bookmark-end text:name="__RefHeading__1634_811080004"/></text:h>
        <text:p text:style-name="Standard">It would be a great help to have solutions at least for some real poker problems. Even approximated solution would be very useful. For instance, knowing how much you expect to win in heads-up Holdem in position 0 with AKs allows to quickly verify a strategy.</text:p>
        <text:h text:style-name="Heading_20_2" text:outline-level="2"><text:bookmark text:name="__RefHeading__1636_811080004"/>Tricks and Troubleshooting<text:bookmark-end text:name="__RefHeading__1636_811080004"/></text:h>
        <text:h text:style-name="Heading_20_3" text:outline-level="3"><text:bookmark text:name="__RefHeading__1638_811080004"/>Strategy for Single Poket for an BR Bot<text:bookmark-end text:name="__RefHeading__1638_811080004"/></text:h>
        <text:p text:style-name="Standard">An BR can be computed for each poket separately. This can be used to speed-up testing of an BR bot. It is faster to both calculate and test a strategy for one pocket. The poker server can be configured to deal only this pocket to the bot under test.</text:p>
        <text:h text:style-name="Heading_20_3" text:outline-level="3"><text:bookmark text:name="__RefHeading__1640_811080004"/>Generated Deals<text:bookmark-end text:name="__RefHeading__1640_811080004"/></text:h>
        <text:p text:style-name="Standard">pkrloggen can be used to generate a set of deals with predefined properties, for instance a single pocket for the bot under test and uniformly distributed cards for the opponent.</text:p>
        <text:h text:style-name="Heading_20_3" text:outline-level="3"><text:bookmark text:name="__RefHeading__1642_811080004"/><text:soft-page-break/>Replay<text:bookmark-end text:name="__RefHeading__1642_811080004"/></text:h>
        <text:p text:style-name="Standard">A set of games can be replayed multiple times to debug a bot. ParrotBot can be used to simulate actions of opponents.</text:p>
        <text:p text:style-name="Standard"/>
        <text:p text:style-name="Standard"/>
        <text:p text:style-name="P20"/>
        <text:p text:style-name="Standard"/>
        <text:h text:style-name="Heading_20_1" text:outline-level="1"><text:bookmark text:name="__RefHeading__1984_962841337"/>Appendix<text:bookmark-end text:name="__RefHeading__1984_962841337"/></text:h>
        <text:h text:style-name="Heading_20_2" text:outline-level="2"><text:bookmark text:name="__RefHeading__1986_962841337"/>Typographic Conventions<text:bookmark-end text:name="__RefHeading__1986_962841337"/></text:h>
        <text:p text:style-name="Standard">This document uses the following typographic conventions<text:alphabetical-index-mark text:string-value="Typographic conventions"/>.</text:p>
        <table:table table:name="Table3" table:style-name="Table3">
          <table:table-column table:style-name="Table3.A"/>
          <table:table-column table:style-name="Table3.B"/>
          <table:table-header-rows>
            <table:table-row table:style-name="Table3.1">
              <table:table-cell table:style-name="Table3.A1" office:value-type="string">
                <text:p text:style-name="P25">Convention</text:p>
              </table:table-cell>
              <table:table-cell table:style-name="Table3.A1" office:value-type="string">
                <text:p text:style-name="P26">Description</text:p>
              </table:table-cell>
            </table:table-row>
          </table:table-header-rows>
          <table:table-row table:style-name="Table3.1">
            <table:table-cell table:style-name="Table3.A2" office:value-type="string">
              <text:p text:style-name="P27"><text:span text:style-name="Source_20_Text">Monospace</text:span></text:p>
            </table:table-cell>
            <table:table-cell table:style-name="Table3.A2" office:value-type="string">
              <text:p text:style-name="P32">Source code snippet.</text:p>
            </table:table-cell>
          </table:table-row>
          <table:table-row table:style-name="Table3.1">
            <table:table-cell table:style-name="Table3.A2" office:value-type="string">
              <text:p text:style-name="P28"/>
            </table:table-cell>
            <table:table-cell table:style-name="Table3.A2" office:value-type="string">
              <text:p text:style-name="P32"/>
            </table:table-cell>
          </table:table-row>
          <table:table-row table:style-name="Table3.1">
            <table:table-cell table:style-name="Table3.A2" office:value-type="string">
              <text:p text:style-name="P29"/>
            </table:table-cell>
            <table:table-cell table:style-name="Table3.A2" office:value-type="string">
              <text:p text:style-name="P32"/>
            </table:table-cell>
          </table:table-row>
          <table:table-row table:style-name="Table3.1">
            <table:table-cell table:style-name="Table3.A2" office:value-type="string">
              <text:p text:style-name="P30"/>
            </table:table-cell>
            <table:table-cell table:style-name="Table3.A2" office:value-type="string">
              <text:p text:style-name="P32"/>
            </table:table-cell>
          </table:table-row>
          <table:table-row table:style-name="Table3.1">
            <table:table-cell table:style-name="Table3.A2" office:value-type="string">
              <text:p text:style-name="P31"/>
            </table:table-cell>
            <table:table-cell table:style-name="Table3.A2" office:value-type="string">
              <text:p text:style-name="P32"/>
            </table:table-cell>
          </table:table-row>
        </table:table>
        <text:p text:style-name="Standard"><text:span text:style-name="T1">Table </text:span><text:span text:style-name="T1"><text:sequence text:ref-name="refTable2" text:name="Table" text:formula="ooow:Table+1" style:num-format="1">3</text:sequence></text:span><text:span text:style-name="T1">. </text:span><text:bookmark-start text:name="_Ref62538557"/><text:span text:style-name="T1">Ty</text:span><text:bookmark-end text:name="_Ref62538557"/><text:span text:style-name="T1">pographic Conventions</text:span></text:p>
        <text:h text:style-name="Heading_20_2" text:outline-level="2"><text:bookmark text:name="__RefHeading__1988_962841337"/>Glossary<text:bookmark-end text:name="__RefHeading__1988_962841337"/></text:h>
        <text:p text:style-name="P7">In contrast to the opinions of many people from the domain of software, the usage of abbreviations is essential in such a complex development as poker. This glossary provides explantions to these abbreviations and other terms widely used in the domain of poker theory and development of poker agents.</text:p>
        <table:table table:name="Table4" table:style-name="Table4">
          <table:table-column table:style-name="Table4.A"/>
          <table:table-column table:style-name="Table4.B"/>
          <table:table-row table:style-name="Table4.1">
            <table:table-cell table:style-name="Table4.A1" office:value-type="string">
              <text:p text:style-name="P21"><text:span text:style-name="Strong_20_Emphasis">Equilibrium</text:span></text:p>
            </table:table-cell>
            <table:table-cell table:style-name="Table4.A1" office:value-type="string">
              <text:p text:style-name="P22">See Nash Equilibrium</text:p>
            </table:table-cell>
          </table:table-row>
          <table:table-row table:style-name="Table4.1">
            <table:table-cell table:style-name="Table4.A1" office:value-type="string">
              <text:p text:style-name="P21"><text:span text:style-name="Strong_20_Emphasis">Nash equilibrium</text:span></text:p>
            </table:table-cell>
            <table:table-cell table:style-name="Table4.A1" office:value-type="string">
              <text:p text:style-name="P21"><text:span text:style-name="T3">A set of strategies in which </text:span>no player can do better by unilaterally changing his or her strategy. See also <text:a xlink:type="simple" xlink:href="http://en.wikipedia.org/wiki/Nash_equilibrium">http://en.wikipedia.org/wiki/Nash_equilibrium</text:a>.</text:p>
            </table:table-cell>
          </table:table-row>
          <table:table-row table:style-name="Table4.1">
            <table:table-cell table:style-name="Table4.A1" office:value-type="string">
              <text:p text:style-name="P21"><text:span text:style-name="Strong_20_Emphasis">BR</text:span></text:p>
            </table:table-cell>
            <table:table-cell table:style-name="Table4.A1" office:value-type="string">
              <text:p text:style-name="P21">Best Response algorithm (see <text:reference-ref text:reference-format="chapter" text:ref-name="best response">3</text:reference-ref>)</text:p>
            </table:table-cell>
          </table:table-row>
          <table:table-row table:style-name="Table4.1">
            <table:table-cell table:style-name="Table4.A1" office:value-type="string">
              <text:p text:style-name="P21"><text:span text:style-name="Strong_20_Emphasis">Static</text:span> <text:span text:style-name="Strong_20_Emphasis">strategy</text:span></text:p>
            </table:table-cell>
            <table:table-cell table:style-name="Table4.A1" office:value-type="string">
              <text:p text:style-name="P21">A strategy of a player that does not change over time</text:p>
            </table:table-cell>
          </table:table-row>
          <table:table-row table:style-name="Table4.1">
            <table:table-cell table:style-name="Table4.A1" office:value-type="string">
              <text:p text:style-name="P21"><text:span text:style-name="Strong_20_Emphasis">Dominant strategy</text:span></text:p>
            </table:table-cell>
            <table:table-cell table:style-name="Table4.A1" office:value-type="string">
              <text:p text:style-name="P21">A strategy is <text:span text:style-name="Strong_20_Emphasis">dominant</text:span> if, regardless of what any other players do, the strategy earns a player a larger payoff than any other. Hence, a strategy is dominant if it is always better than any other strategy, for any profile of other players' actions. Depending on whether "better" is defined with weak or strict inequalities, the strategy is termed <text:span text:style-name="Strong_20_Emphasis">strictly dominant</text:span> or <text:span text:style-name="Strong_20_Emphasis">weakly dominant</text:span>. If one strategy is dominant, than all others are dominated.</text:p>
            </table:table-cell>
          </table:table-row>
          <table:table-row table:style-name="Table4.1">
            <table:table-cell table:style-name="Table4.A1" office:value-type="string">
              <text:p text:style-name="P21"><text:span text:style-name="Strong_20_Emphasis">Hero</text:span></text:p>
            </table:table-cell>
            <table:table-cell table:style-name="Table4.A1" office:value-type="string">
              <text:p text:style-name="P21">When discussing a strategy, this is the player we are rooting for. For instance, in the BR this is the player who is trying to find best response against other players (opponents).</text:p>
            </table:table-cell>
          </table:table-row>
          <table:table-row table:style-name="Table4.1">
            <table:table-cell table:style-name="Table4.A1" office:value-type="string">
              <text:p text:style-name="P23"><text:span text:style-name="Strong_20_Emphasis">CT</text:span></text:p>
            </table:table-cell>
            <table:table-cell table:style-name="Table4.A1" office:value-type="string">
              <text:p text:style-name="P23">Chance tree</text:p>
            </table:table-cell>
          </table:table-row>
          <table:table-row table:style-name="Table4.1">
            <table:table-cell table:style-name="Table4.A1" office:value-type="string">
              <text:p text:style-name="P23"><text:span text:style-name="Strong_20_Emphasis">AT</text:span></text:p>
            </table:table-cell>
            <table:table-cell table:style-name="Table4.A1" office:value-type="string">
              <text:p text:style-name="P23">Action tree</text:p>
            </table:table-cell>
          </table:table-row>
          <table:table-row table:style-name="Table4.1">
            <table:table-cell table:style-name="Table4.A1" office:value-type="string">
              <text:p text:style-name="P23"><text:span text:style-name="Strong_20_Emphasis">MC</text:span></text:p>
            </table:table-cell>
            <table:table-cell table:style-name="Table4.A1" office:value-type="string">
              <text:p text:style-name="P24">Мо<text:span text:style-name="T7">nte-Carlo</text:span><text:soft-page-break/></text:p>
            </table:table-cell>
          </table:table-row>
        </table:table>
        <text:h text:style-name="Heading_20_2" text:outline-level="2"><text:bookmark text:name="__RefHeading__1990_962841337"/>Figures<text:bookmark-end text:name="__RefHeading__1990_962841337"/></text:h>
        <text:illustration-index text:style-name="Sect3"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Text_20_body"/>
          </text:index-body>
        </text:illustration-index>
        <text:p text:style-name="P9"/>
        <text:h text:style-name="Heading_20_2" text:outline-level="2"><text:bookmark text:name="__RefHeading__1992_962841337"/>Tables<text:bookmark-end text:name="__RefHeading__1992_962841337"/></text:h>
        <text:illustration-index text:style-name="Sect3"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cm" style:leader-char=" " style:with-tab="false"/>
              <text:index-entry-tab-stop style:type="left" style:position="1cm" style:leader-char=" " style:with-tab="false"/>
              <text:index-entry-tab-stop style:type="left" style:position="15.7cm" style:leader-char=" " style:with-tab="false"/>
            </text:illustration-index-entry-template>
          </text:illustration-index-source>
          <text:index-body>
            <text:p text:style-name="P45">Table 1. Influence of different moves on node values.<text:tab/>13</text:p>
            <text:p text:style-name="P45">Table 2. Data for move 1.0.<text:tab/>16</text:p>
            <text:p text:style-name="P45">Table 3. Typographic Conventions<text:tab/>28</text:p>
          </text:index-body>
        </text:illustration-index>
        <text:h text:style-name="Heading_20_2" text:outline-level="2"><text:bookmark text:name="__RefHeading__1994_962841337"/>Bibliography<text:bookmark-end text:name="__RefHeading__1994_962841337"/></text:h>
        <text:p text:style-name="Standard">[<text:sequence text:ref-name="refBibliographyIndex0" text:name="BibliographyIndex" text:formula="ooow:BibliographyIndex+1" style:num-format="1">1</text:sequence>] B. Hoehn, F. Southey, R. C. Holte, V. Bulitko, Effective Short-Term Opponent Exploitation in Simplified Poker, aaai2005poker.pdf</text:p>
        <text:p text:style-name="Standard">[<text:sequence text:ref-name="refBibliographyIndex1" text:name="BibliographyIndex" text:formula="ooow:BibliographyIndex+1" style:num-format="1">2</text:sequence>] Kuhn, H. W. 1950. A simplified two-person poker. <text:span text:style-name="T6">Contributions to the Theory of Games </text:span>1:97-103</text:p>
        <text:p text:style-name="Standard">[<text:sequence text:ref-name="refBibliographyIndex2" text:name="BibliographyIndex" text:formula="ooow:BibliographyIndex+1" style:num-format="1">3</text:sequence>] A. Gilpin, T. Sandholm, Lossless abstraction of imperfect information games, extensive.JACM.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Bold" svg:font-family="Times-Bold"/>
    <style:font-face style:name="Courier New1" svg:font-family="'Courier New'" style:font-family-generic="modern"/>
    <style:font-face style:name="Times-Italic" svg:font-family="Times-Italic"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17cm" fo:margin-right="0cm" fo:margin-top="0cm" fo:margin-bottom="0.212cm" fo:orphans="2" fo:widows="2" fo:text-indent="0cm" style:auto-text-indent="false" style:writing-mode="lr-tb">
        <style:tab-stops>
          <style:tab-stop style:position="-0.016cm"/>
        </style:tab-stops>
      </style:paragraph-properties>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035cm" fo:margin-bottom="3.951cm" fo:text-indent="0cm" style:auto-text-indent="false" fo:break-before="page" fo:keep-with-next="always"/>
      <style:text-properties fo:color="#333399" style:font-name="Arial" fo:font-size="20pt" fo:font-weight="bold" style:letter-kerning="true" style:font-size-asian="20pt" style:font-weight-asian="bold" style:font-name-complex="Arial" style:font-size-complex="21pt"/>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properties fo:color="#333399"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style:text-autospace="none"/>
      <style:text-properties fo:font-size="12pt" style:letter-kerning="true" style:font-size-asian="12pt" style:font-size-complex="12pt" style:font-weight-complex="normal"/>
    </style:style>
    <style:style style:name="Heading_20_4" style:display-name="Heading 4" style:family="paragraph" style:parent-style-name="Heading_20_3" style:next-style-name="Standard" style:default-outline-level="" style:list-style-name="" style:class="text">
      <style:paragraph-properties fo:margin-left="1.501cm" fo:margin-right="0cm" fo:text-indent="0cm" style:auto-text-indent="false"/>
      <style:text-properties fo:font-size="10pt" style:font-size-asian="10pt"/>
    </style:style>
    <style:style style:name="Heading_20_5" style:display-name="Heading 5" style:family="paragraph" style:parent-style-name="Heading_20_4" style:next-style-name="Standard" style:class="text">
      <style:text-properties fo:font-style="italic" fo:font-weight="normal" style:letter-kerning="true" style:font-style-asian="italic" style:font-weight-asian="normal"/>
    </style:style>
    <style:style style:name="Heading_20_6" style:display-name="Heading 6" style:family="paragraph" style:parent-style-name="Heading_20_5" style:next-style-name="Standard" style:class="text">
      <style:paragraph-properties fo:margin-left="2.032cm" fo:margin-right="0cm" fo:margin-top="0.423cm" fo:margin-bottom="0.212cm" fo:text-indent="-2.032cm" style:auto-text-indent="false">
        <style:tab-stops>
          <style:tab-stop style:position="-0.531cm"/>
          <style:tab-stop style:position="0cm"/>
          <style:tab-stop style:position="1.778cm"/>
        </style:tab-stops>
      </style:paragraph-properties>
      <style:text-properties style:font-size-complex="11pt" style:font-weight-complex="bold"/>
    </style:style>
    <style:style style:name="Heading_20_7" style:display-name="Heading 7" style:family="paragraph" style:parent-style-name="Standard" style:next-style-name="Standard" style:class="text">
      <style:paragraph-properties fo:margin-left="2.286cm" fo:margin-right="0cm" fo:margin-top="0.423cm" fo:margin-bottom="0.212cm" fo:text-indent="-2.286cm" style:auto-text-indent="false">
        <style:tab-stops>
          <style:tab-stop style:position="-0.785cm"/>
          <style:tab-stop style:position="0cm"/>
        </style:tab-stops>
      </style:paragraph-properties>
    </style:style>
    <style:style style:name="Heading_20_8" style:display-name="Heading 8" style:family="paragraph" style:parent-style-name="Standard" style:next-style-name="Standard" style:class="text">
      <style:paragraph-properties fo:margin-left="2.54cm" fo:margin-right="0cm" fo:margin-top="0.423cm" fo:margin-bottom="0.212cm" fo:text-indent="-2.54cm" style:auto-text-indent="false">
        <style:tab-stops>
          <style:tab-stop style:position="-1.039cm"/>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2.794cm" fo:margin-right="0cm" fo:margin-top="0.423cm" fo:margin-bottom="0.212cm" fo:text-indent="-2.794cm" style:auto-text-indent="false">
        <style:tab-stops>
          <style:tab-stop style:position="-1.293cm"/>
          <style:tab-stop style:position="0cm"/>
        </style:tab-stops>
      </style:paragraph-properties>
      <style:text-properties style:font-name="Arial"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left="2cm" fo:margin-right="0cm" fo:margin-top="0.635cm" fo:margin-bottom="0.212cm" fo:text-indent="0cm" style:auto-text-indent="false">
        <style:tab-stops>
          <style:tab-stop style:position="-0.499cm"/>
          <style:tab-stop style:position="1cm"/>
          <style:tab-stop style:position="15.7cm" style:type="right"/>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2.501cm" fo:margin-right="0cm" fo:margin-top="0.212cm" fo:margin-bottom="0.212cm" fo:text-indent="0cm" style:auto-text-indent="false">
        <style:tab-stops>
          <style:tab-stop style:position="-1cm"/>
          <style:tab-stop style:position="1cm"/>
          <style:tab-stop style:position="15.182cm" style:type="right"/>
        </style:tab-stops>
      </style:paragraph-properties>
      <style:text-properties fo:language="zxx" fo:country="none" fo:font-weight="bold" style:language-asian="zxx" style:country-asian="none"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3cm" fo:margin-right="0cm" fo:margin-top="0.035cm" fo:margin-bottom="0.212cm" fo:text-indent="0cm" style:auto-text-indent="false">
        <style:tab-stops>
          <style:tab-stop style:position="-1.499cm"/>
          <style:tab-stop style:position="1cm"/>
          <style:tab-stop style:position="14.683cm" style:type="right"/>
        </style:tab-stops>
      </style:paragraph-properties>
      <style:text-properties fo:language="zxx" fo:country="none" style:language-asian="zxx" style:country-asian="none" style:font-size-complex="14pt"/>
    </style:style>
    <style:style style:name="Contents_20_4" style:display-name="Contents 4" style:family="paragraph" style:parent-style-name="Contents_20_3" style:next-style-name="Standard" style:class="index">
      <style:paragraph-properties fo:margin-left="3.501cm" fo:margin-right="0cm"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Header" style:family="paragraph" style:parent-style-name="Standard" style:class="extra">
      <style:paragraph-properties fo:margin-top="0.035cm" fo:margin-bottom="0.212cm" fo:text-align="justify" style:justify-single-word="false">
        <style:tab-stops>
          <style:tab-stop style:position="-0.016cm"/>
          <style:tab-stop style:position="6.985cm" style:type="center"/>
          <style:tab-stop style:position="16.237cm" style:type="right"/>
        </style:tab-stops>
      </style:paragraph-properties>
      <style:text-properties fo:font-size="9pt" style:font-size-asian="9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next-style-name="Index_20_1" style:class="index">
      <style:paragraph-properties fo:margin-top="0.423cm" fo:margin-bottom="0.212cm" fo:keep-with-next="always">
        <style:tab-stops>
          <style:tab-stop style:position="-0.016cm"/>
          <style:tab-stop style:position="6.68cm" style:type="right" style:leader-style="dotted" style:leader-text="."/>
        </style:tab-stops>
      </style:paragraph-properties>
      <style:text-properties fo:font-size="14pt" fo:language="zxx" fo:country="none" fo:font-weight="bold" style:font-size-asian="14pt" style:language-asian="zxx" style:country-asian="none" style:font-weight-asian="bold" style:font-weight-complex="bold"/>
    </style:style>
    <style:style style:name="Index_20_2" style:display-name="Index 2" style:family="paragraph" style:parent-style-name="Standard" style:next-style-name="Standard" style:class="index">
      <style:paragraph-properties fo:margin-left="0.706cm" fo:margin-right="0cm" fo:margin-top="0.035cm" fo:margin-bottom="0.212cm" fo:text-indent="-0.353cm" style:auto-text-indent="false"/>
    </style:style>
    <style:style style:name="Footer" style:family="paragraph" style:parent-style-name="Standard" style:class="extra" style:master-page-name="">
      <style:paragraph-properties fo:margin-left="0cm" fo:margin-right="0cm" fo:margin-top="0.212cm" fo:margin-bottom="0.212cm" fo:text-align="justify" style:justify-single-word="false" fo:text-indent="0cm" style:auto-text-indent="false" style:page-number="auto" fo:padding="0cm" fo:border="none" style:shadow="none">
        <style:tab-stops>
          <style:tab-stop style:position="1.501cm"/>
          <style:tab-stop style:position="17.754cm" style:type="right"/>
        </style:tab-stops>
      </style:paragraph-properties>
      <style:text-properties fo:color="#333399"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12pt" fo:language="de" fo:country="DE" style:font-size-asian="12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12pt" fo:language="de" fo:country="DE"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paragraph-properties fo:margin-left="0cm" fo:margin-right="0cm" fo:text-indent="0cm" style:auto-text-indent="false" text:number-lines="false" text:line-number="0">
        <style:tab-stops>
          <style:tab-stop style:position="17.6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text-properties fo:font-style="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font-name-complex="Times New Roman"/>
    </style:style>
    <style:style style:name="WW8Num11z1" style:family="text">
      <style:text-properties style:font-name="Courier New1" style:font-name-complex="Courier New1"/>
    </style:style>
    <style:style style:name="WW8Num11z2" style:family="text">
      <style:text-properties style:font-name="Wingdings" style:font-name-complex="Times New Roman"/>
    </style:style>
    <style:style style:name="WW8Num12z0" style:family="text">
      <style:text-properties style:font-name="Symbol" style:font-name-complex="Times New Roman"/>
    </style:style>
    <style:style style:name="WW8Num12z1" style:family="text">
      <style:text-properties style:font-name="Courier New1" style:font-name-complex="Courier New1"/>
    </style:style>
    <style:style style:name="WW8Num12z2" style:family="text">
      <style:text-properties style:font-name="Wingdings" style:font-name-complex="Times New Roman"/>
    </style:style>
    <style:style style:name="WW8Num13z0" style:family="text">
      <style:text-properties style:font-name="Symbol" style:font-name-complex="Times New Roman"/>
    </style:style>
    <style:style style:name="WW8Num13z1" style:family="text">
      <style:text-properties style:font-name="Courier New1" style:font-name-complex="Courier New1"/>
    </style:style>
    <style:style style:name="WW8Num13z2" style:family="text">
      <style:text-properties style:font-name="Wingdings" style:font-name-complex="Times New Roman"/>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3z0" style:family="text">
      <style:text-properties fo:color="#333399" style:font-name="Symbol"/>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none"/>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DT_20_Char" style:display-name="DT Char" style:family="text" style:parent-style-name="Absatz-Standardschriftart">
      <style:text-properties fo:language="en" fo:country="US" fo:font-weight="bold" style:font-weight-asian="bold" style:language-complex="ar" style:country-complex="SA"/>
    </style:style>
    <style:style style:name="DD_20_Char" style:display-name="DD Char" style:family="text" style:parent-style-name="Absatz-Standardschriftart">
      <style:text-properties fo:language="en" fo:country="US" style:font-size-complex="12pt" style:language-complex="ar" style:country-complex="SA"/>
    </style:style>
    <style:style style:name="TH_20_Zchn" style:display-name="TH Zchn" style:family="text" style:parent-style-name="Absatz-Standardschriftart">
      <style:text-properties fo:color="#ffffff" style:font-name="Arial" fo:font-size="9pt" fo:language="en" fo:country="US" fo:font-weight="bold" style:font-size-asian="9pt" style:font-weight-asian="bold" style:font-name-complex="Arial" style:font-size-complex="9pt" style:language-complex="ar" style:country-complex="SA" style:font-weight-complex="bold"/>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efinition"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1.501cm"/>
      </text:outline-level-style>
      <text:outline-level-style text:level="2" style:num-format="1" text:display-levels="2">
        <style:list-level-properties text:min-label-width="1.501cm"/>
      </text:outline-level-style>
      <text:outline-level-style text:level="3" style:num-format="1" text:display-levels="3">
        <style:list-level-properties text:min-label-width="1.501cm"/>
      </text:outline-level-style>
      <text:outline-level-style text:level="4" style:num-format="1" text:display-levels="4">
        <style:list-level-properties text:space-before="2.995cm" text:min-label-width="1.524cm"/>
      </text:outline-level-style>
      <text:outline-level-style text:level="5" style:num-format="1" text:display-levels="5">
        <style:list-level-properties text:space-before="2.995cm" text:min-label-width="1.778cm"/>
      </text:outline-level-style>
      <text:outline-level-style text:level="6" style:num-format="1" text:display-levels="6">
        <style:list-level-properties text:space-before="2.995cm" text:min-label-width="2.032cm"/>
      </text:outline-level-style>
      <text:outline-level-style text:level="7" style:num-format="1" text:display-levels="7">
        <style:list-level-properties text:space-before="2.995cm" text:min-label-width="2.286cm"/>
      </text:outline-level-style>
      <text:outline-level-style text:level="8" style:num-format="1" text:display-levels="8">
        <style:list-level-properties text:space-before="2.995cm" text:min-label-width="2.54cm"/>
      </text:outline-level-style>
      <text:outline-level-style text:level="9" style:num-format="1" text:display-levels="9">
        <style:list-level-properties text:space-before="2.995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7.754cm" style:type="right"/>
        </style:tab-stops>
      </style:paragraph-properties>
    </style:style>
    <style:page-layout style:name="Mpm1">
      <style:page-layout-properties fo:page-width="21.001cm" fo:page-height="29.7cm" style:num-format="1" style:print-orientation="portrait" fo:margin-top="2cm" fo:margin-bottom="1cm" fo:margin-left="1.801cm" fo:margin-right="1.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1.801cm" fo:margin-right="1.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umber" text:outline-level="1">7</text:chapter> <text:s text:c="2"/><text:chapter text:display="name" text:outline-level="1">Appendix</text:chapter> <text:tab/><text:page-number style:num-format="1"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Poker Articles 2011</dc:title>
    <meta:initial-creator>Ivan Alles</meta:initial-creator>
    <meta:creation-date>2010-09-20T16:24:13</meta:creation-date>
    <dc:creator>Ivan Alles</dc:creator>
    <dc:date>2012-01-02T11:16:44.08</dc:date>
    <meta:editing-cycles>864</meta:editing-cycles>
    <meta:editing-duration>PT51H59M24S</meta:editing-duration>
    <meta:document-statistic meta:table-count="31" meta:image-count="17" meta:object-count="76" meta:page-count="29" meta:paragraph-count="324" meta:word-count="5082" meta:character-count="28021"/>
    <meta:user-defined meta:name="Info 1"/>
    <meta:user-defined meta:name="Info 2"/>
    <meta:user-defined meta:name="Info 3"/>
    <meta:user-defined meta:name="Info 4"/>
  </office:meta>
</office:document-meta>
</file>

<file path=Object 1/content.xml><?xml version="1.0" encoding="utf-8"?>
<math xmlns="http://www.w3.org/1998/Math/MathML">
  <semantics>
    <msub>
      <mi>m</mi>
      <mn>17</mn>
    </msub>
    <annotation encoding="StarMath 5.0">m_{17}</annotation>
  </semantics>
</math>
</file>

<file path=Object 10/content.xml><?xml version="1.0" encoding="utf-8"?>
<math xmlns="http://www.w3.org/1998/Math/MathML">
  <semantics>
    <mrow>
      <msub>
        <mo stretchy="false">Δ</mo>
        <mi>v</mi>
      </msub>
      <mi mathvariant="normal">=</mi>
      <mrow>
        <mo stretchy="false">+</mo>
        <mn>0.0167</mn>
      </mrow>
    </mrow>
    <annotation encoding="StarMath 5.0">%DELTA_v=+0.0167</annotation>
  </semantics>
</math>
</file>

<file path=Object 11/content.xml><?xml version="1.0" encoding="utf-8"?>
<math xmlns="http://www.w3.org/1998/Math/MathML">
  <semantics>
    <mrow>
      <msub>
        <mo stretchy="false">Δ</mo>
        <mi>v</mi>
      </msub>
      <mi mathvariant="normal">=</mi>
      <mrow>
        <mi mathvariant="normal">−</mi>
        <mn>0.0167</mn>
      </mrow>
    </mrow>
    <annotation encoding="StarMath 5.0">%DELTA_v=-0.0167</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color="#ff0000" draw:textarea-horizontal-align="justify" draw:textarea-vertical-align="middle" draw:auto-grow-height="false"/>
    </style:style>
    <style:style style:name="gr4" style:family="graphic" style:parent-style-name="standard">
      <style:graphic-properties draw:fill="hatch" draw:fill-color="#99ccff" draw:fill-hatch-name="Black_20_45_20_Degrees" draw:textarea-horizontal-align="justify" draw:textarea-vertical-align="middle" draw:auto-grow-height="false"/>
    </style:style>
    <style:style style:name="gr5" style:family="graphic" style:parent-style-name="standard">
      <style:graphic-properties draw:fill="hatch" draw:fill-color="#ffff00" draw:fill-hatch-name="Black_20_0_20_Degrees" draw:fill-hatch-solid="false" draw:textarea-horizontal-align="justify" draw:textarea-vertical-align="middle" draw:auto-grow-height="false"/>
    </style:style>
    <style:style style:name="gr6" style:family="graphic" style:parent-style-name="standard">
      <style:graphic-properties draw:fill-color="#ff0000" draw:opacity="50%" draw:textarea-horizontal-align="justify" draw:textarea-vertical-align="middle" draw:auto-grow-height="false" draw:shadow-opacity="50%"/>
    </style:style>
    <style:style style:name="gr7" style:family="graphic" style:parent-style-name="standard">
      <style:graphic-properties draw:fill="hatch" draw:fill-color="#99ccff" draw:fill-gradient-name="Gradient_20_1" draw:fill-hatch-name="Black_20_45_20_Degrees" draw:textarea-horizontal-align="justify" draw:textarea-vertical-align="middle" draw:auto-grow-height="false"/>
    </style:style>
    <style:style style:name="gr8" style:family="graphic" style:parent-style-name="standard">
      <style:graphic-properties draw:fill="hatch" draw:fill-hatch-name="Black_20_0_20_Degre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cm" svg:height="2cm" svg:x="2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2cm" svg:height="2cm" svg:x="4.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3cm" svg:y1="4cm" svg:x2="4.5cm" svg:y2="2.5cm">
          <text:p/>
        </draw:line>
        <draw:line draw:style-name="gr2" draw:text-style-name="P1" draw:layer="layout" svg:x1="4.5cm" svg:y1="2.5cm" svg:x2="5.5cm" svg:y2="4cm">
          <text:p/>
        </draw:line>
        <draw:custom-shape draw:style-name="gr3" draw:text-style-name="P1" draw:layer="layout" svg:width="1cm" svg:height="1cm" svg:x="3cm" svg:y="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2cm" svg:height="2cm" svg:x="2cm" svg:y="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3cm" svg:y1="9cm" svg:x2="7cm" svg:y2="7.5cm">
          <text:p/>
        </draw:line>
        <draw:line draw:style-name="gr2" draw:text-style-name="P1" draw:layer="layout" svg:x1="5.5cm" svg:y1="9cm" svg:x2="7cm" svg:y2="7.5cm">
          <text:p/>
        </draw:line>
        <draw:custom-shape draw:style-name="gr4" draw:text-style-name="P1" draw:layer="layout" svg:width="2cm" svg:height="2cm" svg:x="4.5cm" svg:y="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2cm" svg:height="2cm" svg:x="7cm" svg:y="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2cm" svg:height="2cm" svg:x="9.5cm" svg:y="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7cm" svg:y1="7.5cm" svg:x2="8cm" svg:y2="9cm">
          <text:p/>
        </draw:line>
        <draw:line draw:style-name="gr2" draw:text-style-name="P1" draw:layer="layout" svg:x1="10.5cm" svg:y1="9cm" svg:x2="7cm" svg:y2="7.5cm">
          <text:p/>
        </draw:line>
        <draw:custom-shape draw:style-name="gr6" draw:text-style-name="P1" draw:layer="layout" svg:width="1cm" svg:height="1cm" svg:x="3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1cm" svg:height="1cm" svg:x="8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draw:layer="layout" svg:width="2cm" svg:height="2cm" svg:x="9.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2cm" svg:height="2cm" svg:x="12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12cm" svg:y1="2.5cm" svg:x2="13cm" svg:y2="4cm">
          <text:p/>
        </draw:line>
        <draw:line draw:style-name="gr2" draw:text-style-name="P1" draw:layer="layout" svg:x1="10.5cm" svg:y1="4cm" svg:x2="12cm" svg:y2="2.5cm">
          <text:p/>
        </draw:line>
        <draw:custom-shape draw:style-name="gr7" draw:text-style-name="P1" draw:layer="layout" svg:width="2cm" svg:height="2cm" svg:x="9.5cm" svg:y="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2cm" svg:height="2cm" svg:x="12cm" svg:y="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12cm" svg:y1="12.5cm" svg:x2="13cm" svg:y2="14cm">
          <text:p/>
        </draw:line>
        <draw:line draw:style-name="gr2" draw:text-style-name="P1" draw:layer="layout" svg:x1="10.5cm" svg:y1="14cm" svg:x2="12cm" svg:y2="12.5cm">
          <text:p/>
        </draw:line>
        <draw:custom-shape draw:style-name="gr6" draw:text-style-name="P1" draw:layer="layout" svg:width="1cm" svg:height="1cm" svg:x="10.5cm" svg:y="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1cm" svg:height="1cm" svg:x="13cm" svg:y="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layer="layout" svg:width="2.314cm" svg:height="0.806cm" svg:x="2cm" svg:y="6.438cm">
          <draw:text-box>
            <text:p text:style-name="P2"><text:span text:style-name="T1">Player 0</text:span></text:p>
          </draw:text-box>
        </draw:frame>
        <draw:frame draw:style-name="gr9" draw:layer="layout" svg:width="2.314cm" svg:height="0.806cm" svg:x="9.5cm" svg:y="6.5cm">
          <draw:text-box>
            <text:p text:style-name="P2"><text:span text:style-name="T1">Player 1</text:span></text:p>
          </draw:text-box>
        </draw:frame>
        <draw:frame draw:style-name="gr9" draw:layer="layout" svg:width="2.979cm" svg:height="0.806cm" svg:x="2cm" svg:y="11.5cm">
          <draw:text-box>
            <text:p text:style-name="P2"><text:span text:style-name="T1">Game Tree</text:span></text:p>
          </draw:text-box>
        </draw:frame>
        <draw:frame draw:style-name="gr9" draw:layer="layout" svg:width="5.269cm" svg:height="0.806cm" svg:x="9.5cm" svg:y="16.194cm">
          <draw:text-box>
            <text:p text:style-name="P2"><text:span text:style-name="T1">Move of P0 in P1 tree</text:span></text:p>
          </draw:text-box>
        </draw:frame>
        <draw:custom-shape draw:style-name="gr10" draw:text-style-name="P1" draw:layer="layout" svg:width="0.5cm" svg:height="1cm" draw:transform="rotate (0.7853981633973) translate (3.939cm 7.354cm)">
          <text:p/>
          <draw:enhanced-geometry svg:viewBox="0 0 21600 21600" draw:text-areas="?f0 0 ?f2 ?f5" draw:type="down-arrow" draw:modifiers="16980.6795469687 5777.2455089820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0.5cm" svg:height="1cm" draw:transform="rotate (-0.785398163398487) translate (10.146cm 7cm)">
          <text:p/>
          <draw:enhanced-geometry svg:viewBox="0 0 21600 21600" draw:text-areas="?f0 0 ?f2 ?f5" draw:type="down-arrow" draw:modifiers="16980.6795469687 5777.2455089820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0.5cm" svg:height="1cm" draw:transform="rotate (0.7853981633973) translate (10cm 12.293cm)">
          <text:p/>
          <draw:enhanced-geometry svg:viewBox="0 0 21600 21600" draw:text-areas="?f0 0 ?f2 ?f5" draw:type="down-arrow" draw:modifiers="16980.6795469687 5777.2455089820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3" draw:layer="layout" svg:width="1.493cm" svg:height="0.725cm" svg:x="10cm" svg:y="3.275cm">
          <draw:text-box>
            <text:p text:style-name="P2"><text:span text:style-name="T2">1d{a}</text:span></text:p>
          </draw:text-box>
        </draw:frame>
        <draw:frame draw:style-name="gr9" draw:text-style-name="P3" draw:layer="layout" svg:width="1.463cm" svg:height="0.725cm" svg:x="5.037cm" svg:y="3.275cm">
          <draw:text-box>
            <text:p text:style-name="P2"><text:span text:style-name="T2">0d{y}</text:span></text:p>
          </draw:text-box>
        </draw:frame>
        <draw:frame draw:style-name="gr9" draw:text-style-name="P3" draw:layer="layout" svg:width="1.463cm" svg:height="0.725cm" svg:x="2.037cm" svg:y="3.275cm">
          <draw:text-box>
            <text:p text:style-name="P2"><text:span text:style-name="T2">0d{x}</text:span></text:p>
          </draw:text-box>
        </draw:frame>
        <draw:frame draw:style-name="gr9" draw:text-style-name="P3" draw:layer="layout" svg:width="1.493cm" svg:height="0.725cm" svg:x="12.507cm" svg:y="3.275cm">
          <draw:text-box>
            <text:p text:style-name="P2"><text:span text:style-name="T2">1d{b}</text:span></text:p>
          </draw:text-box>
        </draw:frame>
        <draw:frame draw:style-name="gr9" draw:text-style-name="P3" draw:layer="layout" svg:width="2.454cm" svg:height="0.725cm" svg:x="1.546cm" svg:y="8.275cm">
          <draw:text-box>
            <text:p text:style-name="P2"><text:span text:style-name="T2">0d{x}1d{a}</text:span></text:p>
          </draw:text-box>
        </draw:frame>
        <draw:frame draw:style-name="gr9" draw:text-style-name="P3" draw:layer="layout" svg:width="2.454cm" svg:height="0.725cm" svg:x="4.046cm" svg:y="8.275cm">
          <draw:text-box>
            <text:p text:style-name="P2"><text:span text:style-name="T2">0d{y}1d{a}</text:span></text:p>
          </draw:text-box>
        </draw:frame>
        <draw:frame draw:style-name="gr9" draw:text-style-name="P3" draw:layer="layout" svg:width="2.454cm" svg:height="0.725cm" svg:x="7cm" svg:y="8.275cm">
          <draw:text-box>
            <text:p text:style-name="P2"><text:span text:style-name="T2">0d{x}1d{b}</text:span></text:p>
          </draw:text-box>
        </draw:frame>
        <draw:frame draw:style-name="gr9" draw:text-style-name="P3" draw:layer="layout" svg:width="2.454cm" svg:height="0.725cm" svg:x="10.046cm" svg:y="8.275cm">
          <draw:text-box>
            <text:p text:style-name="P2"><text:span text:style-name="T2">0d{y}1d{b}</text:span></text:p>
          </draw:text-box>
        </draw:frame>
        <draw:frame draw:style-name="gr9" draw:text-style-name="P3" draw:layer="layout" svg:width="1.493cm" svg:height="0.725cm" svg:x="9.507cm" svg:y="13.275cm">
          <draw:text-box>
            <text:p text:style-name="P2"><text:span text:style-name="T2">1d{a}</text:span></text:p>
          </draw:text-box>
        </draw:frame>
        <draw:frame draw:style-name="gr9" draw:text-style-name="P3" draw:layer="layout" svg:width="1.493cm" svg:height="0.725cm" svg:x="12.5cm" svg:y="13.275cm">
          <draw:text-box>
            <text:p text:style-name="P2"><text:span text:style-name="T2">1d{b}</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DOCTYPE math  PUBLIC '-//OpenOffice.org//DTD Modified W3C MathML 1.01//EN'  'math.dtd'>
<math:math xmlns:math="http://www.w3.org/1998/Math/MathML">
  <math:semantics>
    <math:msub>
      <math:mi>h</math:mi>
      <math:mi>i</math:mi>
    </math:msub>
    <math:annotation math:encoding="StarMath 5.0">h_i</math:annotation>
  </math:semantics>
</math:math>
</file>

<file path=Object 14/content.xml><?xml version="1.0" encoding="utf-8"?>
<!DOCTYPE math  PUBLIC '-//OpenOffice.org//DTD Modified W3C MathML 1.01//EN'  'math.dtd'>
<math:math xmlns:math="http://www.w3.org/1998/Math/MathML">
  <math:semantics>
    <math:mtable>
      <math:mtr>
        <math:mrow>
          <math:msub>
            <math:mi>h</math:mi>
            <math:mi>i</math:mi>
          </math:msub>
          <math:mo math:stretchy="false">=</math:mo>
          <math:mrow>
            <math:mo math:stretchy="false">∑</math:mo>
            <math:msub>
              <math:mi>h</math:mi>
              <math:mi math:fontstyle="italic">child</math:mi>
            </math:msub>
          </math:mrow>
        </math:mrow>
      </math:mtr>
      <math:mtr>
        <math:mrow>
          <math:mrow>
            <math:mn>0</math:mn>
            <math:mo math:stretchy="false">≤</math:mo>
            <math:msub>
              <math:mi>h</math:mi>
              <math:mi>i</math:mi>
            </math:msub>
          </math:mrow>
          <math:mo math:stretchy="false">≤</math:mo>
          <math:mo math:stretchy="false">∞</math:mo>
        </math:mrow>
      </math:mtr>
    </math:mtable>
    <math:annotation math:encoding="StarMath 5.0">h_i = sum h_child newline
0 &lt;= h_i &lt;= infinity </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row>
        <math:mo math:stretchy="false">∑</math:mo>
        <math:msub>
          <math:mi>h</math:mi>
          <math:mi math:fontstyle="italic">child</math:mi>
        </math:msub>
      </math:mrow>
    </math:mrow>
    <math:annotation math:encoding="StarMath 5.0">1 = sum h_child</math:annotation>
  </math:semantics>
</math:math>
</file>

<file path=Object 16/content.xml><?xml version="1.0" encoding="utf-8"?>
<math xmlns="http://www.w3.org/1998/Math/MathML">
  <semantics>
    <mtable>
      <mtr>
        <mtd>
          <mrow>
            <mrow>
              <msub>
                <mi>k</mi>
                <mi>i</mi>
              </msub>
              <mi mathvariant="normal">=</mi>
              <mrow>
                <mrow>
                  <msub>
                    <mi>s</mi>
                    <mi>i</mi>
                  </msub>
                  <mi mathvariant="normal">∗</mi>
                  <msub>
                    <mi>s</mi>
                    <mi mathvariant="italic">ci</mi>
                  </msub>
                </mrow>
                <mi mathvariant="normal">∗</mi>
                <mi mathvariant="italic">sh</mi>
              </mrow>
            </mrow>
            <mrow>
              <mo stretchy="false">(</mo>
              <mrow>
                <msub>
                  <mi>c</mi>
                  <mi>h</mi>
                </msub>
                <mi>,</mi>
                <msub>
                  <mi>c</mi>
                  <mi>o</mi>
                </msub>
                <mi>,</mi>
                <msub>
                  <mi>c</mi>
                  <mi mathvariant="italic">sh</mi>
                </msub>
              </mrow>
              <mo stretchy="false">)</mo>
            </mrow>
          </mrow>
        </mtd>
      </mtr>
      <mtr>
        <mtd>
          <mtext>where</mtext>
        </mtd>
      </mtr>
      <mtr>
        <mtd>
          <mrow>
            <msub>
              <mi>s</mi>
              <mi>i</mi>
            </msub>
            <mi mathvariant="normal">:</mi>
            <mtext>in-pot of each player (equal for both) in the node</mtext>
            <mi>i</mi>
          </mrow>
        </mtd>
      </mtr>
      <mtr>
        <mtd>
          <mrow>
            <msub>
              <mi>p</mi>
              <mi mathvariant="italic">ci</mi>
            </msub>
            <mi mathvariant="normal">:</mi>
            <mtext>absolute chance probability of node </mtext>
            <mi>i</mi>
          </mrow>
        </mtd>
      </mtr>
      <mtr>
        <mtd>
          <mrow>
            <mi mathvariant="italic">sh</mi>
            <mi mathvariant="normal">:</mi>
            <mtext>showdown function</mtext>
          </mrow>
        </mtd>
      </mtr>
      <mtr>
        <mtd>
          <mrow>
            <msub>
              <mi>c</mi>
              <mi>h</mi>
            </msub>
            <mi mathvariant="normal">:</mi>
            <mtext>cards of the hero</mtext>
          </mrow>
        </mtd>
      </mtr>
      <mtr>
        <mtd>
          <mrow>
            <msub>
              <mi>c</mi>
              <mi>o</mi>
            </msub>
            <mi mathvariant="normal">:</mi>
            <mtext>cards of the opponent</mtext>
          </mrow>
        </mtd>
      </mtr>
      <mtr>
        <mtd>
          <mrow>
            <msub>
              <mi>c</mi>
              <mi>s</mi>
            </msub>
            <mi mathvariant="normal">:</mi>
            <mtext>shared cards</mtext>
          </mrow>
        </mtd>
      </mtr>
    </mtable>
    <annotation encoding="StarMath 5.0">k_i = s_i * s_ci * sh(c_h, c_o, c_sh) newline
"where" newline
s_i: "in-pot of each player (equal for both) in the node" i newline
p_ci: "absolute chance probability of node " i newline
sh: "showdown function" newline
c_h: "cards of the hero" newline
c_o: "cards of the opponent" newline
c_s: "shared cards" 

</annotation>
  </semantics>
</math>
</file>

<file path=Object 17/content.xml><?xml version="1.0" encoding="utf-8"?>
<math xmlns="http://www.w3.org/1998/Math/MathML">
  <semantics>
    <mtable>
      <mtr>
        <mtd>
          <mrow>
            <mrow>
              <msub>
                <mi>v</mi>
                <mi>i</mi>
              </msub>
              <mi mathvariant="normal">=</mi>
              <mrow>
                <mi mathvariant="normal">∑</mi>
                <msub>
                  <mi>k</mi>
                  <mi>j</mi>
                </msub>
              </mrow>
            </mrow>
            <msub>
              <mi>h</mi>
              <mi>j</mi>
            </msub>
          </mrow>
        </mtd>
      </mtr>
      <mtr>
        <mtd>
          <mrow>
            <mrow>
              <mrow>
                <mi mathvariant="normal">−</mi>
                <mi mathvariant="normal">∞</mi>
              </mrow>
              <mi mathvariant="normal">≤</mi>
              <msub>
                <mi>v</mi>
                <mi>i</mi>
              </msub>
            </mrow>
            <mi mathvariant="normal">≤</mi>
            <mi mathvariant="normal">∞</mi>
          </mrow>
        </mtd>
      </mtr>
    </mtable>
    <annotation encoding="StarMath 5.0">v_i = sum k_j h_j newline
-infinity &lt;= v_i &lt;= infinity </annotation>
  </semantics>
</math>
</file>

<file path=Object 18/content.xml><?xml version="1.0" encoding="utf-8"?>
<math xmlns="http://www.w3.org/1998/Math/MathML">
  <semantics>
    <msub>
      <mi>n</mi>
      <mi>j</mi>
    </msub>
    <annotation encoding="StarMath 5.0">n_j</annotation>
  </semantics>
</math>
</file>

<file path=Object 19/content.xml><?xml version="1.0" encoding="utf-8"?>
<!DOCTYPE math  PUBLIC '-//OpenOffice.org//DTD Modified W3C MathML 1.01//EN'  'math.dtd'>
<math:math xmlns:math="http://www.w3.org/1998/Math/MathML">
  <math:semantics>
    <math:mtable>
      <math:mtr>
        <math:mrow>
          <math:msub>
            <math:mi>v</math:mi>
            <math:mi>i</math:mi>
          </math:msub>
          <math:mo math:stretchy="false">=</math:mo>
          <math:mrow>
            <math:mo math:stretchy="false">∑</math:mo>
            <math:msub>
              <math:mi>r</math:mi>
              <math:mi>j</math:mi>
            </math:msub>
          </math:mrow>
        </math:mrow>
      </math:mtr>
      <math:mtr>
        <math:mrow>
          <math:msub>
            <math:mi>v</math:mi>
            <math:mi>i</math:mi>
          </math:msub>
          <math:mo math:stretchy="false">≤</math:mo>
          <math:msub>
            <math:mi>v</math:mi>
            <math:mi>j</math:mi>
          </math:msub>
        </math:mrow>
      </math:mtr>
      <math:mtr>
        <math:mrow>
          <math:mrow>
            <math:mrow>
              <math:mo math:stretchy="false">−</math:mo>
              <math:mo math:stretchy="false">∞</math:mo>
            </math:mrow>
            <math:mo math:stretchy="false">≤</math:mo>
            <math:msub>
              <math:mi>v</math:mi>
              <math:mi>i</math:mi>
            </math:msub>
          </math:mrow>
          <math:mo math:stretchy="false">≤</math:mo>
          <math:mo math:stretchy="false">∞</math:mo>
        </math:mrow>
      </math:mtr>
      <math:mtr>
        <math:mrow>
          <math:mrow>
            <math:mrow>
              <math:mo math:stretchy="false">−</math:mo>
              <math:mo math:stretchy="false">∞</math:mo>
            </math:mrow>
            <math:mo math:stretchy="false">≤</math:mo>
            <math:msub>
              <math:mi>r</math:mi>
              <math:mi>j</math:mi>
            </math:msub>
          </math:mrow>
          <math:mo math:stretchy="false">≤</math:mo>
          <math:mo math:stretchy="false">∞</math:mo>
        </math:mrow>
      </math:mtr>
      <math:mtr>
        <math:mrow>
          <math:mtext>for all </math:mtext>
          <math:mi>j</math:mi>
          <math:mtext>from set of child nodes</math:mtext>
        </math:mrow>
      </math:mtr>
    </math:mtable>
    <math:annotation math:encoding="StarMath 5.0">v_i = sum r_j newline
v_i &lt;= v_j newline
-infinity &lt;= v_i &lt;= infinity newline
-infinity &lt;= r_j &lt;= infinity newline
"for all " j "from set of child nodes" newline
 
 </math:annotation>
  </math:semantics>
</math:math>
</file>

<file path=Object 2/content.xml><?xml version="1.0" encoding="utf-8"?>
<math xmlns="http://www.w3.org/1998/Math/MathML">
  <semantics>
    <msub>
      <mi>m</mi>
      <mn>17</mn>
    </msub>
    <annotation encoding="StarMath 5.0">m_{17}</annotation>
  </semantics>
</math>
</file>

<file path=Object 20/content.xml><?xml version="1.0" encoding="utf-8"?>
<!DOCTYPE math  PUBLIC '-//OpenOffice.org//DTD Modified W3C MathML 1.01//EN'  'math.dtd'>
<math:math xmlns:math="http://www.w3.org/1998/Math/MathML">
  <math:semantics>
    <math:mtable>
      <math:mtr>
        <math:mrow>
          <math:msub>
            <math:mi>v</math:mi>
            <math:mi>i</math:mi>
          </math:msub>
          <math:mo math:stretchy="false">=</math:mo>
          <math:mrow>
            <math:mo math:stretchy="false">∑</math:mo>
            <math:msub>
              <math:mi>r</math:mi>
              <math:mi>j</math:mi>
            </math:msub>
          </math:mrow>
        </math:mrow>
      </math:mtr>
      <math:mtr>
        <math:mrow>
          <math:mrow>
            <math:mrow>
              <math:mo math:stretchy="false">−</math:mo>
              <math:mo math:stretchy="false">∞</math:mo>
            </math:mrow>
            <math:mo math:stretchy="false">≤</math:mo>
            <math:msub>
              <math:mi>v</math:mi>
              <math:mi>i</math:mi>
            </math:msub>
          </math:mrow>
          <math:mo math:stretchy="false">≤</math:mo>
          <math:mo math:stretchy="false">∞</math:mo>
        </math:mrow>
      </math:mtr>
    </math:mtable>
    <math:annotation math:encoding="StarMath 5.0">v_i = sum r_j newline
-infinity &lt;= v_i &lt;= infinity
 
 </math:annotation>
  </math:semantics>
</math:math>
</file>

<file path=Object 21/content.xml><?xml version="1.0" encoding="utf-8"?>
<!DOCTYPE math  PUBLIC '-//OpenOffice.org//DTD Modified W3C MathML 1.01//EN'  'math.dtd'>
<math:math xmlns:math="http://www.w3.org/1998/Math/MathML">
  <math:semantics>
    <math:mrow>
      <math:msub>
        <math:mi>v</math:mi>
        <math:mn>0</math:mn>
      </math:msub>
      <math:mo math:stretchy="false">→</math:mo>
      <math:mi math:fontstyle="italic">max</math:mi>
    </math:mrow>
    <math:annotation math:encoding="StarMath 5.0">v_0 rightarrow max</math:annotation>
  </math:semantics>
</math:math>
</file>

<file path=Object 22/content.xml><?xml version="1.0" encoding="utf-8"?>
<!DOCTYPE math  PUBLIC '-//OpenOffice.org//DTD Modified W3C MathML 1.01//EN'  'math.dtd'>
<math:math xmlns:math="http://www.w3.org/1998/Math/MathML">
  <math:semantics>
    <math:msub>
      <math:mi>h</math:mi>
      <math:mi>i</math:mi>
    </math:msub>
    <math:annotation math:encoding="StarMath 5.0">h_i</math:annotation>
  </math:semantics>
</math:math>
</file>

<file path=Object 23/content.xml><?xml version="1.0" encoding="utf-8"?>
<!DOCTYPE math  PUBLIC '-//OpenOffice.org//DTD Modified W3C MathML 1.01//EN'  'math.dtd'>
<math:math xmlns:math="http://www.w3.org/1998/Math/MathML">
  <math:semantics>
    <math:msub>
      <math:mi>v</math:mi>
      <math:mi>i</math:mi>
    </math:msub>
    <math:annotation math:encoding="StarMath 5.0">v_i</math:annotation>
  </math:semantics>
</math:math>
</file>

<file path=Object 24/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

<file path=Object 25/content.xml><?xml version="1.0" encoding="utf-8"?>
<!DOCTYPE math  PUBLIC '-//OpenOffice.org//DTD Modified W3C MathML 1.01//EN'  'math.dtd'>
<math:math xmlns:math="http://www.w3.org/1998/Math/MathML">
  <math:semantics>
    <math:mtable>
      <math:mtr>
        <math:mrow>
          <math:mrow>
            <math:msub>
              <math:mi>v</math:mi>
              <math:mi>i</math:mi>
            </math:msub>
            <math:mo math:stretchy="false">=</math:mo>
            <math:mi math:fontstyle="italic">min</math:mi>
          </math:mrow>
          <math:msub>
            <math:mi>v</math:mi>
            <math:mi>j</math:mi>
          </math:msub>
        </math:mrow>
      </math:mtr>
      <math:mtr>
        <math:mrow>
          <math:mrow>
            <math:mrow>
              <math:mo math:stretchy="false">−</math:mo>
              <math:mo math:stretchy="false">∞</math:mo>
            </math:mrow>
            <math:mo math:stretchy="false">≤</math:mo>
            <math:msub>
              <math:mi>v</math:mi>
              <math:mi>i</math:mi>
            </math:msub>
          </math:mrow>
          <math:mo math:stretchy="false">≤</math:mo>
          <math:mo math:stretchy="false">∞</math:mo>
        </math:mrow>
      </math:mtr>
      <math:mtr>
        <math:mrow>
          <math:mtext>for all </math:mtext>
          <math:mi>j</math:mi>
          <math:mtext>from set of child nodes</math:mtext>
        </math:mrow>
      </math:mtr>
    </math:mtable>
    <math:annotation math:encoding="StarMath 5.0">v_i = min v_j newline
-infinity &lt;= v_i &lt;= infinity newline
"for all " j "from set of child nodes" newline
 
 </math:annotation>
  </math:semantics>
</math:math>
</file>

<file path=Object 26/content.xml><?xml version="1.0" encoding="utf-8"?>
<math xmlns="http://www.w3.org/1998/Math/MathML">
  <semantics>
    <mtable>
      <mtr>
        <mtd>
          <mrow>
            <mrow>
              <msub>
                <mi>v</mi>
                <mi>i</mi>
              </msub>
              <mi mathvariant="normal">=</mi>
              <mi mathvariant="italic">min</mi>
            </mrow>
            <mrow>
              <mo stretchy="false">(</mo>
              <mrow>
                <msub>
                  <mi>o</mi>
                  <mi>j</mi>
                </msub>
                <mi mathvariant="normal">∗</mi>
                <msub>
                  <mi>v</mi>
                  <mi>j</mi>
                </msub>
              </mrow>
              <mo stretchy="false">)</mo>
            </mrow>
          </mrow>
        </mtd>
      </mtr>
      <mtr>
        <mtd>
          <mrow>
            <mrow>
              <mi mathvariant="normal">∑</mi>
              <msub>
                <mi>o</mi>
                <mi>j</mi>
              </msub>
            </mrow>
            <mi mathvariant="normal">=</mi>
            <mn>1</mn>
          </mrow>
        </mtd>
      </mtr>
      <mtr>
        <mtd>
          <mrow>
            <mrow>
              <mrow>
                <mi mathvariant="normal">−</mi>
                <mi mathvariant="normal">∞</mi>
              </mrow>
              <mi mathvariant="normal">≤</mi>
              <msub>
                <mi>v</mi>
                <mi>i</mi>
              </msub>
            </mrow>
            <mi mathvariant="normal">≤</mi>
            <mi mathvariant="normal">∞</mi>
          </mrow>
        </mtd>
      </mtr>
      <mtr>
        <mtd>
          <mrow>
            <mtext>where </mtext>
            <msub>
              <mi>o</mi>
              <mi>j</mi>
            </msub>
            <mtext> is a conditional probability of the opponent selecting node</mtext>
            <mi>j</mi>
          </mrow>
        </mtd>
      </mtr>
    </mtable>
    <annotation encoding="StarMath 5.0">v_i = min (o_j * v_j) newline
sum o_j = 1 newline
-infinity &lt;= v_i &lt;= infinity newline
"where " o_j " is a conditional probability of the opponent selecting node" j newline

 
 </annotation>
  </semantics>
</math>
</file>

<file path=Object 27/content.xml><?xml version="1.0" encoding="utf-8"?>
<!DOCTYPE math  PUBLIC '-//OpenOffice.org//DTD Modified W3C MathML 1.01//EN'  'math.dtd'>
<math:math xmlns:math="http://www.w3.org/1998/Math/MathML">
  <math:semantics>
    <math:mtable>
      <math:mtr>
        <math:mrow>
          <math:msub>
            <math:mi>r</math:mi>
            <math:mi>j</math:mi>
          </math:msub>
          <math:mo math:stretchy="false">=</math:mo>
          <math:mrow>
            <math:msub>
              <math:mi>o</math:mi>
              <math:mi>j</math:mi>
            </math:msub>
            <math:mo math:stretchy="false">∗</math:mo>
            <math:msub>
              <math:mi>v</math:mi>
              <math:mi>j</math:mi>
            </math:msub>
          </math:mrow>
        </math:mrow>
      </math:mtr>
      <math:mtr>
        <math:mrow>
          <math:mrow>
            <math:mrow>
              <math:mo math:stretchy="false">−</math:mo>
              <math:mo math:stretchy="false">∞</math:mo>
            </math:mrow>
            <math:mo math:stretchy="false">≤</math:mo>
            <math:msub>
              <math:mi>r</math:mi>
              <math:mi>j</math:mi>
            </math:msub>
          </math:mrow>
          <math:mo math:stretchy="false">≤</math:mo>
          <math:mo math:stretchy="false">∞</math:mo>
        </math:mrow>
      </math:mtr>
    </math:mtable>
    <math:annotation math:encoding="StarMath 5.0">r_j = o_j * v_j newline
-infinity &lt;= r_j &lt;= infinity newline

 
 </math:annotation>
  </math:semantics>
</math:math>
</file>

<file path=Object 28/content.xml><?xml version="1.0" encoding="utf-8"?>
<!DOCTYPE math  PUBLIC '-//OpenOffice.org//DTD Modified W3C MathML 1.01//EN'  'math.dtd'>
<math:math xmlns:math="http://www.w3.org/1998/Math/MathML">
  <math:semantics>
    <math:msub>
      <math:mi>h</math:mi>
      <math:mi>i</math:mi>
    </math:msub>
    <math:annotation math:encoding="StarMath 5.0">h_i</math:annotation>
  </math:semantics>
</math:math>
</file>

<file path=Object 29/content.xml><?xml version="1.0" encoding="utf-8"?>
<!DOCTYPE math  PUBLIC '-//OpenOffice.org//DTD Modified W3C MathML 1.01//EN'  'math.dtd'>
<math:math xmlns:math="http://www.w3.org/1998/Math/MathML">
  <math:semantics>
    <math:msub>
      <math:mi>v</math:mi>
      <math:mi>i</math:mi>
    </math:msub>
    <math:annotation math:encoding="StarMath 5.0">v_i</math:annotation>
  </math:semantics>
</math:math>
</file>

<file path=Object 3/content.xml><?xml version="1.0" encoding="utf-8"?>
<math xmlns="http://www.w3.org/1998/Math/MathML">
  <semantics>
    <mrow>
      <msubsup>
        <mi>m</mi>
        <mn>17</mn>
        <mrow>
          <mi>f</mi>
          <mtext>+</mtext>
          <mo stretchy="false">Δ</mo>
        </mrow>
      </msubsup>
      <mi mathvariant="normal">=</mi>
      <mrow>
        <mo stretchy="false">(</mo>
        <mrow>
          <mn>0.767,</mn>
          <mn>0.233</mn>
        </mrow>
        <mo stretchy="false">)</mo>
      </mrow>
    </mrow>
    <annotation encoding="StarMath 5.0">m^{f"+"%DELTA}_{17}=(0.767, 0.233)</annotation>
  </semantics>
</math>
</file>

<file path=Object 30/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

<file path=Object 31/content.xml><?xml version="1.0" encoding="utf-8"?>
<!DOCTYPE math  PUBLIC '-//OpenOffice.org//DTD Modified W3C MathML 1.01//EN'  'math.dtd'>
<math:math xmlns:math="http://www.w3.org/1998/Math/MathML">
  <math:semantics>
    <math:mrow>
      <math:mrow>
        <math:mi>f</math:mi>
        <math:mo math:stretchy="false">=</math:mo>
        <math:mi math:fontstyle="italic">min</math:mi>
      </math:mrow>
      <math:mrow>
        <math:mo math:stretchy="false">(</math:mo>
        <math:mrow>
          <math:msub>
            <math:mi>x</math:mi>
            <math:mn>1</math:mn>
          </math:msub>
          <math:mi>,</math:mi>
          <math:msub>
            <math:mi>x</math:mi>
            <math:mn>2</math:mn>
          </math:msub>
          <math:mi>,</math:mi>
          <math:mn>...</math:mn>
          <math:mi>,</math:mi>
          <math:msub>
            <math:mi>x</math:mi>
            <math:mi>n</math:mi>
          </math:msub>
        </math:mrow>
        <math:mo math:stretchy="false">)</math:mo>
      </math:mrow>
    </math:mrow>
    <math:annotation math:encoding="StarMath 5.0">f = min(x_1 , x_2 , ..., x_n)
</math:annotation>
  </math:semantics>
</math:math>
</file>

<file path=Object 32/content.xml><?xml version="1.0" encoding="utf-8"?>
<!DOCTYPE math  PUBLIC '-//OpenOffice.org//DTD Modified W3C MathML 1.01//EN'  'math.dtd'>
<math:math xmlns:math="http://www.w3.org/1998/Math/MathML">
  <math:semantics>
    <math:mtable>
      <math:mtr>
        <math:mrow>
          <math:msup>
            <math:mi>f</math:mi>
            <math:mi>'</math:mi>
          </math:msup>
          <math:mo math:stretchy="false">=</math:mo>
          <math:mrow>
            <math:mrow>
              <math:mrow>
                <math:msub>
                  <math:mi>y</math:mi>
                  <math:mn>1</math:mn>
                </math:msub>
                <math:mo math:stretchy="false">+</math:mo>
                <math:msub>
                  <math:mi>y</math:mi>
                  <math:mn>2</math:mn>
                </math:msub>
              </math:mrow>
              <math:mo math:stretchy="false">+</math:mo>
              <math:mn>...</math:mn>
            </math:mrow>
            <math:mo math:stretchy="false">+</math:mo>
            <math:msub>
              <math:mi>y</math:mi>
              <math:mi>n</math:mi>
            </math:msub>
          </math:mrow>
        </math:mrow>
      </math:mtr>
      <math:mtr>
        <math:mrow>
          <math:msup>
            <math:mi>f</math:mi>
            <math:mi>'</math:mi>
          </math:msup>
          <math:mo math:stretchy="false">≤</math:mo>
          <math:msub>
            <math:mi>x</math:mi>
            <math:mn>1</math:mn>
          </math:msub>
        </math:mrow>
      </math:mtr>
      <math:mtr>
        <math:mrow>
          <math:msup>
            <math:mi>f</math:mi>
            <math:mi>'</math:mi>
          </math:msup>
          <math:mo math:stretchy="false">≤</math:mo>
          <math:msub>
            <math:mi>x</math:mi>
            <math:mn>2</math:mn>
          </math:msub>
        </math:mrow>
      </math:mtr>
      <math:mtr>
        <math:mn>...</math:mn>
      </math:mtr>
      <math:mtr>
        <math:mrow>
          <math:msup>
            <math:mi>f</math:mi>
            <math:mi>'</math:mi>
          </math:msup>
          <math:mo math:stretchy="false">≤</math:mo>
          <math:msub>
            <math:mi>x</math:mi>
            <math:mi>n</math:mi>
          </math:msub>
        </math:mrow>
      </math:mtr>
    </math:mtable>
    <math:annotation math:encoding="StarMath 5.0">f^' = y_1 + y_2 + ... + y_n newline

f^' &lt;= x_1 newline
f^' &lt;= x_2 newline
... newline
f^' &lt;= x_n</math:annotation>
  </math:semantics>
</math:math>
</file>

<file path=Object 33/content.xml><?xml version="1.0" encoding="utf-8"?>
<!DOCTYPE math  PUBLIC '-//OpenOffice.org//DTD Modified W3C MathML 1.01//EN'  'math.dtd'>
<math:math xmlns:math="http://www.w3.org/1998/Math/MathML">
  <math:semantics>
    <math:mrow>
      <math:mo math:stretchy="false">∀</math:mo>
      <math:msub>
        <math:mi>x</math:mi>
        <math:mi>i</math:mi>
      </math:msub>
    </math:mrow>
    <math:annotation math:encoding="StarMath 5.0">forall  x_i
</math:annotation>
  </math:semantics>
</math:math>
</file>

<file path=Object 34/content.xml><?xml version="1.0" encoding="utf-8"?>
<!DOCTYPE math  PUBLIC '-//OpenOffice.org//DTD Modified W3C MathML 1.01//EN'  'math.dtd'>
<math:math xmlns:math="http://www.w3.org/1998/Math/MathML">
  <math:semantics>
    <math:mtable>
      <math:mtr>
        <math:mrow>
          <math:mrow>
            <math:msub>
              <math:mi>y</math:mi>
              <math:mi>i</math:mi>
            </math:msub>
            <math:mo math:stretchy="false">=</math:mo>
            <math:msub>
              <math:mi>x</math:mi>
              <math:mi>i</math:mi>
            </math:msub>
          </math:mrow>
          <math:msub>
            <math:mi>z</math:mi>
            <math:mi>i</math:mi>
          </math:msub>
        </math:mrow>
      </math:mtr>
      <math:mtr>
        <math:mrow>
          <math:mrow>
            <math:mo math:stretchy="false">∑</math:mo>
            <math:msub>
              <math:mi>z</math:mi>
              <math:mi>i</math:mi>
            </math:msub>
          </math:mrow>
          <math:mo math:stretchy="false">=</math:mo>
          <math:mn>1</math:mn>
        </math:mrow>
      </math:mtr>
    </math:mtable>
    <math:annotation math:encoding="StarMath 5.0">y_i = x_i z_i newline
sum z_i = 1

</math:annotation>
  </math:semantics>
</math:math>
</file>

<file path=Object 35/content.xml><?xml version="1.0" encoding="utf-8"?>
<!DOCTYPE math  PUBLIC '-//OpenOffice.org//DTD Modified W3C MathML 1.01//EN'  'math.dtd'>
<math:math xmlns:math="http://www.w3.org/1998/Math/MathML">
  <math:semantics>
    <math:mrow>
      <math:mrow>
        <math:mrow>
          <math:msub>
            <math:mi>x</math:mi>
            <math:mn>1</math:mn>
          </math:msub>
          <math:mo math:stretchy="false">≤</math:mo>
          <math:msub>
            <math:mi>x</math:mi>
            <math:mn>2</math:mn>
          </math:msub>
        </math:mrow>
        <math:mo math:stretchy="false">≤</math:mo>
        <math:mn>...</math:mn>
      </math:mrow>
      <math:mo math:stretchy="false">≤</math:mo>
      <math:msub>
        <math:mi>x</math:mi>
        <math:mi>n</math:mi>
      </math:msub>
    </math:mrow>
    <math:annotation math:encoding="StarMath 5.0">x_1 &lt;= x_2 &lt;= ... &lt;= x_n
</math:annotation>
  </math:semantics>
</math:math>
</file>

<file path=Object 36/content.xml><?xml version="1.0" encoding="utf-8"?>
<!DOCTYPE math  PUBLIC '-//OpenOffice.org//DTD Modified W3C MathML 1.01//EN'  'math.dtd'>
<math:math xmlns:math="http://www.w3.org/1998/Math/MathML">
  <math:semantics>
    <math:mrow>
      <math:mrow>
        <math:mi>f</math:mi>
        <math:mo math:stretchy="false">=</math:mo>
        <math:mi math:fontstyle="italic">min</math:mi>
      </math:mrow>
      <math:mrow>
        <math:mrow>
          <math:mo math:stretchy="false">(</math:mo>
          <math:mrow>
            <math:msub>
              <math:mi>x</math:mi>
              <math:mn>1</math:mn>
            </math:msub>
            <math:mi>,</math:mi>
            <math:msub>
              <math:mi>x</math:mi>
              <math:mn>2</math:mn>
            </math:msub>
            <math:mi>,</math:mi>
            <math:mn>...</math:mn>
            <math:mi>,</math:mi>
            <math:msub>
              <math:mi>x</math:mi>
              <math:mi>n</math:mi>
            </math:msub>
          </math:mrow>
          <math:mo math:stretchy="false">)</math:mo>
        </math:mrow>
        <math:mo math:stretchy="false">=</math:mo>
        <math:msub>
          <math:mi>x</math:mi>
          <math:mn>1</math:mn>
        </math:msub>
      </math:mrow>
    </math:mrow>
    <math:annotation math:encoding="StarMath 5.0">f = min(x_1 , x_2 , ..., x_n) = x_1
</math:annotation>
  </math:semantics>
</math:math>
</file>

<file path=Object 37/content.xml><?xml version="1.0" encoding="utf-8"?>
<!DOCTYPE math  PUBLIC '-//OpenOffice.org//DTD Modified W3C MathML 1.01//EN'  'math.dtd'>
<math:math xmlns:math="http://www.w3.org/1998/Math/MathML">
  <math:semantics>
    <math:mrow>
      <math:mrow>
        <math:mrow>
          <math:msup>
            <math:mi>f</math:mi>
            <math:mi>'</math:mi>
          </math:msup>
          <math:mo math:stretchy="false">=</math:mo>
          <math:mrow>
            <math:mo math:stretchy="false">∑</math:mo>
            <math:msub>
              <math:mi>y</math:mi>
              <math:mi>i</math:mi>
            </math:msub>
          </math:mrow>
        </math:mrow>
        <math:mo math:stretchy="false">=</math:mo>
        <math:mrow>
          <math:mo math:stretchy="false">∑</math:mo>
          <math:msub>
            <math:mi>z</math:mi>
            <math:mi>i</math:mi>
          </math:msub>
        </math:mrow>
      </math:mrow>
      <math:mrow>
        <math:msub>
          <math:mi>x</math:mi>
          <math:mi>i</math:mi>
        </math:msub>
        <math:mo math:stretchy="false">=</math:mo>
        <math:mrow>
          <math:mo math:stretchy="false">∑</math:mo>
          <math:msub>
            <math:mi>z</math:mi>
            <math:mi>m</math:mi>
          </math:msub>
        </math:mrow>
      </math:mrow>
      <math:mrow>
        <math:msub>
          <math:mi>x</math:mi>
          <math:mi>m</math:mi>
        </math:msub>
        <math:mo math:stretchy="false">=</math:mo>
        <math:msub>
          <math:mi>x</math:mi>
          <math:mn>1</math:mn>
        </math:msub>
      </math:mrow>
      <math:mrow>
        <math:mrow>
          <math:mrow>
            <math:mo math:stretchy="false">∑</math:mo>
            <math:msub>
              <math:mi>z</math:mi>
              <math:mi>m</math:mi>
            </math:msub>
          </math:mrow>
          <math:mo math:stretchy="false">=</math:mo>
          <math:msub>
            <math:mi>x</math:mi>
            <math:mn>1</math:mn>
          </math:msub>
        </math:mrow>
        <math:mo math:stretchy="false">=</math:mo>
        <math:mi>f</math:mi>
      </math:mrow>
    </math:mrow>
    <math:annotation math:encoding="StarMath 5.0">f^' = sum y_i = sum z_i x_i = sum z_m x_m = x_1 sum z_m = x_1 = f
</math:annotation>
  </math:semantics>
</math:math>
</file>

<file path=Object 38/content.xml><?xml version="1.0" encoding="utf-8"?>
<!DOCTYPE math  PUBLIC '-//OpenOffice.org//DTD Modified W3C MathML 1.01//EN'  'math.dtd'>
<math:math xmlns:math="http://www.w3.org/1998/Math/MathML">
  <math:semantics>
    <math:mrow>
      <math:msub>
        <math:mi>z</math:mi>
        <math:mn>1</math:mn>
      </math:msub>
      <math:mrow>
        <math:msub>
          <math:mi>x</math:mi>
          <math:mn>1</math:mn>
        </math:msub>
        <math:mo math:stretchy="false">+</math:mo>
        <math:mrow>
          <math:mo math:stretchy="false">(</math:mo>
          <math:mrow>
            <math:msub>
              <math:mi>x</math:mi>
              <math:mn>2</math:mn>
            </math:msub>
            <math:mo math:stretchy="false">+</math:mo>
            <math:msub>
              <math:mo math:stretchy="false">Δ</math:mo>
              <math:mn>2</math:mn>
            </math:msub>
          </math:mrow>
          <math:mo math:stretchy="false">)</math:mo>
        </math:mrow>
      </math:mrow>
      <math:mrow>
        <math:mrow>
          <math:msub>
            <math:mi>z</math:mi>
            <math:mn>2</math:mn>
          </math:msub>
          <math:mo math:stretchy="false">+</math:mo>
          <math:mn>...</math:mn>
        </math:mrow>
        <math:mo math:stretchy="false">+</math:mo>
        <math:mrow>
          <math:mo math:stretchy="false">(</math:mo>
          <math:mrow>
            <math:msub>
              <math:mi>x</math:mi>
              <math:mi>n</math:mi>
            </math:msub>
            <math:mo math:stretchy="false">+</math:mo>
            <math:msub>
              <math:mo math:stretchy="false">Δ</math:mo>
              <math:mi>n</math:mi>
            </math:msub>
          </math:mrow>
          <math:mo math:stretchy="false">)</math:mo>
        </math:mrow>
      </math:mrow>
      <math:mrow>
        <math:msub>
          <math:mi>z</math:mi>
          <math:mi>n</math:mi>
        </math:msub>
        <math:mo math:stretchy="false">≤</math:mo>
        <math:msub>
          <math:mi>x</math:mi>
          <math:mn>1</math:mn>
        </math:msub>
      </math:mrow>
    </math:mrow>
    <math:annotation math:encoding="StarMath 5.0">z_1 x_1 + (x_2 + %DELTA_2) z_2 + ... + (x_n + %DELTA_n) z_n &lt;= x_1


</math:annotation>
  </math:semantics>
</math:math>
</file>

<file path=Object 39/content.xml><?xml version="1.0" encoding="utf-8"?>
<!DOCTYPE math  PUBLIC '-//OpenOffice.org//DTD Modified W3C MathML 1.01//EN'  'math.dtd'>
<math:math xmlns:math="http://www.w3.org/1998/Math/MathML">
  <math:semantics>
    <math:mtable>
      <math:mtr>
        <math:mrow>
          <math:msub>
            <math:mi>z</math:mi>
            <math:mn>1</math:mn>
          </math:msub>
          <math:mrow>
            <math:msub>
              <math:mi>x</math:mi>
              <math:mn>1</math:mn>
            </math:msub>
            <math:mo math:stretchy="false">+</math:mo>
            <math:msub>
              <math:mi>x</math:mi>
              <math:mn>2</math:mn>
            </math:msub>
          </math:mrow>
          <math:mrow>
            <math:msub>
              <math:mi>z</math:mi>
              <math:mn>2</math:mn>
            </math:msub>
            <math:mo math:stretchy="false">+</math:mo>
            <math:msub>
              <math:mo math:stretchy="false">Δ</math:mo>
              <math:mn>2</math:mn>
            </math:msub>
          </math:mrow>
          <math:mrow>
            <math:mrow>
              <math:msub>
                <math:mi>z</math:mi>
                <math:mn>2</math:mn>
              </math:msub>
              <math:mo math:stretchy="false">+</math:mo>
              <math:mn>...</math:mn>
            </math:mrow>
            <math:mo math:stretchy="false">+</math:mo>
            <math:msub>
              <math:mi>x</math:mi>
              <math:mi>n</math:mi>
            </math:msub>
          </math:mrow>
          <math:mrow>
            <math:msub>
              <math:mi>z</math:mi>
              <math:mi>n</math:mi>
            </math:msub>
            <math:mo math:stretchy="false">+</math:mo>
            <math:msub>
              <math:mo math:stretchy="false">Δ</math:mo>
              <math:mi>n</math:mi>
            </math:msub>
          </math:mrow>
          <math:mrow>
            <math:msub>
              <math:mi>z</math:mi>
              <math:mi>n</math:mi>
            </math:msub>
            <math:mo math:stretchy="false">≤</math:mo>
            <math:msub>
              <math:mi>x</math:mi>
              <math:mn>1</math:mn>
            </math:msub>
          </math:mrow>
        </math:mrow>
      </math:mtr>
      <math:mtr>
        <math:mrow>
          <math:msub>
            <math:mi>x</math:mi>
            <math:mn>1</math:mn>
          </math:msub>
          <math:mrow>
            <math:mrow>
              <math:mo math:stretchy="false">(</math:mo>
              <math:mrow>
                <math:mrow>
                  <math:mrow>
                    <math:msub>
                      <math:mi>z</math:mi>
                      <math:mn>1</math:mn>
                    </math:msub>
                    <math:mo math:stretchy="false">+</math:mo>
                    <math:msub>
                      <math:mi>z</math:mi>
                      <math:mn>2</math:mn>
                    </math:msub>
                  </math:mrow>
                  <math:mo math:stretchy="false">+</math:mo>
                  <math:mn>...</math:mn>
                </math:mrow>
                <math:mo math:stretchy="false">+</math:mo>
                <math:msub>
                  <math:mi>z</math:mi>
                  <math:mi>n</math:mi>
                </math:msub>
              </math:mrow>
              <math:mo math:stretchy="false">)</math:mo>
            </math:mrow>
            <math:mo math:stretchy="false">+</math:mo>
            <math:mrow>
              <math:munderover>
                <math:mo math:stretchy="false">∑</math:mo>
                <math:mrow>
                  <math:mi>j</math:mi>
                  <math:mo math:stretchy="false">=</math:mo>
                  <math:mn>2</math:mn>
                </math:mrow>
                <math:mi>n</math:mi>
              </math:munderover>
              <math:msub>
                <math:mo math:stretchy="false">Δ</math:mo>
                <math:mi>j</math:mi>
              </math:msub>
            </math:mrow>
          </math:mrow>
          <math:mrow>
            <math:msub>
              <math:mi>z</math:mi>
              <math:mi>j</math:mi>
            </math:msub>
            <math:mo math:stretchy="false">≤</math:mo>
            <math:msub>
              <math:mi>x</math:mi>
              <math:mn>1</math:mn>
            </math:msub>
          </math:mrow>
        </math:mrow>
      </math:mtr>
    </math:mtable>
    <math:annotation math:encoding="StarMath 5.0">z_1 x_1 + x_2 z_2 + %DELTA_2 z_2 + ... + x_n z_n + %DELTA_n z_n &lt;= x_1 newline
x_1 (z_1  + z_2 + ... + z_n) + sum from{j=2} to{n} %DELTA_j z_j  &lt;= x_1


</math:annotation>
  </math:semantics>
</math:math>
</file>

<file path=Object 4/content.xml><?xml version="1.0" encoding="utf-8"?>
<math xmlns="http://www.w3.org/1998/Math/MathML">
  <semantics>
    <mrow>
      <mrow>
        <msub>
          <mi>m</mi>
          <mn>17</mn>
        </msub>
        <mi mathvariant="normal">=</mi>
        <mrow>
          <mo stretchy="false">(</mo>
          <mrow>
            <mfrac>
              <mn>2</mn>
              <mn>3</mn>
            </mfrac>
            <mi>,</mi>
            <mfrac>
              <mn>1</mn>
              <mn>3</mn>
            </mfrac>
          </mrow>
          <mo stretchy="false">)</mo>
        </mrow>
      </mrow>
      <mi mathvariant="normal">=</mi>
      <mrow>
        <mo stretchy="false">(</mo>
        <mrow>
          <mn>0.667,</mn>
          <mn>0.333</mn>
        </mrow>
        <mo stretchy="false">)</mo>
      </mrow>
    </mrow>
    <annotation encoding="StarMath 5.0">m_{17}=({2} over {3}, {1} over {3}) = (0.667, 0.333)</annotation>
  </semantics>
</math>
</file>

<file path=Object 40/content.xml><?xml version="1.0" encoding="utf-8"?>
<!DOCTYPE math  PUBLIC '-//OpenOffice.org//DTD Modified W3C MathML 1.01//EN'  'math.dtd'>
<math:math xmlns:math="http://www.w3.org/1998/Math/MathML">
  <math:semantics>
    <math:mrow>
      <math:mrow>
        <math:mo math:stretchy="false">∑</math:mo>
        <math:msub>
          <math:mi>z</math:mi>
          <math:mi>i</math:mi>
        </math:msub>
      </math:mrow>
      <math:mo math:stretchy="false">=</math:mo>
      <math:mn>1</math:mn>
    </math:mrow>
    <math:annotation math:encoding="StarMath 5.0">sum z_i = 1

</math:annotation>
  </math:semantics>
</math:math>
</file>

<file path=Object 41/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o math:stretchy="false">Δ</math:mo>
          <math:mi>j</math:mi>
        </math:msub>
      </math:mrow>
      <math:mrow>
        <math:msub>
          <math:mi>z</math:mi>
          <math:mi>j</math:mi>
        </math:msub>
        <math:mo math:stretchy="false">≤</math:mo>
        <math:mn>0</math:mn>
      </math:mrow>
    </math:mrow>
    <math:annotation math:encoding="StarMath 5.0">sum from{j=2} to{n} %DELTA_j z_j  &lt;= 0


</math:annotation>
  </math:semantics>
</math:math>
</file>

<file path=Object 42/content.xml><?xml version="1.0" encoding="utf-8"?>
<!DOCTYPE math  PUBLIC '-//OpenOffice.org//DTD Modified W3C MathML 1.01//EN'  'math.dtd'>
<math:math xmlns:math="http://www.w3.org/1998/Math/MathML">
  <math:semantics>
    <math:msub>
      <math:mo math:stretchy="false">Δ</math:mo>
      <math:mi>j</math:mi>
    </math:msub>
    <math:annotation math:encoding="StarMath 5.0">%DELTA_j


</math:annotation>
  </math:semantics>
</math:math>
</file>

<file path=Object 43/content.xml><?xml version="1.0" encoding="utf-8"?>
<!DOCTYPE math  PUBLIC '-//OpenOffice.org//DTD Modified W3C MathML 1.01//EN'  'math.dtd'>
<math:math xmlns:math="http://www.w3.org/1998/Math/MathML">
  <math:semantics>
    <math:mrow>
      <math:msub>
        <math:mo math:stretchy="false">Δ</math:mo>
        <math:mi>k</math:mi>
      </math:msub>
      <math:mo math:stretchy="false">&gt;</math:mo>
      <math:mn>0</math:mn>
    </math:mrow>
    <math:annotation math:encoding="StarMath 5.0">%DELTA_k &gt; 0


</math:annotation>
  </math:semantics>
</math:math>
</file>

<file path=Object 44/content.xml><?xml version="1.0" encoding="utf-8"?>
<!DOCTYPE math  PUBLIC '-//OpenOffice.org//DTD Modified W3C MathML 1.01//EN'  'math.dtd'>
<math:math xmlns:math="http://www.w3.org/1998/Math/MathML">
  <math:semantics>
    <math:mrow>
      <math:msub>
        <math:mo math:stretchy="false">Δ</math:mo>
        <math:mi>m</math:mi>
      </math:msub>
      <math:mo math:stretchy="false">=</math:mo>
      <math:mn>0</math:mn>
    </math:mrow>
    <math:annotation math:encoding="StarMath 5.0">%DELTA_m = 0


</math:annotation>
  </math:semantics>
</math:math>
</file>

<file path=Object 45/content.xml><?xml version="1.0" encoding="utf-8"?>
<!DOCTYPE math  PUBLIC '-//OpenOffice.org//DTD Modified W3C MathML 1.01//EN'  'math.dtd'>
<math:math xmlns:math="http://www.w3.org/1998/Math/MathML">
  <math:semantics>
    <math:mrow>
      <math:mrow>
        <math:munder>
          <math:mo math:stretchy="false">∑</math:mo>
          <math:mi>k</math:mi>
        </math:munder>
        <math:msub>
          <math:mo math:stretchy="false">Δ</math:mo>
          <math:mi>k</math:mi>
        </math:msub>
      </math:mrow>
      <math:mrow>
        <math:msub>
          <math:mi>z</math:mi>
          <math:mi>k</math:mi>
        </math:msub>
        <math:mo math:stretchy="false">≤</math:mo>
        <math:mn>0</math:mn>
      </math:mrow>
    </math:mrow>
    <math:annotation math:encoding="StarMath 5.0">sum from{k} %DELTA_k z_k  &lt;= 0


</math:annotation>
  </math:semantics>
</math:math>
</file>

<file path=Object 46/content.xml><?xml version="1.0" encoding="utf-8"?>
<!DOCTYPE math  PUBLIC '-//OpenOffice.org//DTD Modified W3C MathML 1.01//EN'  'math.dtd'>
<math:math xmlns:math="http://www.w3.org/1998/Math/MathML">
  <math:semantics>
    <math:mrow>
      <math:msub>
        <math:mi>z</math:mi>
        <math:mi>k</math:mi>
      </math:msub>
      <math:mo math:stretchy="false">=</math:mo>
      <math:mn>0</math:mn>
    </math:mrow>
    <math:annotation math:encoding="StarMath 5.0">z_k  = 0


</math:annotation>
  </math:semantics>
</math:math>
</file>

<file path=Object 47/content.xml><?xml version="1.0" encoding="utf-8"?>
<!DOCTYPE math  PUBLIC '-//OpenOffice.org//DTD Modified W3C MathML 1.01//EN'  'math.dtd'>
<math:math xmlns:math="http://www.w3.org/1998/Math/MathML">
  <math:semantics>
    <math:mrow>
      <math:msub>
        <math:mo math:stretchy="false">z</math:mo>
        <math:mi>m</math:mi>
      </math:msub>
      <math:mrow>
        <math:mtext>can be </math:mtext>
        <math:mo math:stretchy="false">&gt;</math:mo>
        <math:mn>0</math:mn>
      </math:mrow>
    </math:mrow>
    <math:annotation math:encoding="StarMath 5.0">%z_m "can be " &gt; 0


</math:annotation>
  </math:semantics>
</math:math>
</file>

<file path=Object 48/content.xml><?xml version="1.0" encoding="utf-8"?>
<!DOCTYPE math  PUBLIC '-//OpenOffice.org//DTD Modified W3C MathML 1.01//EN'  'math.dtd'>
<math:math xmlns:math="http://www.w3.org/1998/Math/MathML">
  <math:semantics>
    <math:mrow>
      <math:msub>
        <math:mo math:stretchy="false">x</math:mo>
        <math:mi>m</math:mi>
      </math:msub>
      <math:mo math:stretchy="false">=</math:mo>
      <math:msub>
        <math:mi>x</math:mi>
        <math:mn>1</math:mn>
      </math:msub>
    </math:mrow>
    <math:annotation math:encoding="StarMath 5.0">%x_m = x_1


</math:annotation>
  </math:semantics>
</math:math>
</file>

<file path=Object 49/content.xml><?xml version="1.0" encoding="utf-8"?>
<!DOCTYPE math  PUBLIC '-//OpenOffice.org//DTD Modified W3C MathML 1.01//EN'  'math.dtd'>
<math:math xmlns:math="http://www.w3.org/1998/Math/MathML">
  <math:semantics>
    <math:mtable>
      <math:mtr>
        <math:mrow>
          <math:msub>
            <math:mi>x</math:mi>
            <math:mn>2</math:mn>
          </math:msub>
          <math:mo math:stretchy="false">=</math:mo>
          <math:mrow>
            <math:msub>
              <math:mi>x</math:mi>
              <math:mn>1</math:mn>
            </math:msub>
            <math:mo math:stretchy="false">+</math:mo>
            <math:msub>
              <math:mo math:stretchy="false">Δ</math:mo>
              <math:mn>1</math:mn>
            </math:msub>
          </math:mrow>
        </math:mrow>
      </math:mtr>
      <math:mtr>
        <math:mn>...</math:mn>
      </math:mtr>
      <math:mtr>
        <math:mrow>
          <math:msub>
            <math:mi>x</math:mi>
            <math:mi>n</math:mi>
          </math:msub>
          <math:mo math:stretchy="false">=</math:mo>
          <math:mrow>
            <math:msub>
              <math:mi>x</math:mi>
              <math:mn>1</math:mn>
            </math:msub>
            <math:mo math:stretchy="false">+</math:mo>
            <math:msub>
              <math:mo math:stretchy="false">Δ</math:mo>
              <math:mi>n</math:mi>
            </math:msub>
          </math:mrow>
        </math:mrow>
      </math:mtr>
      <math:mtr>
        <math:mrow>
          <math:msub>
            <math:mo math:stretchy="false">Δ</math:mo>
            <math:mi>i</math:mi>
          </math:msub>
          <math:mo math:stretchy="false">≥</math:mo>
          <math:mn>0</math:mn>
        </math:mrow>
      </math:mtr>
    </math:mtable>
    <math:annotation math:encoding="StarMath 5.0">x_2 = x_1 + %DELTA_1 newline
... newline
x_n = x_1 + %DELTA_n newline
%DELTA_i &gt;= 0

</math:annotation>
  </math:semantics>
</math:math>
</file>

<file path=Object 5/content.xml><?xml version="1.0" encoding="utf-8"?>
<math xmlns="http://www.w3.org/1998/Math/MathML">
  <semantics>
    <mrow>
      <msubsup>
        <mi>m</mi>
        <mn>17</mn>
        <mrow>
          <mi>f</mi>
          <mtext>-</mtext>
          <mo stretchy="false">Δ</mo>
        </mrow>
      </msubsup>
      <mi mathvariant="normal">=</mi>
      <mrow>
        <mo stretchy="false">(</mo>
        <mrow>
          <mn>0.567,</mn>
          <mn>0.433</mn>
        </mrow>
        <mo stretchy="false">)</mo>
      </mrow>
    </mrow>
    <annotation encoding="StarMath 5.0">m^{f"-"%DELTA}_{17}=(0.567, 0.433)</annotation>
  </semantics>
</math>
</file>

<file path=Object 50/content.xml><?xml version="1.0" encoding="utf-8"?>
<!DOCTYPE math  PUBLIC '-//OpenOffice.org//DTD Modified W3C MathML 1.01//EN'  'math.dtd'>
<math:math xmlns:math="http://www.w3.org/1998/Math/MathML">
  <math:semantics>
    <math:mrow>
      <math:mi>f</math:mi>
      <math:mo math:stretchy="false">=</math:mo>
      <math:msup>
        <math:mi>f</math:mi>
        <math:mi>'</math:mi>
      </math:msup>
    </math:mrow>
    <math:annotation math:encoding="StarMath 5.0">f = f^'
</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text-properties fo:font-size="12pt" style:font-size-asian="18pt" style:font-size-complex="18pt"/>
    </style:style>
    <style:style style:name="T1" style:family="text">
      <style:text-properties fo:font-family="Arial" style:font-style-name="Standard" style:font-family-generic="swiss" style:font-family-asian="Arial" style:font-style-name-asian="Standard" style:font-family-generic-asian="swiss" style:font-family-complex="Arial" style:font-style-name-complex="Standard" style:font-family-generic-complex="swiss"/>
    </style:style>
    <style:style style:name="T2" style:family="text">
      <style:text-properties fo:font-family="Arial" style:font-family-generic="roman" style:font-pitch="variable" style:font-family-asian="Arial" style:font-style-name-asian="Standard" style:font-family-generic-asian="swiss" style:font-family-complex="Arial" style:font-style-name-complex="Standard"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cm" svg:y1="4.5cm" svg:x2="6.5cm" svg:y2="3cm">
          <text:p/>
        </draw:line>
        <draw:line draw:style-name="gr1" draw:text-style-name="P1" draw:layer="layout" svg:x1="6.5cm" svg:y1="3cm" svg:x2="7.5cm" svg:y2="4.5cm">
          <text:p/>
        </draw:line>
        <draw:line draw:style-name="gr1" draw:text-style-name="P1" draw:layer="layout" svg:x1="10cm" svg:y1="4.5cm" svg:x2="6.5cm" svg:y2="3cm">
          <text:p/>
        </draw:line>
        <draw:rect draw:style-name="gr2" draw:text-style-name="P2" draw:layer="layout" svg:width="0.5cm" svg:height="0.5cm" svg:x="2cm" svg:y="6cm">
          <text:p text:style-name="P2">...</text:p>
        </draw:rect>
        <draw:rect draw:style-name="gr2" draw:text-style-name="P2" draw:layer="layout" svg:width="1.5cm" svg:height="0.5cm" svg:x="2cm" svg:y="7.5cm">
          <text:p text:style-name="P2">c11<text:span text:style-name="T1">·</text:span><text:span text:style-name="T2">h1</text:span></text:p>
        </draw:rect>
        <draw:rect draw:style-name="gr2" draw:text-style-name="P2" draw:layer="layout" svg:width="1.5cm" svg:height="0.5cm" svg:x="4cm" svg:y="7.5cm">
          <text:p text:style-name="P2">c21<text:span text:style-name="T1">·</text:span><text:span text:style-name="T2">h2</text:span></text:p>
        </draw:rect>
        <draw:rect draw:style-name="gr2" draw:text-style-name="P2" draw:layer="layout" svg:width="1cm" svg:height="0.5cm" svg:x="7cm" svg:y="7.5cm">
          <text:p text:style-name="P2">...</text:p>
        </draw:rect>
        <draw:rect draw:style-name="gr2" draw:text-style-name="P2" draw:layer="layout" svg:width="0.5cm" svg:height="0.5cm" svg:x="9.5cm" svg:y="6cm">
          <text:p text:style-name="P2">...</text:p>
        </draw:rect>
        <draw:rect draw:style-name="gr2" draw:text-style-name="P2" draw:layer="layout" svg:width="1.5cm" svg:height="0.5cm" svg:x="9.5cm" svg:y="7.5cm">
          <text:p text:style-name="P2">c1N<text:span text:style-name="T1">·</text:span><text:span text:style-name="T2">h1</text:span></text:p>
        </draw:rect>
        <draw:rect draw:style-name="gr2" draw:text-style-name="P2" draw:layer="layout" svg:width="1.5cm" svg:height="0.5cm" svg:x="11.5cm" svg:y="7.5cm">
          <text:p text:style-name="P2">c2N<text:span text:style-name="T1">·</text:span><text:span text:style-name="T2">h2</text:span></text:p>
        </draw:rect>
        <draw:rect draw:style-name="gr2" draw:text-style-name="P2" draw:layer="layout" svg:width="1cm" svg:height="0.5cm" svg:x="2.5cm" svg:y="4.5cm">
          <text:p text:style-name="P2">min</text:p>
        </draw:rect>
        <draw:rect draw:style-name="gr2" draw:text-style-name="P2" draw:layer="layout" svg:width="1cm" svg:height="0.5cm" svg:x="10cm" svg:y="4.5cm">
          <text:p text:style-name="P2">min</text:p>
        </draw:rect>
        <draw:line draw:style-name="gr1" draw:text-style-name="P1" draw:layer="layout" svg:x1="3cm" svg:y1="5cm" svg:x2="2.5cm" svg:y2="6cm">
          <text:p/>
        </draw:line>
        <draw:line draw:style-name="gr1" draw:text-style-name="P1" draw:layer="layout" svg:x1="3.5cm" svg:y1="6cm" svg:x2="3cm" svg:y2="5cm">
          <text:p/>
        </draw:line>
        <draw:line draw:style-name="gr1" draw:text-style-name="P1" draw:layer="layout" svg:x1="10cm" svg:y1="6cm" svg:x2="10.5cm" svg:y2="5cm">
          <text:p/>
        </draw:line>
        <draw:line draw:style-name="gr1" draw:text-style-name="P1" draw:layer="layout" svg:x1="11cm" svg:y1="6cm" svg:x2="10.5cm" svg:y2="5cm">
          <text:p/>
        </draw:line>
        <draw:line draw:style-name="gr1" draw:text-style-name="P1" draw:layer="layout" svg:x1="12.5cm" svg:y1="7.5cm" svg:x2="11.5cm" svg:y2="6.5cm">
          <text:p/>
        </draw:line>
        <draw:rect draw:style-name="gr2" draw:text-style-name="P2" draw:layer="layout" svg:width="1cm" svg:height="0.5cm" svg:x="7cm" svg:y="4.5cm">
          <text:p text:style-name="P2">min</text:p>
        </draw:rect>
        <draw:line draw:style-name="gr1" draw:text-style-name="P1" draw:layer="layout" svg:x1="7.5cm" svg:y1="5cm" svg:x2="7.5cm" svg:y2="7.5cm">
          <text:p/>
        </draw:line>
        <draw:frame draw:style-name="gr3" draw:text-style-name="P3" draw:layer="layout" svg:width="2.2cm" svg:height="0.725cm" svg:x="3.5cm" svg:y="3.461cm">
          <draw:text-box>
            <text:p text:style-name="P3">Cluster 1</text:p>
          </draw:text-box>
        </draw:frame>
        <draw:frame draw:style-name="gr3" draw:text-style-name="P3" draw:layer="layout" svg:width="2.267cm" svg:height="0.725cm" svg:x="9.3cm" svg:y="3.5cm">
          <draw:text-box>
            <text:p text:style-name="P3">Cluster N</text:p>
          </draw:text-box>
        </draw:frame>
        <draw:frame draw:style-name="gr3" draw:text-style-name="P3" draw:layer="layout" svg:width="0.858cm" svg:height="0.725cm" svg:x="6.642cm" svg:y="3.5cm">
          <draw:text-box>
            <text:p text:style-name="P3">...</text:p>
          </draw:text-box>
        </draw:frame>
        <draw:rect draw:style-name="gr2" draw:text-style-name="P2" draw:layer="layout" svg:width="0.5cm" svg:height="0.5cm" svg:x="11cm" svg:y="6cm">
          <text:p/>
        </draw:rect>
        <draw:line draw:style-name="gr1" draw:text-style-name="P1" draw:layer="layout" svg:x1="3.5cm" svg:y1="6.5cm" svg:x2="2.5cm" svg:y2="7.5cm">
          <text:p/>
        </draw:line>
        <draw:line draw:style-name="gr1" draw:text-style-name="P1" draw:layer="layout" svg:x1="4cm" svg:y1="6.5cm" svg:x2="5cm" svg:y2="7.5cm">
          <text:p/>
        </draw:line>
        <draw:rect draw:style-name="gr2" draw:text-style-name="P2" draw:layer="layout" svg:width="0.5cm" svg:height="0.5cm" svg:x="3.5cm" svg:y="6cm">
          <text:p/>
        </draw:rect>
        <draw:line draw:style-name="gr1" draw:text-style-name="P1" draw:layer="layout" svg:x1="11cm" svg:y1="6.5cm" svg:x2="10cm" svg:y2="7.5cm">
          <text:p/>
        </draw:line>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math xmlns="http://www.w3.org/1998/Math/MathML">
  <semantics>
    <mrow>
      <mi mathvariant="normal">∀</mi>
      <mtext>cluster</mtext>
      <mi>i</mi>
      <mi mathvariant="normal">:</mi>
      <mrow>
        <msub>
          <mi>c</mi>
          <mn>1i</mn>
        </msub>
        <mi mathvariant="normal">≤</mi>
        <msub>
          <mi>c</mi>
          <mn>2i</mn>
        </msub>
      </mrow>
    </mrow>
    <annotation encoding="StarMath 5.0">forall "cluster" i: c_1i &lt;= c_2i</annotation>
  </semantics>
</math>
</file>

<file path=Object 53/content.xml><?xml version="1.0" encoding="utf-8"?>
<math xmlns="http://www.w3.org/1998/Math/MathML">
  <semantics>
    <msub>
      <mi>h</mi>
      <mn>2</mn>
    </msub>
    <annotation encoding="StarMath 5.0">h_2</annotation>
  </semantics>
</math>
</file>

<file path=Object 54/content.xml><?xml version="1.0" encoding="utf-8"?>
<math xmlns="http://www.w3.org/1998/Math/MathML">
  <semantics>
    <msub>
      <mi>h</mi>
      <mn>1</mn>
    </msub>
    <annotation encoding="StarMath 5.0">h_1</annotation>
  </semantics>
</math>
</file>

<file path=Object 55/content.xml><?xml version="1.0" encoding="utf-8"?>
<math xmlns="http://www.w3.org/1998/Math/MathML">
  <semantics>
    <mtable>
      <mtr>
        <mtd>
          <mrow>
            <mrow>
              <msub>
                <mi>f</mi>
                <mn>16</mn>
              </msub>
              <mi mathvariant="normal">=</mi>
              <mrow>
                <mi mathvariant="normal">−</mi>
                <mfrac>
                  <mn>1</mn>
                  <mn>6</mn>
                </mfrac>
              </mrow>
            </mrow>
            <mrow>
              <mrow>
                <mo stretchy="false">(</mo>
                <mrow>
                  <mn>1</mn>
                  <mi mathvariant="normal">−</mi>
                  <msub>
                    <mi>h</mi>
                    <mn>5</mn>
                  </msub>
                </mrow>
                <mo stretchy="false">)</mo>
              </mrow>
              <mo stretchy="false">+</mo>
              <mfrac>
                <mn>1</mn>
                <mn>6</mn>
              </mfrac>
            </mrow>
            <mrow>
              <mrow>
                <msub>
                  <mi>h</mi>
                  <mn>5</mn>
                </msub>
                <mo stretchy="false">+</mo>
                <mfrac>
                  <mn>1</mn>
                  <mn>6</mn>
                </mfrac>
              </mrow>
              <mi mathvariant="normal">=</mi>
              <mfrac>
                <mn>1</mn>
                <mn>3</mn>
              </mfrac>
            </mrow>
            <msub>
              <mi>h</mi>
              <mn>5</mn>
            </msub>
          </mrow>
        </mtd>
      </mtr>
      <mtr>
        <mtd>
          <mrow>
            <mrow>
              <msub>
                <mi>f</mi>
                <mn>17</mn>
              </msub>
              <mi mathvariant="normal">=</mi>
              <mrow>
                <mi mathvariant="normal">−</mi>
                <mfrac>
                  <mn>1</mn>
                  <mn>6</mn>
                </mfrac>
              </mrow>
            </mrow>
            <mrow>
              <mrow>
                <mo stretchy="false">(</mo>
                <mrow>
                  <mn>1</mn>
                  <mi mathvariant="normal">−</mi>
                  <msub>
                    <mi>h</mi>
                    <mn>5</mn>
                  </msub>
                </mrow>
                <mo stretchy="false">)</mo>
              </mrow>
              <mi mathvariant="normal">−</mi>
              <mfrac>
                <mn>1</mn>
                <mn>3</mn>
              </mfrac>
            </mrow>
            <mrow>
              <mrow>
                <msub>
                  <mi>h</mi>
                  <mn>5</mn>
                </msub>
                <mo stretchy="false">+</mo>
                <mfrac>
                  <mn>1</mn>
                  <mn>3</mn>
                </mfrac>
              </mrow>
              <mi mathvariant="normal">=</mi>
              <mfrac>
                <mn>1</mn>
                <mn>6</mn>
              </mfrac>
            </mrow>
            <mrow>
              <mo stretchy="false">(</mo>
              <mrow>
                <mn>1</mn>
                <mi mathvariant="normal">−</mi>
                <msub>
                  <mi>h</mi>
                  <mn>5</mn>
                </msub>
              </mrow>
              <mo stretchy="false">)</mo>
            </mrow>
          </mrow>
        </mtd>
      </mtr>
      <mtr>
        <mtd>
          <mrow>
            <mrow>
              <msub>
                <mi>v</mi>
                <mn>13</mn>
              </msub>
              <mi mathvariant="normal">=</mi>
              <mi mathvariant="italic">min</mi>
            </mrow>
            <mrow>
              <mo stretchy="false">(</mo>
              <mrow>
                <msub>
                  <mi>f</mi>
                  <mn>16,</mn>
                </msub>
                <msub>
                  <mi>f</mi>
                  <mn>17</mn>
                </msub>
              </mrow>
              <mo stretchy="false">)</mo>
            </mrow>
          </mrow>
        </mtd>
      </mtr>
    </mtable>
    <annotation encoding="StarMath 5.0">f_16 = - {1 over 6}(1-h_5) + 1 over 6 h_5 + 1 over 6 = 1 over 3 h_5 newline
f_17 = - {1 over 6}(1-h_5) - 1 over 3 h_5 + 1 over 3 = 1 over 6(1 - h_5) newline
v_13 = min(f_16, f_17)</annotation>
  </semantics>
</math>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7cm" svg:x2="16cm" svg:y2="7cm">
          <text:p/>
        </draw:line>
        <draw:line draw:style-name="gr1" draw:text-style-name="P1" draw:layer="layout" svg:x1="2cm" svg:y1="7.5cm" svg:x2="2cm" svg:y2="1.5cm">
          <text:p/>
        </draw:line>
        <draw:line draw:style-name="gr2" draw:text-style-name="P1" draw:layer="layout" svg:x1="14cm" svg:y1="7cm" svg:x2="14cm" svg:y2="7.5cm">
          <text:p/>
        </draw:line>
        <draw:line draw:style-name="gr2" draw:text-style-name="P1" draw:layer="layout" svg:x1="2cm" svg:y1="5cm" svg:x2="14cm" svg:y2="7cm">
          <text:p/>
        </draw:line>
        <draw:line draw:style-name="gr2" draw:text-style-name="P1" draw:layer="layout" svg:x1="2cm" svg:y1="7cm" svg:x2="14cm" svg:y2="3cm">
          <text:p/>
        </draw:line>
        <draw:line draw:style-name="gr2" draw:text-style-name="P1" draw:layer="layout" svg:x1="6cm" svg:y1="7.5cm" svg:x2="6cm" svg:y2="7cm">
          <text:p/>
        </draw:line>
        <draw:frame draw:style-name="gr3" draw:text-style-name="P2" draw:layer="layout" svg:width="1.827cm" svg:height="0.725cm" svg:x="6cm" svg:y="7cm">
          <draw:text-box>
            <text:p text:style-name="P2"><text:span text:style-name="T1">EQ 1/3</text:span></text:p>
          </draw:text-box>
        </draw:frame>
        <draw:frame draw:style-name="gr3" draw:text-style-name="P2" draw:layer="layout" svg:width="0.739cm" svg:height="0.725cm" svg:x="14cm" svg:y="7cm">
          <draw:text-box>
            <text:p text:style-name="P2"><text:span text:style-name="T1">1</text:span></text:p>
          </draw:text-box>
        </draw:frame>
        <draw:frame draw:style-name="gr3" draw:text-style-name="P2" draw:layer="layout" svg:width="0.976cm" svg:height="0.725cm" svg:x="15.5cm" svg:y="7.275cm">
          <draw:text-box>
            <text:p text:style-name="P2"><text:span text:style-name="T1">h5</text:span></text:p>
          </draw:text-box>
        </draw:frame>
        <draw:frame draw:style-name="gr3" draw:text-style-name="P2" draw:layer="layout" svg:width="0.709cm" svg:height="0.725cm" svg:x="1.261cm" svg:y="1.775cm">
          <draw:text-box>
            <text:p text:style-name="P2"><text:span text:style-name="T1">v</text:span></text:p>
          </draw:text-box>
        </draw:frame>
        <draw:frame draw:style-name="gr3" draw:text-style-name="P2" draw:layer="layout" svg:width="1.099cm" svg:height="0.725cm" svg:x="13.5cm" svg:y="3.275cm">
          <draw:text-box>
            <text:p text:style-name="P2"><text:span text:style-name="T1">f16</text:span></text:p>
          </draw:text-box>
        </draw:frame>
        <draw:frame draw:style-name="gr3" draw:text-style-name="P2" draw:layer="layout" svg:width="1.099cm" svg:height="0.725cm" svg:x="2.57cm" svg:y="4.391cm">
          <draw:text-box>
            <text:p text:style-name="P2"><text:span text:style-name="T1">f17</text:span></text:p>
          </draw:text-box>
        </draw:frame>
        <draw:line draw:style-name="gr4" draw:text-style-name="P1" draw:layer="layout" svg:x1="2.035cm" svg:y1="6.981cm" svg:x2="5.983cm" svg:y2="5.678cm">
          <text:p/>
        </draw:line>
        <draw:line draw:style-name="gr4" draw:text-style-name="P1" draw:layer="layout" svg:x1="6.003cm" svg:y1="5.68cm" svg:x2="13.961cm" svg:y2="7.001cm">
          <text:p/>
        </draw:line>
      </draw:page>
    </office:drawing>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7/content.xml><?xml version="1.0" encoding="utf-8"?>
<math xmlns="http://www.w3.org/1998/Math/MathML">
  <semantics>
    <mrow>
      <msub>
        <mi>f</mi>
        <mn>16,</mn>
      </msub>
      <msub>
        <mi>f</mi>
        <mn>17</mn>
      </msub>
    </mrow>
    <annotation encoding="StarMath 5.0">f_16, f_17</annotation>
  </semantics>
</math>
</file>

<file path=Object 58/content.xml><?xml version="1.0" encoding="utf-8"?>
<math xmlns="http://www.w3.org/1998/Math/MathML">
  <semantics>
    <mrow>
      <msub>
        <mi>h</mi>
        <mn>5</mn>
      </msub>
      <mi mathvariant="normal">∈</mi>
      <mrow>
        <mi stretchy="false" mathvariant="normal">[</mi>
        <mn>0..1</mn>
        <mi stretchy="false" mathvariant="normal">]</mi>
      </mrow>
    </mrow>
    <annotation encoding="StarMath 5.0">h_5 in [0..1]</annotation>
  </semantics>
</math>
</file>

<file path=Object 59/content.xml><?xml version="1.0" encoding="utf-8"?>
<math xmlns="http://www.w3.org/1998/Math/MathML">
  <semantics>
    <msub>
      <mi>f</mi>
      <mn>16</mn>
    </msub>
    <annotation encoding="StarMath 5.0">f_16</annotation>
  </semantics>
</math>
</file>

<file path=Object 6/content.xml><?xml version="1.0" encoding="utf-8"?>
<math xmlns="http://www.w3.org/1998/Math/MathML">
  <semantics>
    <msubsup>
      <mi>m</mi>
      <mn>17</mn>
      <mrow>
        <mi>f</mi>
        <mtext>-</mtext>
        <mo stretchy="false">Δ</mo>
      </mrow>
    </msubsup>
    <annotation encoding="StarMath 5.0">m^{f"-"%DELTA}_{17}</annotation>
  </semantics>
</math>
</file>

<file path=Object 60/content.xml><?xml version="1.0" encoding="utf-8"?>
<math xmlns="http://www.w3.org/1998/Math/MathML">
  <semantics>
    <msub>
      <mi>f</mi>
      <mn>17</mn>
    </msub>
    <annotation encoding="StarMath 5.0">f_17</annotation>
  </semantics>
</math>
</file>

<file path=Object 61/content.xml><?xml version="1.0" encoding="utf-8"?>
<math xmlns="http://www.w3.org/1998/Math/MathML">
  <semantics>
    <msub>
      <mi>h</mi>
      <mn>5</mn>
    </msub>
    <annotation encoding="StarMath 5.0">h_5</annotation>
  </semantics>
</math>
</file>

<file path=Object 62/content.xml><?xml version="1.0" encoding="utf-8"?>
<math xmlns="http://www.w3.org/1998/Math/MathML">
  <semantics>
    <mrow>
      <mrow>
        <msub>
          <mi>v</mi>
          <mn>13</mn>
        </msub>
        <mi mathvariant="normal">=</mi>
        <mi mathvariant="italic">min</mi>
      </mrow>
      <mrow>
        <mo stretchy="false">(</mo>
        <mrow>
          <msub>
            <mi>f</mi>
            <mn>16,</mn>
          </msub>
          <msub>
            <mi>f</mi>
            <mn>17</mn>
          </msub>
        </mrow>
        <mo stretchy="false">)</mo>
      </mrow>
    </mrow>
    <annotation encoding="StarMath 5.0">v_13 = min(f_16, f_17)</annotation>
  </semantics>
</math>
</file>

<file path=Object 63/content.xml><?xml version="1.0" encoding="utf-8"?>
<math xmlns="http://www.w3.org/1998/Math/MathML">
  <semantics>
    <msub>
      <mi>v</mi>
      <mn>13</mn>
    </msub>
    <annotation encoding="StarMath 5.0">v_13</annotation>
  </semantics>
</math>
</file>

<file path=Object 64/content.xml><?xml version="1.0" encoding="utf-8"?>
<math xmlns="http://www.w3.org/1998/Math/MathML">
  <semantics>
    <mrow>
      <msub>
        <mi>h</mi>
        <mn>5</mn>
      </msub>
      <mi mathvariant="normal">=</mi>
      <mfrac>
        <mn>1</mn>
        <mn>3</mn>
      </mfrac>
    </mrow>
    <annotation encoding="StarMath 5.0">h_5 = 1 over 3</annotation>
  </semantics>
</math>
</file>

<file path=Object 65/content.xml><?xml version="1.0" encoding="utf-8"?>
<math xmlns="http://www.w3.org/1998/Math/MathML">
  <semantics>
    <mrow>
      <msub>
        <mi>h</mi>
        <mn>5</mn>
      </msub>
      <mo stretchy="false">&lt;</mo>
      <mfrac>
        <mn>1</mn>
        <mn>3</mn>
      </mfrac>
    </mrow>
    <annotation encoding="StarMath 5.0">h_5 &lt; 1 over 3</annotation>
  </semantics>
</math>
</file>

<file path=Object 66/content.xml><?xml version="1.0" encoding="utf-8"?>
<math xmlns="http://www.w3.org/1998/Math/MathML">
  <semantics>
    <mrow>
      <mi>f</mi>
      <mrow>
        <mo stretchy="false">(</mo>
        <mrow>
          <mi>x</mi>
          <mi>,</mi>
          <mi>y</mi>
        </mrow>
        <mo stretchy="false">)</mo>
      </mrow>
      <mo stretchy="false">→</mo>
      <mi mathvariant="normal">ℝ</mi>
    </mrow>
    <annotation encoding="StarMath 5.0">f(x,y) rightarrow setR </annotation>
  </semantics>
</math>
</file>

<file path=Object 67/content.xml><?xml version="1.0" encoding="utf-8"?>
<math xmlns="http://www.w3.org/1998/Math/MathML">
  <semantics>
    <mrow>
      <mi>x</mi>
      <mi>,</mi>
      <mi>y</mi>
    </mrow>
    <annotation encoding="StarMath 5.0">x, y</annotation>
  </semantics>
</math>
</file>

<file path=Object 68/content.xml><?xml version="1.0" encoding="utf-8"?>
<math xmlns="http://www.w3.org/1998/Math/MathML">
  <semantics>
    <mi>m</mi>
    <annotation encoding="StarMath 5.0">m</annotation>
  </semantics>
</math>
</file>

<file path=Object 69/content.xml><?xml version="1.0" encoding="utf-8"?>
<math xmlns="http://www.w3.org/1998/Math/MathML">
  <semantics>
    <mrow>
      <mi>f</mi>
      <mrow>
        <mo stretchy="false">(</mo>
        <mrow>
          <mi>x</mi>
          <mn>,0</mn>
        </mrow>
        <mo stretchy="false">)</mo>
      </mrow>
      <mo stretchy="false">→</mo>
      <mi mathvariant="italic">max</mi>
    </mrow>
    <annotation encoding="StarMath 5.0">f(x,0) rightarrow max </annotation>
  </semantics>
</math>
</file>

<file path=Object 7/content.xml><?xml version="1.0" encoding="utf-8"?>
<math xmlns="http://www.w3.org/1998/Math/MathML">
  <semantics>
    <msubsup>
      <mi>m</mi>
      <mn>17</mn>
      <mrow>
        <mi>f</mi>
        <mtext>+</mtext>
        <mo stretchy="false">Δ</mo>
      </mrow>
    </msubsup>
    <annotation encoding="StarMath 5.0">m^{f"+"%DELTA}_{17}</annotation>
  </semantics>
</math>
</file>

<file path=Object 70/content.xml><?xml version="1.0" encoding="utf-8"?>
<math xmlns="http://www.w3.org/1998/Math/MathML">
  <semantics>
    <mrow>
      <mi>f</mi>
      <mrow>
        <mrow>
          <mo stretchy="false">(</mo>
          <mrow>
            <mi>x</mi>
            <mn>,0</mn>
          </mrow>
          <mo stretchy="false">)</mo>
        </mrow>
        <mi mathvariant="normal">=</mi>
        <mn>0</mn>
      </mrow>
    </mrow>
    <annotation encoding="StarMath 5.0">f(x,0) = 0</annotation>
  </semantics>
</math>
</file>

<file path=Object 71/content.xml><?xml version="1.0" encoding="utf-8"?>
<math xmlns="http://www.w3.org/1998/Math/MathML">
  <semantics>
    <mi>y</mi>
    <annotation encoding="StarMath 5.0">y</annotation>
  </semantics>
</math>
</file>

<file path=Object 72/content.xml><?xml version="1.0" encoding="utf-8"?>
<math xmlns="http://www.w3.org/1998/Math/MathML">
  <semantics>
    <mrow>
      <mi>s</mi>
      <mrow>
        <mo stretchy="false">(</mo>
        <mrow>
          <msub>
            <mi>x</mi>
            <mi>s</mi>
          </msub>
          <mi>,</mi>
          <msub>
            <mi>y</mi>
            <mi>s</mi>
          </msub>
        </mrow>
        <mo stretchy="false">)</mo>
      </mrow>
    </mrow>
    <annotation encoding="StarMath 5.0">s(x_s,y_s)</annotation>
  </semantics>
</math>
</file>

<file path=Object 73/content.xml><?xml version="1.0" encoding="utf-8"?>
<math xmlns="http://www.w3.org/1998/Math/MathML">
  <semantics>
    <mrow>
      <mi>f</mi>
      <mrow>
        <mo stretchy="false">(</mo>
        <mrow>
          <mi>x</mi>
          <mi>,</mi>
          <msub>
            <mi>y</mi>
            <mi>s</mi>
          </msub>
        </mrow>
        <mo stretchy="false">)</mo>
      </mrow>
      <mtext>and</mtext>
      <mi>f</mi>
      <mrow>
        <mo stretchy="false">(</mo>
        <mrow>
          <msub>
            <mi>x</mi>
            <mi>s</mi>
          </msub>
          <mi>,</mi>
          <mi>y</mi>
        </mrow>
        <mo stretchy="false">)</mo>
      </mrow>
    </mrow>
    <annotation encoding="StarMath 5.0">f(x, y_s) "and" f(x_s, y)</annotation>
  </semantics>
</math>
</file>

<file path=Object 74/content.xml><?xml version="1.0" encoding="utf-8"?>
<math xmlns="http://www.w3.org/1998/Math/MathML">
  <semantics>
    <mtable>
      <mtr>
        <mtd>
          <mrow>
            <msub>
              <mi>v</mi>
              <mi>i</mi>
            </msub>
            <mi mathvariant="normal">=</mi>
            <mrow>
              <mi mathvariant="normal">∑</mi>
              <msub>
                <mi>k</mi>
                <mi>j</mi>
              </msub>
            </mrow>
          </mrow>
        </mtd>
      </mtr>
      <mtr>
        <mtd>
          <mrow>
            <mrow>
              <mrow>
                <mi mathvariant="normal">−</mi>
                <mi mathvariant="normal">∞</mi>
              </mrow>
              <mi mathvariant="normal">≤</mi>
              <msub>
                <mi>v</mi>
                <mi>i</mi>
              </msub>
            </mrow>
            <mi mathvariant="normal">≤</mi>
            <mi mathvariant="normal">∞</mi>
          </mrow>
        </mtd>
      </mtr>
    </mtable>
    <annotation encoding="StarMath 5.0">v_i = sum k_j newline
-infinity &lt;= v_i &lt;= infinity </annotation>
  </semantics>
</math>
</file>

<file path=Object 75/content.xml><?xml version="1.0" encoding="utf-8"?>
<math xmlns="http://www.w3.org/1998/Math/MathML">
  <semantics>
    <msub>
      <mi>k</mi>
      <mi>j</mi>
    </msub>
    <annotation encoding="StarMath 5.0">k_j</annotation>
  </semantics>
</math>
</file>

<file path=Object 76/content.xml><?xml version="1.0" encoding="utf-8"?>
<math xmlns="http://www.w3.org/1998/Math/MathML">
  <semantics>
    <mtable>
      <mtr>
        <mtd>
          <mrow>
            <msub>
              <mi>k</mi>
              <mi>i</mi>
            </msub>
            <mi mathvariant="normal">=</mi>
            <mrow>
              <msub>
                <mi>s</mi>
                <mi>i</mi>
              </msub>
              <mi mathvariant="normal">∗</mi>
              <msub>
                <mi>p</mi>
                <mi mathvariant="italic">ci</mi>
              </msub>
            </mrow>
          </mrow>
        </mtd>
      </mtr>
      <mtr>
        <mtd>
          <mtext>where</mtext>
        </mtd>
      </mtr>
      <mtr>
        <mtd>
          <mrow>
            <msub>
              <mi>s</mi>
              <mi>i</mi>
            </msub>
            <mi mathvariant="normal">:</mi>
            <mtext>in-pot of the folder (hero: negative, opponent: positive) in node </mtext>
            <mi>i</mi>
          </mrow>
        </mtd>
      </mtr>
      <mtr>
        <mtd>
          <mrow>
            <msub>
              <mi>p</mi>
              <mi mathvariant="italic">ci</mi>
            </msub>
            <mi mathvariant="normal">:</mi>
            <mtext>absolute chance probability of node </mtext>
            <mi>i</mi>
          </mrow>
        </mtd>
      </mtr>
    </mtable>
    <annotation encoding="StarMath 5.0">k_i = s_i * p_ci newline
"where" newline
s_i: "in-pot of the folder (hero: negative, opponent: positive) in node " i newline
p_ci: "absolute chance probability of node " i newline

</annotation>
  </semantics>
</math>
</file>

<file path=Object 8/content.xml><?xml version="1.0" encoding="utf-8"?>
<math xmlns="http://www.w3.org/1998/Math/MathML">
  <semantics>
    <mrow>
      <msub>
        <mo stretchy="false">Δ</mo>
        <mi>v</mi>
      </msub>
      <mi mathvariant="normal">=</mi>
      <mrow>
        <mi mathvariant="normal">−</mi>
        <mn>0.0500</mn>
      </mrow>
    </mrow>
    <annotation encoding="StarMath 5.0">%DELTA_v=-0.0500</annotation>
  </semantics>
</math>
</file>

<file path=Object 9/content.xml><?xml version="1.0" encoding="utf-8"?>
<math xmlns="http://www.w3.org/1998/Math/MathML">
  <semantics>
    <mrow>
      <msub>
        <mo stretchy="false">Δ</mo>
        <mi>v</mi>
      </msub>
      <mi mathvariant="normal">=</mi>
      <mrow>
        <mo stretchy="false">+</mo>
        <mn>0.0500</mn>
      </mrow>
    </mrow>
    <annotation encoding="StarMath 5.0">%DELTA_v=+0.0500</annotation>
  </semantics>
</math>
</file>